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0.845cm"/>
    </style:style>
    <style:style style:name="co5" style:family="table-column">
      <style:table-column-properties fo:break-before="auto" style:column-width="0.669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512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64cm"/>
    </style:style>
    <style:style style:name="co14" style:family="table-column">
      <style:table-column-properties fo:break-before="auto" style:column-width="1.139cm"/>
    </style:style>
    <style:style style:name="co15" style:family="table-column">
      <style:table-column-properties fo:break-before="auto" style:column-width="0.728cm"/>
    </style:style>
    <style:style style:name="co16" style:family="table-column">
      <style:table-column-properties fo:break-before="auto" style:column-width="0.57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951cm"/>
    </style:style>
    <style:style style:name="co19" style:family="table-column">
      <style:table-column-properties fo:break-before="auto" style:column-width="0.967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0.672cm"/>
    </style:style>
    <style:style style:name="co23" style:family="table-column">
      <style:table-column-properties fo:break-before="auto" style:column-width="0.982cm"/>
    </style:style>
    <style:style style:name="co24" style:family="table-column">
      <style:table-column-properties fo:break-before="auto" style:column-width="1.277cm"/>
    </style:style>
    <style:style style:name="co25" style:family="table-column">
      <style:table-column-properties fo:break-before="auto" style:column-width="0.656cm"/>
    </style:style>
    <style:style style:name="co26" style:family="table-column">
      <style:table-column-properties fo:break-before="auto" style:column-width="1.669cm"/>
    </style:style>
    <style:style style:name="co27" style:family="table-column">
      <style:table-column-properties fo:break-before="auto" style:column-width="1.342cm"/>
    </style:style>
    <style:style style:name="co28" style:family="table-column">
      <style:table-column-properties fo:break-before="auto" style:column-width="1.6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008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name</text:p>
          </table:table-cell>
          <table:table-cell office:value-type="string">
            <text:p>old_team</text:p>
          </table:table-cell>
          <table:table-cell office:value-type="string">
            <text:p>pos</text:p>
          </table:table-cell>
          <table:table-cell office:value-type="string">
            <text:p>gp</text:p>
          </table:table-cell>
          <table:table-cell office:value-type="string">
            <text:p>goals</text:p>
          </table:table-cell>
          <table:table-cell office:value-type="string">
            <text:p>assists</text:p>
          </table:table-cell>
          <table:table-cell office:value-type="string">
            <text:p>points</text:p>
          </table:table-cell>
          <table:table-cell office:value-type="string">
            <text:p>f_goals</text:p>
          </table:table-cell>
          <table:table-cell office:value-type="string">
            <text:p>f_assists</text:p>
          </table:table-cell>
          <table:table-cell office:value-type="string">
            <text:p>f_points</text:p>
          </table:table-cell>
          <table:table-cell office:value-type="string">
            <text:p>pm</text:p>
          </table:table-cell>
          <table:table-cell office:value-type="string">
            <text:p>ppg</text:p>
          </table:table-cell>
          <table:table-cell office:value-type="string">
            <text:p>shg</text:p>
          </table:table-cell>
          <table:table-cell office:value-type="string">
            <text:p>f_shg</text:p>
          </table:table-cell>
          <table:table-cell office:value-type="string">
            <text:p>gw</text:p>
          </table:table-cell>
          <table:table-cell office:value-type="string">
            <text:p>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dney Crosby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an Getzlaf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aude Giroux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yler Seguin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rey Perry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il Kessel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  <table:table-cell office:value-type="float" office:value="-5">
            <text:p>-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ylor Hall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x Ovechkin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  <table:table-cell office:value-type="float" office:value="-35">
            <text:p>-35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e Pavelski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amie Benn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icklas Backstrom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-20">
            <text:p>-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trick Sharp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e Thornton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rik Karlsson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vgeni Malkin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trick Marleau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ze Kopitar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tt Duchen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tin St. Louis</text:p>
          </table:table-cell>
          <table:table-cell office:value-type="string">
            <text:p>TBL, NYR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trick Kane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lake Wheeler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yle Okposo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vid Krejci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 Kunitz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onathan Toew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homas Vanek</text:p>
          </table:table-cell>
          <table:table-cell office:value-type="string">
            <text:p>BUF, NYI, MTL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aromir Jag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ohn Tavares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-6">
            <text:p>-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ason Spezza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-26">
            <text:p>-2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ordan Eberle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briel Landeskog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yan O'Reill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ryan Little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yan Johansen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athan MacKinnon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lexander Steen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trice Bergeron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akub Voracek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ames van Riemsdyk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arome Iginla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ames Neal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ric Staal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uncan Keith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x Pacioretty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ason Pominville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rian Hossa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72">
            <text:p>72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yne Simmonds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-4">
            <text:p>-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aul Stastn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.J. Oshie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lan Lucic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ndrej Palat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ts Zuccarello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yle Turris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altteri Filppula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ans Nielsen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vid Perron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avid Backes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ussi Jokinen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erek Stepan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ach Parise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aden Schwartz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hea Weber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ustin Byfuglien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yan Nugent-Hopkins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-12">
            <text:p>-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larke MacArthur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ictor Hedman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Jeff Skinner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ndrew Ladd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ogan Couture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iri Hudler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ikko Koivu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rad Marchand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tric Hornqvist</text:p>
          </table:table-cell>
          <table:table-cell office:value-type="string">
            <text:p>NSH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atrik Elias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K. Subba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eith Yandle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-23">
            <text:p>-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raig Smith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cott Hartnel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avid Desharnais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att Moulson</text:p>
          </table:table-cell>
          <table:table-cell office:value-type="string">
            <text:p>NYI, BUF, MIN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rad Richards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adim Vrbata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-6">
            <text:p>-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eilly Smith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ikkel Boedker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avid Legwand</text:p>
          </table:table-cell>
          <table:table-cell office:value-type="string">
            <text:p>NSH, DET</text:p>
          </table:table-cell>
          <table:table-cell office:value-type="string">
            <text:p>C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lex Pietrangelo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James Wisniewski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eff Carter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yler Johnso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azem Kadri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randon Dubinsky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enrik Sedin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oel Ward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ick Bonino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 Fish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yler Bozak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Daniel Alfredsso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iklas Kronwal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ustav Nyquist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bby Ryan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rent Burns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Travis Zajac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arl Soderberg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Henrik Zetterberg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hane Doan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randon Saad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aniel Sedin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ike Ribeiro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-13">
            <text:p>-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ark Giordano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tt Niskane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ike Cammalleri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-13">
            <text:p>-1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ntoine Vermett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son Raymond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erick Brassard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Kevin Shattenkirk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Joffrey Lupul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dy Hodgson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6">
            <text:p>-2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Oliver Ekman-Larsson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ndrej Sekera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ark Streit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rcus Johansson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-21">
            <text:p>-2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Ryan Kesler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-15">
            <text:p>-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roy Brouwer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-6">
            <text:p>-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dam Henrique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yler Ennis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-25">
            <text:p>-2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Vladimir Tarasenko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omas Plekanec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ustin Williams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lli Jokinen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thieu Perreault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Ryan McDonagh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les Hemsky</text:p>
          </table:table-cell>
          <table:table-cell office:value-type="string">
            <text:p>EDM, OTT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Ryan Sut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ndrei Markov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lexander Semin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ndrew Cogliano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chael Frolik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ason Chimera</text:p>
          </table:table-cell>
          <table:table-cell office:value-type="string">
            <text:p>WSH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rek Zidlicky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eddy Purcell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lex Goligoski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Brayden Schenn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rendan Gallagher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vander Kane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lex Killor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Johan Franze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ike Richards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ikael Granlund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rent Seabrook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teven Stamkos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att Read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am Atkinson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rian Gionta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Zdeno Chara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Jordan Staal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artin Hanzal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orey Krug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Roman Josi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ick Nash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rtem Anisimov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ndrew Shaw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mas Tata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ikael Backlun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ick Foligno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hris Higgins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14">
            <text:p>-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ilan Michalek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ean Couturier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tt Cullen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Erik Johnso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Jamie McGinn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Tommy Wingels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ick Bjugstad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yson Barrie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ike Gree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Josh Bailey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Vincent Lecavalier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hris Kreider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avel Datsyuk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cottie Upshall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John Carlso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Drew Doughty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am Gagner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-29">
            <text:p>-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Loui Erikss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rek Roy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Brian Campbell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Jay Bouwmeester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Brad Boyes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Ryan Callahan</text:p>
          </table:table-cell>
          <table:table-cell office:value-type="string">
            <text:p>NYR, TBL</text:p>
          </table:table-cell>
          <table:table-cell office:value-type="string">
            <text:p>R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Benoit Pouliot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ino Niederreiter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an Boyle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2"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Kris Versteeg</text:p>
          </table:table-cell>
          <table:table-cell office:value-type="string">
            <text:p>FLA, CHI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2"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Cam Fowler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Cody Eakin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ustin Penner</text:p>
          </table:table-cell>
          <table:table-cell office:value-type="string">
            <text:p>ANA, WSH</text:p>
          </table:table-cell>
          <table:table-cell office:value-type="string">
            <text:p>R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lex Chiasson</text:p>
          </table:table-cell>
          <table:table-cell office:value-type="string">
            <text:p>DA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-21">
            <text:p>-2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ikhail Grabovski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immo Timone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ean Monaha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-20">
            <text:p>-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ichael Ryd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R.J. Umberger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Drew Stafford</text:p>
          </table:table-cell>
          <table:table-cell office:value-type="string">
            <text:p>BUF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-19">
            <text:p>-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Valeri Nichushkin</text:p>
          </table:table-cell>
          <table:table-cell office:value-type="string">
            <text:p>DA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ark Scheifele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Lee Stempniak</text:p>
          </table:table-cell>
          <table:table-cell office:value-type="string">
            <text:p>CGY, PIT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ark Letestu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Jason Demers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lava Voynov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rl Hagelin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ika Zibanejad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att Staja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ierre-Alexandre Parenteau</text:p>
          </table:table-cell>
          <table:table-cell office:value-type="string">
            <text:p>COL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Justin Schultz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olin Wilson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Vladimir Sobotka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Jason Garrison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hristian Ehrhoff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-27">
            <text:p>-2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Jack Johnso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dy Franson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Ryan Garbutt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atrik Berglund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ick Spaling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John Mitchell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ay Whitney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ndy Greene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Justin Faulk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Nathan Gerbe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Kyle Palmieri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ric Fehr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Alex Galchenyuk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-12">
            <text:p>-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Jake Gardiner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Dion Phaneuf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ick Leddy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TJ Brodie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Matthew Carl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Jiri Tlusty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wight King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harlie Coyle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arian Gaborik</text:p>
          </table:table-cell>
          <table:table-cell office:value-type="string">
            <text:p>CBJ, LAK</text:p>
          </table:table-cell>
          <table:table-cell office:value-type="string">
            <text:p>R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obias Enstrom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Rich Peverley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Hampus Lindholm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aniel Winnik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rik Cole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-17">
            <text:p>-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ean Bergenheim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Boone Jenner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ntoine Roussel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Zack Kassia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yler Toffoli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aku Koivu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atrick Maroon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Jacob Trouba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Olli Maatta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Kris Russell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Eric Gelinas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artin Erat</text:p>
          </table:table-cell>
          <table:table-cell office:value-type="string">
            <text:p>WSH, PHX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any Heatley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-18">
            <text:p>-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att Cooke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Joe Colborne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-17">
            <text:p>-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Justin Abdelkade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ike Santorelli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Jonathan Huberdeau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mas Fleischmann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arcus Kruger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ndre Benoit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ndrew MacDonald</text:p>
          </table:table-cell>
          <table:table-cell office:value-type="string">
            <text:p>NYI, 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2">
            <text:p>-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Tom Gilbert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ustin Brown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Devin Setoguchi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eemu Selanne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axime Talbot</text:p>
          </table:table-cell>
          <table:table-cell office:value-type="string">
            <text:p>PHI, CO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Jarret Stoll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yan Ellis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organ Rielly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hris Stewart</text:p>
          </table:table-cell>
          <table:table-cell office:value-type="string">
            <text:p>STL, BUF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Brock Nelson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Ben Smith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Dainius Zubrus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Brandon Sutter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Lars Eller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ichael Grabner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Gabriel Bourque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ry Conacher</text:p>
          </table:table-cell>
          <table:table-cell office:value-type="string">
            <text:p>OTT, BUF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yane Clowe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Jared Spurgeo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Niklas Hjalmarsson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Fedor Tyuti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omas Hertl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aniel Brier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Brenden Morrow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Brandon Pirri</text:p>
          </table:table-cell>
          <table:table-cell office:value-type="string">
            <text:p>CHI, FLA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rcel Goc</text:p>
          </table:table-cell>
          <table:table-cell office:value-type="string">
            <text:p>FLA, PIT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Damien Brunn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ick Holde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revor Daley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Lauri Korpikoski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Dougie Hamilton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eth Jones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-23">
            <text:p>-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urtis Glencross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ail Yakupov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-33">
            <text:p>-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tt Nieto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Riley Nash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tt Calvert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tt Beleskey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iley Sheaha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Kyle Brodziak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uomo Ruutu</text:p>
          </table:table-cell>
          <table:table-cell office:value-type="string">
            <text:p>CAR, NJD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18">
            <text:p>-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eksander Barkov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Dan Girardi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rc-Edouard Vlasic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Jake Muzzin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evin Bieksa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teve Downie</text:p>
          </table:table-cell>
          <table:table-cell office:value-type="string">
            <text:p>COL, PHI</text:p>
          </table:table-cell>
          <table:table-cell office:value-type="string">
            <text:p>R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hawn Matthias</text:p>
          </table:table-cell>
          <table:table-cell office:value-type="string">
            <text:p>FLA, VAN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Brad Richardso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yan Smyth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Jakob Silfverberg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teve Ott</text:p>
          </table:table-cell>
          <table:table-cell office:value-type="string">
            <text:p>BUF, ST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rc Methot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Vernon Fiddle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Johnny Boychuk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anny DeKeyser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atrick Wiercioch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Zack Smith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rty Havlat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Alec Martinez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61">
            <text:p>6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Kris Letang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yler Myers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-26">
            <text:p>-2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ichael Raff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avid Moss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atrick Dwyer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Zemgus Girgensons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Alexander Edler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Andrej Meszaros</text:p>
          </table:table-cell>
          <table:table-cell office:value-type="string">
            <text:p>PHI, BOS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ndrei Loktionov</text:p>
          </table:table-cell>
          <table:table-cell office:value-type="string">
            <text:p>NJD, CAR</text:p>
          </table:table-cell>
          <table:table-cell office:value-type="string">
            <text:p>C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Dan Hamhuis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Thomas Hickey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adko Gudas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ergei Gonchar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Eric Nystrom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Justin Fontaine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ul Gaustad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lias Lindholm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ichael Stone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oyd Gordon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-15">
            <text:p>-1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Gregory Campbell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aul Byro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ami Vatane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Ryan Murray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ennis Widema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Darren Helm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Jannik Hanse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Rob Klinkhammer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Nikolai Kulemin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hawn Horcoff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ascal Dupuis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Kyle Chipchura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James Sheppard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Jordie Ben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Cal Clutterbuck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avid Booth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Jonas Brodi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mitry Kulikov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-26">
            <text:p>-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rcus Foligno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rendan Smith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athan Horton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J.T. Brown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att Irwi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Jakub Kind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Jimmy Hayes</text:p>
          </table:table-cell>
          <table:table-cell office:value-type="string">
            <text:p>CHI, FLA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hris Kelly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erek MacKenzie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Daniel Paille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Nikita Kucherov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Jesse Winchester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Viktor Stalberg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14">
            <text:p>-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lin McDonald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22">
            <text:p>-2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yan Strome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Brian Boyl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ominic Moor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Ben Lovejoy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rk Arcobello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ravis Hamonic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Andrew Ference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-18">
            <text:p>-1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arl Alzner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att Bartkowski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avid Jones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Joakim Andersso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Jeff Petry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Jan Hejda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Brenden Dillo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Jamie McBain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hristopher Tanev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olin Greening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Braydon Cobur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rek Morris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Brian Gibbons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Justin Brau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Francois Beauchemi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Eric Brewer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ami Salo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J Galiardi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Tyler Kennedy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arl Gunnarsson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Marco Scandella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lexei Emeli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ndrew Desjardins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Nate Thompso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ene Bourque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Todd Bertuzzi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Casey Cizikas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rik Condra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Dale Weise</text:p>
          </table:table-cell>
          <table:table-cell office:value-type="string">
            <text:p>VAN, MTL</text:p>
          </table:table-cell>
          <table:table-cell office:value-type="string">
            <text:p>R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Blake Comeau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ichal Handzu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Johnny Oduya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ichael Del Zotto</text:p>
          </table:table-cell>
          <table:table-cell office:value-type="string">
            <text:p>NYR, NSH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Calvin de Ha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hris Butler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23">
            <text:p>-2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att Donov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Ryan Stanton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Bryan Bickell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xim Lapierre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Brooks Laich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-7">
            <text:p>-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omas Jurco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Drew Mille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Jared Cowen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rik Haula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David Savard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Lance Bouma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Alexandre Burrows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Ryan Malone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Ron Hainsey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John Moore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Jay Harrison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arret Jackman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aul Marti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Raphael Diaz</text:p>
          </table:table-cell>
          <table:table-cell office:value-type="string">
            <text:p>MTL, VAN, NYR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Nikita Nikiti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Chris Phillips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Ville Leino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-16">
            <text:p>-1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Anders Lee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att Marti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hris Neil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randon Bollig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ichael Bournival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aul Ranger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Robyn Regehr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arc Staal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Nicklas Grossman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Josh Gorges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Joe Vitale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anny Malhotra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Brian Flynn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Brandon Prust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dy McLeod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Kyle Quincey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Roman Polak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anner Glass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ichard Panik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Brooks Orpik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ark Stuart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Anton Stralman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ike Weaver</text:p>
          </table:table-cell>
          <table:table-cell office:value-type="string">
            <text:p>FLA, MTL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lton Sceviou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ave Bolland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eryk Engelland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Magnus Paajarvi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Matt D'Agostini</text:p>
          </table:table-cell>
          <table:table-cell office:value-type="string">
            <text:p>PIT, BUF</text:p>
          </table:table-cell>
          <table:table-cell office:value-type="string">
            <text:p>R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Jeff Halpern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Luke Schen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omas Kopecky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rayson Bowman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cott Hanna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teve Berni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Dylan Olsen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hilip Larse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Ryan Murphy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Travis Moen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Grant Clitsome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cott Gomez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11">
            <text:p>-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Willie Mitchell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Emerson Etem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revor Lewis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atrick Bordeleau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eter Holland</text:p>
          </table:table-cell>
          <table:table-cell office:value-type="string">
            <text:p>ANA, TOR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raig Adams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avid Clarkson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Jeremy Morin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Mark Fayne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tephen Gionta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Peter Regin</text:p>
          </table:table-cell>
          <table:table-cell office:value-type="string">
            <text:p>NYI, CHI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Michael Kostka</text:p>
          </table:table-cell>
          <table:table-cell office:value-type="string">
            <text:p>CHI, TBL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Alex Tanguay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Zach Bogosian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Brad Stuart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mitry Orlov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Ian Cole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Lubomir Visnovsky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Jon Merrill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ric Gryba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hris Thorburn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orey Tropp</text:p>
          </table:table-cell>
          <table:table-cell office:value-type="string">
            <text:p>BUF, CBJ</text:p>
          </table:table-cell>
          <table:table-cell office:value-type="string">
            <text:p>R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ven Baertschi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Jonathan Ericsson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yan Spooner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Ryan Carter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Yannick Weber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Jordan Nolan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tephane Robidas</text:p>
          </table:table-cell>
          <table:table-cell office:value-type="string">
            <text:p>DAL, ANA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rk Barberio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att Halischuk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46">
            <text:p>4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Jay McClement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Tom Wilson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B.J. Crombeen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Joe Corvo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Troy Bodie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Zbynek Michalek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rrey Mitchell</text:p>
          </table:table-cell>
          <table:table-cell office:value-type="string">
            <text:p>MIN, BUF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Erik Gustafsso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teve Oleksy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evante Smith-Pelly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ry Sarich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Dennis Seidenberg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Bryan Alle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Robert Bortuzzo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Tom Sestito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Jayson Megna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Adam Hall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Jay Beagle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adek Dvorak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ierre-Marc Bouchard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revor Smith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Erik Gudbranson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Brian Strait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14">
            <text:p>-1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Cody Ceci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Evgeny Kuznetsov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Kevin Klein</text:p>
          </table:table-cell>
          <table:table-cell office:value-type="string">
            <text:p>NSH, NYR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John-Michael Liles</text:p>
          </table:table-cell>
          <table:table-cell office:value-type="string">
            <text:p>TOR, CAR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Keith Ballard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Calle Jarnkrok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ike Web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29">
            <text:p>-2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Nate Gueni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Mattias Ekholm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David Schlemko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hawn Thornton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Vincent Trocheck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aniel Cleary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Derek Dorsett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Brian McGrattan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ark Stone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Kyle Clifford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Ladislav Smid</text:p>
          </table:table-cell>
          <table:table-cell office:value-type="string">
            <text:p>EDM, CGY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Henrik Tallind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Brett Bellemore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Nate Pross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yan Reaves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Tim Kennedy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Paul Bissonnette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Michal Rozsival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Andrej Sustr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Kevin Connauto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onnor Murphy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Anton Volchenkov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att Hendricks</text:p>
          </table:table-cell>
          <table:table-cell office:value-type="string">
            <text:p>NSH, EDM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Drew Shore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Zac Dalpe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Kevin Westgarth</text:p>
          </table:table-cell>
          <table:table-cell office:value-type="string">
            <text:p>CAR, CGY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Rich Clune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Tom Pyatt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Beau Bennett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Eric O'Dell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Tanner Pearson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heldon Brookbank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Matt Frattin</text:p>
          </table:table-cell>
          <table:table-cell office:value-type="string">
            <text:p>LAK, CBJ</text:p>
          </table:table-cell>
          <table:table-cell office:value-type="string">
            <text:p>R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Cody McCormick</text:p>
          </table:table-cell>
          <table:table-cell office:value-type="string">
            <text:p>BUF, MIN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Reid Bouch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nton Belov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Mark Pysyk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arc-Andre Clich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Luke Glendening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att Ellis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Quinton Howden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ric Tangradi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J.T. Miller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Mike Hoffman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ordan Schroeder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Nicklas Jense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Francis Bouillo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Dalton Prout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Keaton Ellerby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Matt Greene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ate Schmidt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yan Jones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yan Whit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Brandon McMillan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Brian Lashoff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Tim Gleason</text:p>
          </table:table-cell>
          <table:table-cell office:value-type="string">
            <text:p>CAR, TOR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21">
            <text:p>-2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Kevan Miller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Victor Bartley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Connor Carrick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Luca Sbisa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dam McQuaid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Jordan Leopold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dam Pardy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Martin Marinci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Ryan Wilso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aylor Pyatt</text:p>
          </table:table-cell>
          <table:table-cell office:value-type="string">
            <text:p>NYR, PIT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Daniel Carcillo</text:p>
          </table:table-cell>
          <table:table-cell office:value-type="string">
            <text:p>LAK, NYR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Jason Zucker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im Jackman</text:p>
          </table:table-cell>
          <table:table-cell office:value-type="string">
            <text:p>CGY, ANA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Chris Conner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Tye McGinn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Jesse Joensuu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Bracken Kearns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Will Acton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Brad Malon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Raffi Torres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Mike Brown</text:p>
          </table:table-cell>
          <table:table-cell office:value-type="string">
            <text:p>EDM, SJS</text:p>
          </table:table-cell>
          <table:table-cell office:value-type="string">
            <text:p>R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atrick Eaves</text:p>
          </table:table-cell>
          <table:table-cell office:value-type="string">
            <text:p>DET, NSH</text:p>
          </table:table-cell>
          <table:table-cell office:value-type="string">
            <text:p>R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Anthony Peluso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Clayton Ston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Ed Jovanovski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Mark Fistric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Filip Forsberg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Nick Schultz</text:p>
          </table:table-cell>
          <table:table-cell office:value-type="string">
            <text:p>EDM, CBJ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13">
            <text:p>-1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imon Despres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Corey Potter</text:p>
          </table:table-cell>
          <table:table-cell office:value-type="string">
            <text:p>EDM, BOS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Linden Vey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Jack Skille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tephane Da Costa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Rasmus Ristolainen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5">
            <text:p>-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Zac Rinaldo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3">
            <text:p>-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Luke Gazdic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tephen Weiss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Dustin Jeffrey</text:p>
          </table:table-cell>
          <table:table-cell office:value-type="string">
            <text:p>PIT, DAL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Eric Boulto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Bryce Salvador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John Erskine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Rostislav Klesla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Carlo Colaiacovo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Colton Sissons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Michael Latta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Zach Boychuk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Rob Scuderi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Peter Harrold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Johan Larsson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ike Komisarek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Krys Barch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Rickard Rakell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Jean-Philippe Cot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Tyler Wotherspoo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tephane Veilleux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Jordan Szwarz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Cam Janssen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Chris Summers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Mikhail Grigorenko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asey Wellman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Markus Granlun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Zenon Konopka</text:p>
          </table:table-cell>
          <table:table-cell office:value-type="string">
            <text:p>MIN, BUF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9">
            <text:p>-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Adam Larsson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Jordan Car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Paul Postma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Aaron Ness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3">
            <text:p>-1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Jacob Josefson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Mikael Samuelsso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Oscar Klefbom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Joakim Nordstrom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Jerry D'Amigo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Zach Redmond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Darren Archibald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Matt Carkner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hane O'Brie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Radek Martinek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Carter Ashton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Tim Sestito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Patrick Wey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Chad Billins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Patrice Cormier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Chuck Kobasew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Aaron Volpatti</text:p>
          </table:table-cell>
          <table:table-cell office:value-type="string">
            <text:p>WSH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Jean-Gabriel Pageau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Jay Rosehil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Blair Jones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Matt Fraser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Harry Zolnierczyk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Taylor Fedu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Alex Grant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Mark Fraser</text:p>
          </table:table-cell>
          <table:table-cell office:value-type="string">
            <text:p>TOR, EDM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John McCarthy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Alexander Urbom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Jim Slater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Matt Gilroy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Jared Boll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Dmitrij Jaskin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Matt Dumba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Julien Brouillette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att Kassian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Brett Sutter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Chris Brown</text:p>
          </table:table-cell>
          <table:table-cell office:value-type="string">
            <text:p>PHX, WSH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Philip Varone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avid Warsofsky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Kenny Agostino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Josh Leivo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imon Mos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Justin Florek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Douglas Murray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2">
            <text:p>-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James Wright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Alexander Sulz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Jarred Tinordi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Tyson Stracha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Colby Robak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olin Fraser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Kevin Czuczm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Justin Falk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Nathan Beaulieu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Derek Grant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Linus Omark</text:p>
          </table:table-cell>
          <table:table-cell office:value-type="string">
            <text:p>EDM, BUF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Cory Emmerto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Adam Cracknell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hris Terry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Rostislav Olesz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Max Reinhar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Chris Bree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Ben Hanowski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Andy Miel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teven Pinizzotto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Lane MacDermid</text:p>
          </table:table-cell>
          <table:table-cell office:value-type="string">
            <text:p>DAL, CGY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John Scott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Nicolas Deslauriers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Mike Halmo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Frank Corrado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Mark Borowiecki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Luke Adam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Mattias Tedenby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Brett Connolly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Jeremy Welsh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John Persso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Nikita Zadorov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Eriah Hayes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Tyler Pitlick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Corban Knigh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Kellan Lain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John Albert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Adam Almquist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Roman Horak</text:p>
          </table:table-cell>
          <table:table-cell office:value-type="string">
            <text:p>CGY, EDM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Carl Klingberg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Matt Pelech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Matt Carey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tefan Elliott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Johnny Gaudreau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Chad Ruhwedel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Anton Lander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Aaron Rome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Jack Hille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David Rundblad</text:p>
          </table:table-cell>
          <table:table-cell office:value-type="string">
            <text:p>PHX, CHI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Chris Porter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Jonathon Blum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Michael Chaput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Keith Auli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Kevin Porter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Chris VandeVelde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Ben Stree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Derek Smith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Joey Crabb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Brian Dumouli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Jake McCabe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George Parros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">
            <text:p>-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Andrew Ebbett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Denis Grebeshkov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Johan Sundstrom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Alex Petrovic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Mike Rupp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Jordin Tootoo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Ben Eager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ean Collins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Travis Morin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David Broll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Dmitry Korobov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Nolan Yonkma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Cedric Paquette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Bobby Butler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ichael Zalewski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Kris Newbury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Christian Foli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Maxime Fortunus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Jason Akeson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Colton Orr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Zach Sill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Brayden McNabb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Jerred Smithson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Adam Burish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Cameron Gaunce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Jamie Oleksiak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Jesper Fast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Mike Sislo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Ryan Whitney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Freddie Hamilton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Patrik Nemeth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Frazer McLaren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ike Mottau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Matt Taormina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Taylor Beck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ierre-Cedric Labrie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Hal Gill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ick Johns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cott Mayfield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Chris Muelle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Louis Leblanc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hilip Samuelsso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Paul Care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Andrew Alberts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randon Gormley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David Steckel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Dana Tyrell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Xavier Ouellet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Bryce Van Brabant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rett Bulmer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Cody Goloubef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Arron Asham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Conor Allen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Mark Cundari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Mike Blunden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Teuvo Teravainen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Ryan Craig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Patrick Kaleta</text:p>
          </table:table-cell>
          <table:table-cell office:value-type="string">
            <text:p>BU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Patrick Holland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Andrew Campbell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Vladislav Namestnikov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Brad Hunt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Yann Sauve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Landon Ferraro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Gilbert Brul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Lucas Lessio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Garrett Wilson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Brad Mill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Zach Trotman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Tim Erixo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Brett Gallant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Brandon Mashinter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Ryan Stoa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Pascal Pelletier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Keith Aucoin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Joe Piskula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Matt Lindblad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Teemu Pulkkinen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Ty Rattie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Nicolas Deschamps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Ryan Hamilton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Craig Cunningham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Aaron Palushaj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Ryan Sprou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Adam Payerl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meron Schilling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Matt Hunwick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Jonathan Racine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Alexander Khokhlachev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Christian Thomas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Dylan McIlrath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Brandon Yip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Gabriel Dumont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Bill Arnol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Alexey Marchenko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Karl Stollery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Justin Johnson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Petter Granberg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Jamie Devane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David Van Der Gulik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Ben Chiarot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Nick Drazenovic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Cody Kunyk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Martin St Pierr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Peter LeBlanc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Mitch Callaha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Benn Ferriero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Julian Melchiori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Darroll Pow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ark Van Guild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Carson McMillan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Joe Whitney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Jake Dowell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pencer Abbott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Pierre-Luc Letourneau-Leblond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Greg McKegg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Cody Bass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Joonas Nattinen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</table:table>
      <table:table table:name="adap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3">
          <table:table-cell office:value-type="string">
            <text:p>rank</text:p>
          </table:table-cell>
          <table:table-cell office:value-type="string">
            <text:p>name</text:p>
          </table:table-cell>
          <table:table-cell office:value-type="string">
            <text:p>old_team</text:p>
          </table:table-cell>
          <table:table-cell office:value-type="string">
            <text:p>pos</text:p>
          </table:table-cell>
          <table:table-cell office:value-type="string">
            <text:p>gp</text:p>
          </table:table-cell>
          <table:table-cell office:value-type="string">
            <text:p>f_goals</text:p>
          </table:table-cell>
          <table:table-cell office:value-type="string">
            <text:p>f_assists</text:p>
          </table:table-cell>
          <table:table-cell office:value-type="string">
            <text:p>f_points</text:p>
          </table:table-cell>
          <table:table-cell office:value-type="string">
            <text:p>pm</text:p>
          </table:table-cell>
          <table:table-cell office:value-type="string">
            <text:p>ppg</text:p>
          </table:table-cell>
          <table:table-cell office:value-type="string">
            <text:p>f_shg</text:p>
          </table:table-cell>
          <table:table-cell office:value-type="string">
            <text:p>gw</text:p>
          </table:table-cell>
          <table:table-cell office:value-type="string">
            <text:p>ot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Sidney Crosby</text:p>
          </table:table-cell>
          <table:table-cell table:style-name="ce1" office:value-type="string">
            <text:p>PIT</text:p>
          </table:table-cell>
          <table:table-cell table:style-name="ce1" office:value-type="string">
            <text:p>C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table:formula="of:=SUM([.H2:.M2])" office:value-type="float" office:value="175">
            <text:p>1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Corey Perry</text:p>
          </table:table-cell>
          <table:table-cell table:style-name="ce1" office:value-type="string">
            <text:p>ANA</text:p>
          </table:table-cell>
          <table:table-cell table:style-name="ce1" office:value-type="string">
            <text:p>R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table:formula="of:=SUM([.H3:.M3])" office:value-type="float" office:value="175">
            <text:p>175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ce2" office:value-type="string">
            <text:p>Joe Pavelski</text:p>
          </table:table-cell>
          <table:table-cell table:style-name="ce2" office:value-type="string">
            <text:p>SJS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float" office:value="82">
            <text:p>8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table:formula="of:=SUM([.H4:.M4])" office:value-type="float" office:value="164">
            <text:p>164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1" office:value-type="string">
            <text:p>Ryan Getzlaf</text:p>
          </table:table-cell>
          <table:table-cell table:style-name="ce1" office:value-type="string">
            <text:p>ANA</text:p>
          </table:table-cell>
          <table:table-cell table:style-name="ce1" office:value-type="string">
            <text:p>C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table:formula="of:=SUM([.H5:.M5])" office:value-type="float" office:value="159">
            <text:p>159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style-name="ce1" office:value-type="string">
            <text:p>Tyler Seguin</text:p>
          </table:table-cell>
          <table:table-cell table:style-name="ce1" office:value-type="string">
            <text:p>DAL</text:p>
          </table:table-cell>
          <table:table-cell table:style-name="ce1" office:value-type="string">
            <text:p>C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table:formula="of:=SUM([.H6:.M6])" office:value-type="float" office:value="156">
            <text:p>156</text:p>
          </table:table-cell>
        </table:table-row>
        <table:table-row table:style-name="ro4">
          <table:table-cell office:value-type="float" office:value="17">
            <text:p>17</text:p>
          </table:table-cell>
          <table:table-cell table:style-name="ce1" office:value-type="string">
            <text:p>Anze Kopitar</text:p>
          </table:table-cell>
          <table:table-cell table:style-name="ce1" office:value-type="string">
            <text:p>LAK</text:p>
          </table:table-cell>
          <table:table-cell table:style-name="ce1" office:value-type="string">
            <text:p>C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formula="of:=SUM([.H7:.M7])" office:value-type="float" office:value="154">
            <text:p>1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 Kunitz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H8:.M8])" office:value-type="float" office:value="149">
            <text:p>14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Patrice Bergeron</text:p>
          </table:table-cell>
          <table:table-cell table:style-name="ce2" office:value-type="string">
            <text:p>BOS</text:p>
          </table:table-cell>
          <table:table-cell table:style-name="ce2" office:value-type="string">
            <text:p>C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table:formula="of:=SUM([.H9:.M9])" office:value-type="float" office:value="146">
            <text:p>146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Jamie Benn</text:p>
          </table:table-cell>
          <table:table-cell table:style-name="ce1" office:value-type="string">
            <text:p>DAL</text:p>
          </table:table-cell>
          <table:table-cell table:style-name="ce1" office:value-type="string">
            <text:p>L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formula="of:=SUM([.H10:.M10])" office:value-type="float" office:value="145">
            <text:p>1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trick Sharp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1:.M11])" office:value-type="float" office:value="139">
            <text:p>139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onathan Toew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2:.M12])" office:value-type="float" office:value="138">
            <text:p>13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avid Krejci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13:.M13])" office:value-type="float" office:value="137">
            <text:p>13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Jarome Iginla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H14:.M14])" office:value-type="float" office:value="137">
            <text:p>1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Claude Giroux</text:p>
          </table:table-cell>
          <table:table-cell table:style-name="ce2" office:value-type="string">
            <text:p>PHI</text:p>
          </table:table-cell>
          <table:table-cell table:style-name="ce2" office:value-type="string">
            <text:p>C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114">
            <text:p>11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SUM([.H15:.M15])" office:value-type="float" office:value="136">
            <text:p>136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style-name="ce2" office:value-type="string">
            <text:p>Alex Ovechkin</text:p>
          </table:table-cell>
          <table:table-cell table:style-name="ce2" office:value-type="string">
            <text:p>WSH</text:p>
          </table:table-cell>
          <table:table-cell table:style-name="ce2" office:value-type="string">
            <text:p>R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-35">
            <text:p>-3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SUM([.H16:.M16])" office:value-type="float" office:value="132">
            <text:p>13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Max Pacioretty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H17:.M17])" office:value-type="float" office:value="132">
            <text:p>13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Marian Hossa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8:.M18])" office:value-type="float" office:value="132">
            <text:p>13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rad Marchand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19:.M19])" office:value-type="float" office:value="131">
            <text:p>13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lexander Steen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H20:.M20])" office:value-type="float" office:value="130">
            <text:p>1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tin St. Louis</text:p>
          </table:table-cell>
          <table:table-cell office:value-type="string">
            <text:p>TBL, NYR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21:.M21])" office:value-type="float" office:value="129">
            <text:p>1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hil Kessel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  <table:table-cell office:value-type="float" office:value="-5">
            <text:p>-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22:.M22])" office:value-type="float" office:value="126">
            <text:p>12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Ondrej Palat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3:.M23])" office:value-type="float" office:value="124">
            <text:p>1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trick Marleau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24:.M24])" office:value-type="float" office:value="122">
            <text:p>12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Gabriel Landeskog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25:.M25])" office:value-type="float" office:value="122">
            <text:p>12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Milan Lucic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26:.M26])" office:value-type="float" office:value="122">
            <text:p>1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trick Kane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27:.M27])" office:value-type="float" office:value="121">
            <text:p>1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ames Neal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H28:.M28])" office:value-type="float" office:value="121">
            <text:p>121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Kyle Turris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29:.M29])" office:value-type="float" office:value="121">
            <text:p>12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aden Schwartz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0:.M30])" office:value-type="float" office:value="121">
            <text:p>12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Nathan MacKinnon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31:.M31])" office:value-type="float" office:value="120">
            <text:p>12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Jaromir Jag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32:.M32])" office:value-type="float" office:value="119">
            <text:p>11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Zach Parise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33:.M33])" office:value-type="float" office:value="116">
            <text:p>1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yler Johnso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34:.M34])" office:value-type="float" office:value="116">
            <text:p>11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Evgeni Malkin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5:.M35])" office:value-type="float" office:value="115">
            <text:p>1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lake Wheeler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H36:.M36])" office:value-type="float" office:value="115">
            <text:p>11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T.J. Oshie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37:.M37])" office:value-type="float" office:value="115">
            <text:p>11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Thomas Vanek</text:p>
          </table:table-cell>
          <table:table-cell office:value-type="string">
            <text:p>BUF, NYI, MTL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38:.M38])" office:value-type="float" office:value="114">
            <text:p>11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David Backes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39:.M39])" office:value-type="float" office:value="114">
            <text:p>1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e Thornton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40:.M40])" office:value-type="float" office:value="113">
            <text:p>11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att Duchen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41:.M41])" office:value-type="float" office:value="113">
            <text:p>11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yan Johansen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H42:.M42])" office:value-type="float" office:value="113">
            <text:p>11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ogan Couture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43:.M43])" office:value-type="float" office:value="112">
            <text:p>1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yan O'Reill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H44:.M44])" office:value-type="float" office:value="108">
            <text:p>1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ryan Little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5:.M45])" office:value-type="float" office:value="108">
            <text:p>10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eilly Smith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46:.M46])" office:value-type="float" office:value="108">
            <text:p>1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larke MacArthur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47:.M47])" office:value-type="float" office:value="107">
            <text:p>10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Jakub Voracek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8:.M48])" office:value-type="float" office:value="106">
            <text:p>10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Jason Pominville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49:.M49])" office:value-type="float" office:value="105">
            <text:p>105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ustav Nyquist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50:.M50])" office:value-type="float" office:value="105">
            <text:p>105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Wayne Simmonds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-4">
            <text:p>-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51:.M51])" office:value-type="float" office:value="104">
            <text:p>10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raig Smith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52:.M52])" office:value-type="float" office:value="104">
            <text:p>10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Paul Stastn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53:.M53])" office:value-type="float" office:value="103">
            <text:p>1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ylor Hall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54:.M54])" office:value-type="float" office:value="101">
            <text:p>1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eff Carter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55:.M55])" office:value-type="float" office:value="101">
            <text:p>101</text:p>
          </table:table-cell>
        </table:table-row>
        <table:table-row table:style-name="ro1" table:visibility="filter">
          <table:table-cell office:value-type="float" office:value="101">
            <text:p>101</text:p>
          </table:table-cell>
          <table:table-cell office:value-type="string">
            <text:p>Brent Burns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56:.M56])" office:value-type="float" office:value="101">
            <text:p>10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Jussi Jokinen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57:.M57])" office:value-type="float" office:value="100">
            <text:p>10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Mats Zuccarello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58:.M58])" office:value-type="float" office:value="99">
            <text:p>99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James van Riemsdyk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59:.M59])" office:value-type="float" office:value="98">
            <text:p>98</text:p>
          </table:table-cell>
        </table:table-row>
        <table:table-row table:style-name="ro3" table:visibility="filter">
          <table:table-cell office:value-type="float" office:value="110">
            <text:p>110</text:p>
          </table:table-cell>
          <table:table-cell office:value-type="string">
            <text:p>Matt Niskane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60:.M60])" office:value-type="float" office:value="98">
            <text:p>98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Kyle Okposo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61:.M61])" office:value-type="float" office:value="97">
            <text:p>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ohn Tavares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-6">
            <text:p>-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62:.M62])" office:value-type="float" office:value="96">
            <text:p>9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Jordan Eberle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63:.M63])" office:value-type="float" office:value="96">
            <text:p>9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Valtteri Filppula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4:.M64])" office:value-type="float" office:value="96">
            <text:p>96</text:p>
          </table:table-cell>
        </table:table-row>
        <table:table-row table:style-name="ro1" table:visibility="filter">
          <table:table-cell office:value-type="float" office:value="43">
            <text:p>43</text:p>
          </table:table-cell>
          <table:table-cell table:style-name="ce1" office:value-type="string">
            <text:p>Duncan Keith</text:p>
          </table:table-cell>
          <table:table-cell table:style-name="ce1" office:value-type="string">
            <text:p>CHI</text:p>
          </table:table-cell>
          <table:table-cell table:style-name="ce1" office:value-type="string">
            <text:p>D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formula="of:=SUM([.H65:.M65])" office:value-type="float" office:value="95">
            <text:p>95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Scott Hartnel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66:.M66])" office:value-type="float" office:value="95">
            <text:p>9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ick Bonino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67:.M67])" office:value-type="float" office:value="95">
            <text:p>95</text:p>
          </table:table-cell>
        </table:table-row>
        <table:table-row table:style-name="ro4" table:visibility="filter">
          <table:table-cell office:value-type="float" office:value="154">
            <text:p>154</text:p>
          </table:table-cell>
          <table:table-cell table:style-name="ce1" office:value-type="string">
            <text:p>Zdeno Chara</text:p>
          </table:table-cell>
          <table:table-cell table:style-name="ce1" office:value-type="string">
            <text:p>BOS</text:p>
          </table:table-cell>
          <table:table-cell table:style-name="ce1" office:value-type="string">
            <text:p>D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formula="of:=SUM([.H68:.M68])" office:value-type="float" office:value="95">
            <text:p>95</text:p>
          </table:table-cell>
        </table:table-row>
        <table:table-row table:style-name="ro1" table:visibility="filter">
          <table:table-cell office:value-type="float" office:value="62">
            <text:p>62</text:p>
          </table:table-cell>
          <table:table-cell table:style-name="ce1" office:value-type="string">
            <text:p>Shea Weber</text:p>
          </table:table-cell>
          <table:table-cell table:style-name="ce1" office:value-type="string">
            <text:p>NSH</text:p>
          </table:table-cell>
          <table:table-cell table:style-name="ce1" office:value-type="string">
            <text:p>D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SUM([.H69:.M69])" office:value-type="float" office:value="94">
            <text:p>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oel Ward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70:.M70])" office:value-type="float" office:value="94">
            <text:p>94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Derek Stepan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71:.M71])" office:value-type="float" office:value="93">
            <text:p>93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Vladimir Tarasenko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72:.M72])" office:value-type="float" office:value="92">
            <text:p>9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ick Nash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H73:.M73])" office:value-type="float" office:value="92">
            <text:p>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Jeff Skinner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74:.M74])" office:value-type="float" office:value="91">
            <text:p>9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ndrew Ladd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75:.M75])" office:value-type="float" office:value="91">
            <text:p>91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Matt Moulson</text:p>
          </table:table-cell>
          <table:table-cell office:value-type="string">
            <text:p>NYI, BUF, MIN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76:.M76])" office:value-type="float" office:value="91">
            <text:p>91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Brandon Saad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77:.M77])" office:value-type="float" office:value="91">
            <text:p>91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 office:value-type="string">
            <text:p>Steven Stamkos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78:.M78])" office:value-type="float" office:value="91">
            <text:p>91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Patric Hornqvist</text:p>
          </table:table-cell>
          <table:table-cell office:value-type="string">
            <text:p>NSH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H79:.M79])" office:value-type="float" office:value="89">
            <text:p>89</text:p>
          </table:table-cell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Adam Henrique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80:.M80])" office:value-type="float" office:value="88">
            <text:p>88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Tomas Plekanec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81:.M81])" office:value-type="float" office:value="88">
            <text:p>88</text:p>
          </table:table-cell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Henrik Zetterberg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2:.M82])" office:value-type="float" office:value="87">
            <text:p>87</text:p>
          </table:table-cell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Antoine Vermett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83:.M83])" office:value-type="float" office:value="87">
            <text:p>87</text:p>
          </table:table-cell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Andrew Cogliano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84:.M84])" office:value-type="float" office:value="87">
            <text:p>87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Nicklas Backstrom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-20">
            <text:p>-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5:.M85])" office:value-type="float" office:value="86">
            <text:p>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bby Ryan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86:.M86])" office:value-type="float" office:value="86">
            <text:p>86</text:p>
          </table:table-cell>
        </table:table-row>
        <table:table-row table:style-name="ro4" table:visibility="filter">
          <table:table-cell office:value-type="float" office:value="14">
            <text:p>14</text:p>
          </table:table-cell>
          <table:table-cell table:style-name="ce1" office:value-type="string">
            <text:p>Erik Karlsson</text:p>
          </table:table-cell>
          <table:table-cell table:style-name="ce1" office:value-type="string">
            <text:p>OTT</text:p>
          </table:table-cell>
          <table:table-cell table:style-name="ce1" office:value-type="string">
            <text:p>D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-15">
            <text:p>-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SUM([.H87:.M87])" office:value-type="float" office:value="85">
            <text:p>85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David Desharnais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88:.M88])" office:value-type="float" office:value="85">
            <text:p>85</text:p>
          </table:table-cell>
        </table:table-row>
        <table:table-row table:style-name="ro4" table:visibility="filter">
          <table:table-cell office:value-type="float" office:value="86">
            <text:p>86</text:p>
          </table:table-cell>
          <table:table-cell table:style-name="ce1" office:value-type="string">
            <text:p>Alex Pietrangelo</text:p>
          </table:table-cell>
          <table:table-cell table:style-name="ce1" office:value-type="string">
            <text:p>STL</text:p>
          </table:table-cell>
          <table:table-cell table:style-name="ce1" office:value-type="string">
            <text:p>D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SUM([.H89:.M89])" office:value-type="float" office:value="82">
            <text:p>82</text:p>
          </table:table-cell>
        </table:table-row>
        <table:table-row table:style-name="ro1" table:visibility="filter">
          <table:table-cell office:value-type="float" office:value="109">
            <text:p>109</text:p>
          </table:table-cell>
          <table:table-cell office:value-type="string">
            <text:p>Mark Giordano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90:.M90])" office:value-type="float" office:value="82">
            <text:p>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ans Nielsen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91:.M91])" office:value-type="float" office:value="81">
            <text:p>8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vid Perron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92:.M92])" office:value-type="float" office:value="81">
            <text:p>8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randon Dubinsky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93:.M93])" office:value-type="float" office:value="81">
            <text:p>8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ustin Williams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94:.M94])" office:value-type="float" office:value="81">
            <text:p>81</text:p>
          </table:table-cell>
        </table:table-row>
        <table:table-row table:style-name="ro4" table:visibility="filter">
          <table:table-cell office:value-type="float" office:value="131">
            <text:p>131</text:p>
          </table:table-cell>
          <table:table-cell table:style-name="ce3" office:value-type="string">
            <text:p>Ryan McDonagh</text:p>
          </table:table-cell>
          <table:table-cell table:style-name="ce3" office:value-type="string">
            <text:p>NYR</text:p>
          </table:table-cell>
          <table:table-cell table:style-name="ce3" office:value-type="string">
            <text:p>D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SUM([.H95:.M95])" office:value-type="float" office:value="81">
            <text:p>81</text:p>
          </table:table-cell>
        </table:table-row>
        <table:table-row table:style-name="ro3" table:visibility="filter">
          <table:table-cell office:value-type="float" office:value="157">
            <text:p>157</text:p>
          </table:table-cell>
          <table:table-cell office:value-type="string">
            <text:p>Torey Krug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96:.M96])" office:value-type="float" office:value="81">
            <text:p>8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ustin Penner</text:p>
          </table:table-cell>
          <table:table-cell office:value-type="string">
            <text:p>ANA, WSH</text:p>
          </table:table-cell>
          <table:table-cell office:value-type="string">
            <text:p>R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97:.M97])" office:value-type="float" office:value="81">
            <text:p>8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thieu Perreault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98:.M98])" office:value-type="float" office:value="80">
            <text:p>80</text:p>
          </table:table-cell>
        </table:table-row>
        <table:table-row table:style-name="ro1" table:visibility="filter">
          <table:table-cell office:value-type="float" office:value="173">
            <text:p>173</text:p>
          </table:table-cell>
          <table:table-cell office:value-type="string">
            <text:p>Tyson Barrie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H99:.M99])" office:value-type="float" office:value="80">
            <text:p>8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Jiri Hudler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100:.M100])" office:value-type="float" office:value="79">
            <text:p>79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Tyler Bozak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H101:.M101])" office:value-type="float" office:value="79">
            <text:p>79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Daniel Alfredsso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H102:.M102])" office:value-type="float" office:value="79">
            <text:p>79</text:p>
          </table:table-cell>
        </table:table-row>
        <table:table-row table:style-name="ro3" table:visibility="filter">
          <table:table-cell office:value-type="float" office:value="66">
            <text:p>66</text:p>
          </table:table-cell>
          <table:table-cell office:value-type="string">
            <text:p>Victor Hedman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03:.M103])" office:value-type="float" office:value="78">
            <text:p>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ndrew Shaw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04:.M104])" office:value-type="float" office:value="78">
            <text:p>78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Mikael Backlun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05:.M105])" office:value-type="float" office:value="78">
            <text:p>7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Jason Spezza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-26">
            <text:p>-2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06:.M106])" office:value-type="float" office:value="77">
            <text:p>7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Patrik Elias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H107:.M107])" office:value-type="float" office:value="77">
            <text:p>7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Radim Vrbata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-6">
            <text:p>-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08:.M108])" office:value-type="float" office:value="77">
            <text:p>77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hane Doan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09:.M109])" office:value-type="float" office:value="77">
            <text:p>7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erick Brassard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110:.M110])" office:value-type="float" office:value="77">
            <text:p>7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roy Brouwer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-6">
            <text:p>-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11:.M111])" office:value-type="float" office:value="77">
            <text:p>77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lexander Semin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12:.M112])" office:value-type="float" office:value="77">
            <text:p>77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Tommy Wingels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H113:.M113])" office:value-type="float" office:value="77">
            <text:p>77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Travis Zajac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14:.M114])" office:value-type="float" office:value="76">
            <text:p>76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Carl Soderberg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15:.M115])" office:value-type="float" office:value="76">
            <text:p>76</text:p>
          </table:table-cell>
        </table:table-row>
        <table:table-row table:style-name="ro3" table:visibility="filter">
          <table:table-cell office:value-type="float" office:value="149">
            <text:p>149</text:p>
          </table:table-cell>
          <table:table-cell office:value-type="string">
            <text:p>Brent Seabrook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116:.M116])" office:value-type="float" office:value="76">
            <text:p>7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mas Tata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17:.M117])" office:value-type="float" office:value="75">
            <text:p>75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Eric Staal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118:.M118])" office:value-type="float" office:value="74">
            <text:p>74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Ryan Nugent-Hopkins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-12">
            <text:p>-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119:.M119])" office:value-type="float" office:value="74">
            <text:p>74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Johan Franze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20:.M120])" office:value-type="float" office:value="74">
            <text:p>74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Chris Kreider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SUM([.H121:.M121])" office:value-type="float" office:value="74">
            <text:p>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 Fish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22:.M122])" office:value-type="float" office:value="73">
            <text:p>73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Daniel Sedin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23:.M123])" office:value-type="float" office:value="72">
            <text:p>72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Mike Cammalleri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-13">
            <text:p>-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H124:.M124])" office:value-type="float" office:value="72">
            <text:p>72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ayden Schenn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125:.M125])" office:value-type="float" office:value="72">
            <text:p>7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rendan Gallagher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SUM([.H126:.M126])" office:value-type="float" office:value="72">
            <text:p>72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Alex Killor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27:.M127])" office:value-type="float" office:value="72">
            <text:p>72</text:p>
          </table:table-cell>
        </table:table-row>
        <table:table-row table:style-name="ro1" table:visibility="filter">
          <table:table-cell office:value-type="float" office:value="181">
            <text:p>181</text:p>
          </table:table-cell>
          <table:table-cell office:value-type="string">
            <text:p>Drew Doughty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28:.M128])" office:value-type="float" office:value="72">
            <text:p>72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Benoit Pouliot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29:.M129])" office:value-type="float" office:value="72">
            <text:p>72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Valeri Nichushkin</text:p>
          </table:table-cell>
          <table:table-cell office:value-type="string">
            <text:p>DA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30:.M130])" office:value-type="float" office:value="72">
            <text:p>7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ikko Koivu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31:.M131])" office:value-type="float" office:value="71">
            <text:p>71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Artem Anisimov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32:.M132])" office:value-type="float" office:value="71">
            <text:p>7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rad Richards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33:.M133])" office:value-type="float" office:value="70">
            <text:p>7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son Raymond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34:.M134])" office:value-type="float" office:value="70">
            <text:p>70</text:p>
          </table:table-cell>
        </table:table-row>
        <table:table-row table:style-name="ro3" table:visibility="filter">
          <table:table-cell office:value-type="float" office:value="118">
            <text:p>118</text:p>
          </table:table-cell>
          <table:table-cell office:value-type="string">
            <text:p>Oliver Ekman-Larsson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H135:.M135])" office:value-type="float" office:value="70">
            <text:p>70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Ryan Kesler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-15">
            <text:p>-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136:.M136])" office:value-type="float" office:value="70">
            <text:p>70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Nick Foligno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37:.M137])" office:value-type="float" office:value="70">
            <text:p>7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Nazem Kadri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38:.M138])" office:value-type="float" office:value="69">
            <text:p>69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Henrik Sedin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39:.M139])" office:value-type="float" office:value="69">
            <text:p>69</text:p>
          </table:table-cell>
        </table:table-row>
        <table:table-row table:style-name="ro3" table:visibility="filter">
          <table:table-cell office:value-type="float" office:value="115">
            <text:p>115</text:p>
          </table:table-cell>
          <table:table-cell office:value-type="string">
            <text:p>Kevin Shattenkirk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H140:.M140])" office:value-type="float" office:value="69">
            <text:p>69</text:p>
          </table:table-cell>
        </table:table-row>
        <table:table-row table:style-name="ro3" table:visibility="filter">
          <table:table-cell office:value-type="float" office:value="133">
            <text:p>133</text:p>
          </table:table-cell>
          <table:table-cell office:value-type="string">
            <text:p>Ryan Sut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141:.M141])" office:value-type="float" office:value="69">
            <text:p>6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att Read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42:.M142])" office:value-type="float" office:value="69">
            <text:p>69</text:p>
          </table:table-cell>
        </table:table-row>
        <table:table-row table:style-name="ro1" table:visibility="filter">
          <table:table-cell office:value-type="float" office:value="134">
            <text:p>134</text:p>
          </table:table-cell>
          <table:table-cell office:value-type="string">
            <text:p>Andrei Markov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H143:.M143])" office:value-type="float" office:value="68">
            <text:p>68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Michael Frolik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44:.M144])" office:value-type="float" office:value="68">
            <text:p>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am Atkinson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45:.M145])" office:value-type="float" office:value="68">
            <text:p>68</text:p>
          </table:table-cell>
        </table:table-row>
        <table:table-row table:style-name="ro3" table:visibility="filter">
          <table:table-cell office:value-type="float" office:value="186">
            <text:p>186</text:p>
          </table:table-cell>
          <table:table-cell office:value-type="string">
            <text:p>Jay Bouwmeester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146:.M146])" office:value-type="float" office:value="68">
            <text:p>6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wight King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47:.M147])" office:value-type="float" office:value="68">
            <text:p>68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Tyler Toffoli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48:.M148])" office:value-type="float" office:value="68">
            <text:p>68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Mikkel Boedker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49:.M149])" office:value-type="float" office:value="67">
            <text:p>67</text:p>
          </table:table-cell>
        </table:table-row>
        <table:table-row table:style-name="ro3" table:visibility="filter">
          <table:table-cell office:value-type="float" office:value="242">
            <text:p>242</text:p>
          </table:table-cell>
          <table:table-cell office:value-type="string">
            <text:p>Hampus Lindholm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50:.M150])" office:value-type="float" office:value="67">
            <text:p>67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Dustin Byfuglien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151:.M151])" office:value-type="float" office:value="66">
            <text:p>66</text:p>
          </table:table-cell>
        </table:table-row>
        <table:table-row table:style-name="ro3" table:visibility="filter">
          <table:table-cell office:value-type="float" office:value="119">
            <text:p>119</text:p>
          </table:table-cell>
          <table:table-cell office:value-type="string">
            <text:p>Andrej Sekera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52:.M152])" office:value-type="float" office:value="66">
            <text:p>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Ryan Callahan</text:p>
          </table:table-cell>
          <table:table-cell office:value-type="string">
            <text:p>NYR, TBL</text:p>
          </table:table-cell>
          <table:table-cell office:value-type="string">
            <text:p>R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53:.M153])" office:value-type="float" office:value="66">
            <text:p>66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Nino Niederreiter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154:.M154])" office:value-type="float" office:value="66">
            <text:p>66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office:value-type="string">
            <text:p>P.K. Subba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155:.M155])" office:value-type="float" office:value="65">
            <text:p>65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Brian Gionta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56:.M156])" office:value-type="float" office:value="65">
            <text:p>65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Loui Erikss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57:.M157])" office:value-type="float" office:value="65">
            <text:p>65</text:p>
          </table:table-cell>
        </table:table-row>
        <table:table-row table:style-name="ro1" table:visibility="filter">
          <table:table-cell office:value-type="float" office:value="193">
            <text:p>193</text:p>
          </table:table-cell>
          <table:table-cell office:value-type="string">
            <text:p>Cam Fowler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58:.M158])" office:value-type="float" office:value="65">
            <text:p>65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Carl Hagelin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59:.M159])" office:value-type="float" office:value="65">
            <text:p>65</text:p>
          </table:table-cell>
        </table:table-row>
        <table:table-row table:style-name="ro3" table:visibility="filter">
          <table:table-cell office:value-type="float" office:value="120">
            <text:p>120</text:p>
          </table:table-cell>
          <table:table-cell office:value-type="string">
            <text:p>Mark Streit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60:.M160])" office:value-type="float" office:value="64">
            <text:p>64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Ryan Garbutt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61:.M161])" office:value-type="float" office:value="64">
            <text:p>64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Jordan Staal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62:.M162])" office:value-type="float" office:value="63">
            <text:p>63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Jamie McGinn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63:.M163])" office:value-type="float" office:value="63">
            <text:p>63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Pavel Datsyuk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64:.M164])" office:value-type="float" office:value="63">
            <text:p>63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office:value-type="string">
            <text:p>James Wisniewski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65:.M165])" office:value-type="float" office:value="62">
            <text:p>62</text:p>
          </table:table-cell>
        </table:table-row>
        <table:table-row table:style-name="ro3" table:visibility="filter">
          <table:table-cell office:value-type="float" office:value="98">
            <text:p>98</text:p>
          </table:table-cell>
          <table:table-cell office:value-type="string">
            <text:p>Niklas Kronwal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SUM([.H166:.M166])" office:value-type="float" office:value="62">
            <text:p>6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ason Chimera</text:p>
          </table:table-cell>
          <table:table-cell office:value-type="string">
            <text:p>WSH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167:.M167])" office:value-type="float" office:value="62">
            <text:p>62</text:p>
          </table:table-cell>
        </table:table-row>
        <table:table-row table:style-name="ro3" table:visibility="filter">
          <table:table-cell office:value-type="float" office:value="139">
            <text:p>139</text:p>
          </table:table-cell>
          <table:table-cell office:value-type="string">
            <text:p>Marek Zidlicky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68:.M168])" office:value-type="float" office:value="62">
            <text:p>6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vander Kane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69:.M169])" office:value-type="float" office:value="62">
            <text:p>62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R.J. Umberger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70:.M170])" office:value-type="float" office:value="62">
            <text:p>62</text:p>
          </table:table-cell>
        </table:table-row>
        <table:table-row table:style-name="ro1" table:visibility="filter">
          <table:table-cell office:value-type="float" office:value="310">
            <text:p>310</text:p>
          </table:table-cell>
          <table:table-cell office:value-type="string">
            <text:p>Marc-Edouard Vlasic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171:.M171])" office:value-type="float" office:value="62">
            <text:p>6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John Mitchell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72:.M172])" office:value-type="float" office:value="61">
            <text:p>61</text:p>
          </table:table-cell>
        </table:table-row>
        <table:table-row table:style-name="ro3" table:visibility="filter">
          <table:table-cell office:value-type="float" office:value="141">
            <text:p>141</text:p>
          </table:table-cell>
          <table:table-cell office:value-type="string">
            <text:p>Alex Goligoski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173:.M173])" office:value-type="float" office:value="60">
            <text:p>60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Mark Scheifele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174:.M174])" office:value-type="float" office:value="60">
            <text:p>60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Patrik Berglund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75:.M175])" office:value-type="float" office:value="60">
            <text:p>6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Boone Jenner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76:.M176])" office:value-type="float" office:value="60">
            <text:p>60</text:p>
          </table:table-cell>
        </table:table-row>
        <table:table-row table:style-name="ro3" table:visibility="filter">
          <table:table-cell office:value-type="float" office:value="321">
            <text:p>321</text:p>
          </table:table-cell>
          <table:table-cell office:value-type="string">
            <text:p>Johnny Boychuk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77:.M177])" office:value-type="float" office:value="60">
            <text:p>6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Joffrey Lupul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178:.M178])" office:value-type="float" office:value="59">
            <text:p>5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eddy Purcell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179:.M179])" office:value-type="float" office:value="59">
            <text:p>59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Scottie Upshall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80:.M180])" office:value-type="float" office:value="59">
            <text:p>59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Kyle Palmieri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181:.M181])" office:value-type="float" office:value="59">
            <text:p>59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David Legwand</text:p>
          </table:table-cell>
          <table:table-cell office:value-type="string">
            <text:p>NSH, DET</text:p>
          </table:table-cell>
          <table:table-cell office:value-type="string">
            <text:p>C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182:.M182])" office:value-type="float" office:value="58">
            <text:p>5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ikhail Grabovski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83:.M183])" office:value-type="float" office:value="58">
            <text:p>58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Vladimir Sobotka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84:.M184])" office:value-type="float" office:value="58">
            <text:p>5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ike Ribeiro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-13">
            <text:p>-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85:.M185])" office:value-type="float" office:value="57">
            <text:p>5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ean Couturier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table:number-columns-repeated="2"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86:.M186])" office:value-type="float" office:value="57">
            <text:p>57</text:p>
          </table:table-cell>
        </table:table-row>
        <table:table-row table:style-name="ro1" table:visibility="filter">
          <table:table-cell office:value-type="float" office:value="169">
            <text:p>169</text:p>
          </table:table-cell>
          <table:table-cell office:value-type="string">
            <text:p>Erik Johnso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87:.M187])" office:value-type="float" office:value="57">
            <text:p>57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Jiri Tlusty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H188:.M188])" office:value-type="float" office:value="57">
            <text:p>57</text:p>
          </table:table-cell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Tomas Hertl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89:.M189])" office:value-type="float" office:value="57">
            <text:p>57</text:p>
          </table:table-cell>
        </table:table-row>
        <table:table-row table:style-name="ro3" table:visibility="filter">
          <table:table-cell office:value-type="float" office:value="297">
            <text:p>297</text:p>
          </table:table-cell>
          <table:table-cell office:value-type="string">
            <text:p>Dougie Hamilton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90:.M190])" office:value-type="float" office:value="57">
            <text:p>57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Olli Jokinen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91:.M191])" office:value-type="float" office:value="56">
            <text:p>56</text:p>
          </table:table-cell>
        </table:table-row>
        <table:table-row table:style-name="ro3" table:visibility="filter">
          <table:table-cell office:value-type="float" office:value="158">
            <text:p>158</text:p>
          </table:table-cell>
          <table:table-cell office:value-type="string">
            <text:p>Roman Josi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92:.M192])" office:value-type="float" office:value="56">
            <text:p>5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tt Cullen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93:.M193])" office:value-type="float" office:value="56">
            <text:p>5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Brad Boyes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-6">
            <text:p>-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94:.M194])" office:value-type="float" office:value="56">
            <text:p>5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ike Richards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95:.M195])" office:value-type="float" office:value="55">
            <text:p>55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Mark Letestu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196:.M196])" office:value-type="float" office:value="55">
            <text:p>5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atrick Maroon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197:.M197])" office:value-type="float" office:value="55">
            <text:p>55</text:p>
          </table:table-cell>
        </table:table-row>
        <table:table-row table:style-name="ro1" table:visibility="filter">
          <table:table-cell office:value-type="float" office:value="326">
            <text:p>326</text:p>
          </table:table-cell>
          <table:table-cell office:value-type="string">
            <text:p>Alec Martinez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98:.M198])"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ichael Ryd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199:.M199])" office:value-type="float" office:value="54">
            <text:p>54</text:p>
          </table:table-cell>
        </table:table-row>
        <table:table-row table:style-name="ro1" table:visibility="filter">
          <table:table-cell office:value-type="float" office:value="207">
            <text:p>207</text:p>
          </table:table-cell>
          <table:table-cell office:value-type="string">
            <text:p>Jason Demers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00:.M200])" office:value-type="float" office:value="54">
            <text:p>54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rtin Hanzal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01:.M201])" office:value-type="float" office:value="53">
            <text:p>53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Vincent Lecavalier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202:.M202])" office:value-type="float" office:value="53">
            <text:p>53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Nick Spaling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03:.M203])" office:value-type="float" office:value="53">
            <text:p>53</text:p>
          </table:table-cell>
        </table:table-row>
        <table:table-row table:style-name="ro3" table:visibility="filter">
          <table:table-cell office:value-type="float" office:value="233">
            <text:p>233</text:p>
          </table:table-cell>
          <table:table-cell office:value-type="string">
            <text:p>Nick Leddy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04:.M204])" office:value-type="float" office:value="53">
            <text:p>5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ierre-Alexandre Parenteau</text:p>
          </table:table-cell>
          <table:table-cell office:value-type="string">
            <text:p>COL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05:.M205])" office:value-type="float" office:value="52">
            <text:p>52</text:p>
          </table:table-cell>
        </table:table-row>
        <table:table-row table:style-name="ro3" table:visibility="filter">
          <table:table-cell office:value-type="float" office:value="253">
            <text:p>253</text:p>
          </table:table-cell>
          <table:table-cell office:value-type="string">
            <text:p>Olli Maatta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06:.M206])" office:value-type="float" office:value="52">
            <text:p>52</text:p>
          </table:table-cell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Mike Santorelli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H207:.M207])" office:value-type="float" office:value="52">
            <text:p>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ustin Brown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08:.M208])" office:value-type="float" office:value="52">
            <text:p>5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rek Roy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09:.M209])" office:value-type="float" office:value="51">
            <text:p>51</text:p>
          </table:table-cell>
        </table:table-row>
        <table:table-row table:style-name="ro1" table:visibility="filter">
          <table:table-cell office:value-type="float" office:value="225">
            <text:p>225</text:p>
          </table:table-cell>
          <table:table-cell office:value-type="string">
            <text:p>Andy Greene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H210:.M210])" office:value-type="float" office:value="51">
            <text:p>5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att Cooke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11:.M211])" office:value-type="float" office:value="51">
            <text:p>51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Teemu Selanne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table:number-columns-repeated="2"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12:.M212])" office:value-type="float" office:value="51">
            <text:p>51</text:p>
          </table:table-cell>
        </table:table-row>
        <table:table-row table:style-name="ro1" table:visibility="filter">
          <table:table-cell office:value-type="float" office:value="294">
            <text:p>294</text:p>
          </table:table-cell>
          <table:table-cell office:value-type="string">
            <text:p>Nick Holde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13:.M213])" office:value-type="float" office:value="51">
            <text:p>51</text:p>
          </table:table-cell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Marty Havlat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14:.M214])" office:value-type="float" office:value="51">
            <text:p>51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Mikael Granlund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15:.M215])" office:value-type="float" office:value="50">
            <text:p>50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Kris Versteeg</text:p>
          </table:table-cell>
          <table:table-cell office:value-type="string">
            <text:p>FLA, CHI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table:number-columns-repeated="2"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16:.M216])" office:value-type="float" office:value="50">
            <text:p>5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hris Higgins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14">
            <text:p>-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217:.M217])" office:value-type="float" office:value="49">
            <text:p>49</text:p>
          </table:table-cell>
        </table:table-row>
        <table:table-row table:style-name="ro1" table:visibility="filter">
          <table:table-cell office:value-type="float" office:value="180">
            <text:p>180</text:p>
          </table:table-cell>
          <table:table-cell office:value-type="string">
            <text:p>John Carlso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SUM([.H218:.M218])" office:value-type="float" office:value="49">
            <text:p>49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Cody Eakin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19:.M219])" office:value-type="float" office:value="49">
            <text:p>49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Nathan Gerbe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20:.M220])" office:value-type="float" office:value="49">
            <text:p>49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Marian Gaborik</text:p>
          </table:table-cell>
          <table:table-cell office:value-type="string">
            <text:p>CBJ, LAK</text:p>
          </table:table-cell>
          <table:table-cell office:value-type="string">
            <text:p>R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21:.M221])" office:value-type="float" office:value="49">
            <text:p>49</text:p>
          </table:table-cell>
        </table:table-row>
        <table:table-row table:style-name="ro3" table:visibility="filter">
          <table:table-cell office:value-type="float" office:value="285">
            <text:p>285</text:p>
          </table:table-cell>
          <table:table-cell office:value-type="string">
            <text:p>Jared Spurgeo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22:.M222])" office:value-type="float" office:value="49">
            <text:p>49</text:p>
          </table:table-cell>
        </table:table-row>
        <table:table-row table:style-name="ro1" table:visibility="filter">
          <table:table-cell office:value-type="float" office:value="399">
            <text:p>399</text:p>
          </table:table-cell>
          <table:table-cell office:value-type="string">
            <text:p>Francois Beauchemi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23:.M223])" office:value-type="float" office:value="49">
            <text:p>49</text:p>
          </table:table-cell>
        </table:table-row>
        <table:table-row table:style-name="ro1" table:visibility="filter">
          <table:table-cell office:value-type="float" office:value="191">
            <text:p>191</text:p>
          </table:table-cell>
          <table:table-cell office:value-type="string">
            <text:p>Dan Boyle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table:number-columns-repeated="2"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224:.M224])" office:value-type="float" office:value="48">
            <text:p>48</text:p>
          </table:table-cell>
        </table:table-row>
        <table:table-row table:style-name="ro3" table:visibility="filter">
          <table:table-cell office:value-type="float" office:value="198">
            <text:p>198</text:p>
          </table:table-cell>
          <table:table-cell office:value-type="string">
            <text:p>Kimmo Timone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25:.M225])" office:value-type="float" office:value="48">
            <text:p>4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olin Wilson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26:.M226])" office:value-type="float" office:value="48">
            <text:p>48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Daniel Winnik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27:.M227])" office:value-type="float" office:value="48">
            <text:p>48</text:p>
          </table:table-cell>
        </table:table-row>
        <table:table-row table:style-name="ro1" table:visibility="filter">
          <table:table-cell office:value-type="float" office:value="295">
            <text:p>295</text:p>
          </table:table-cell>
          <table:table-cell office:value-type="string">
            <text:p>Trevor Daley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28:.M228])" office:value-type="float" office:value="48">
            <text:p>4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dy Hodgson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-26">
            <text:p>-2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formula="of:=SUM([.H229:.M229])" office:value-type="float" office:value="47">
            <text:p>4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aku Koivu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H230:.M230])" office:value-type="float" office:value="47">
            <text:p>47</text:p>
          </table:table-cell>
        </table:table-row>
        <table:table-row table:style-name="ro3" table:visibility="filter">
          <table:table-cell office:value-type="float" office:value="252">
            <text:p>252</text:p>
          </table:table-cell>
          <table:table-cell office:value-type="string">
            <text:p>Jacob Trouba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H231:.M231])" office:value-type="float" office:value="47">
            <text:p>4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hris Stewart</text:p>
          </table:table-cell>
          <table:table-cell office:value-type="string">
            <text:p>STL, BUF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32:.M232])" office:value-type="float" office:value="47">
            <text:p>47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Brandon Pirri</text:p>
          </table:table-cell>
          <table:table-cell office:value-type="string">
            <text:p>CHI, FLA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233:.M233])" office:value-type="float" office:value="47">
            <text:p>47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Nick Bjugstad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234:.M234])" office:value-type="float" office:value="46">
            <text:p>46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Eric Fehr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35:.M235])" office:value-type="float" office:value="46">
            <text:p>4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Ben Smith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36:.M236])" office:value-type="float" office:value="46">
            <text:p>46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Brenden Morrow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37:.M237])" office:value-type="float" office:value="46">
            <text:p>46</text:p>
          </table:table-cell>
        </table:table-row>
        <table:table-row table:style-name="ro1" table:visibility="filter">
          <table:table-cell office:value-type="float" office:value="381">
            <text:p>381</text:p>
          </table:table-cell>
          <table:table-cell office:value-type="string">
            <text:p>Ben Lovejoy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38:.M238])" office:value-type="float" office:value="46">
            <text:p>46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Tyler Ennis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-25">
            <text:p>-2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SUM([.H239:.M239])" office:value-type="float" office:value="45">
            <text:p>45</text:p>
          </table:table-cell>
        </table:table-row>
        <table:table-row table:style-name="ro3" table:visibility="filter">
          <table:table-cell office:value-type="float" office:value="208">
            <text:p>208</text:p>
          </table:table-cell>
          <table:table-cell office:value-type="string">
            <text:p>Slava Voynov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40:.M240])" office:value-type="float" office:value="45">
            <text:p>45</text:p>
          </table:table-cell>
        </table:table-row>
        <table:table-row table:style-name="ro3" table:visibility="filter">
          <table:table-cell office:value-type="float" office:value="235">
            <text:p>235</text:p>
          </table:table-cell>
          <table:table-cell office:value-type="string">
            <text:p>Matthew Carl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41:.M241])" office:value-type="float" office:value="45">
            <text:p>45</text:p>
          </table:table-cell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Jarret Stoll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42:.M242])" office:value-type="float" office:value="45">
            <text:p>45</text:p>
          </table:table-cell>
        </table:table-row>
        <table:table-row table:style-name="ro3" table:visibility="filter">
          <table:table-cell office:value-type="float" office:value="76">
            <text:p>76</text:p>
          </table:table-cell>
          <table:table-cell office:value-type="string">
            <text:p>Keith Yandle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-23">
            <text:p>-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43:.M243])" office:value-type="float" office:value="44">
            <text:p>44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Ales Hemsky</text:p>
          </table:table-cell>
          <table:table-cell office:value-type="string">
            <text:p>EDM, OTT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44:.M244])" office:value-type="float" office:value="44">
            <text:p>44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Antoine Roussel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45:.M245])" office:value-type="float" office:value="44">
            <text:p>44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Justin Abdelkade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46:.M246])" office:value-type="float" office:value="44">
            <text:p>4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arcus Kruger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47:.M247])" office:value-type="float" office:value="44">
            <text:p>44</text:p>
          </table:table-cell>
        </table:table-row>
        <table:table-row table:style-name="ro1" table:visibility="filter">
          <table:table-cell office:value-type="float" office:value="273">
            <text:p>273</text:p>
          </table:table-cell>
          <table:table-cell office:value-type="string">
            <text:p>Ryan Ellis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48:.M248])" office:value-type="float" office:value="44">
            <text:p>44</text:p>
          </table:table-cell>
        </table:table-row>
        <table:table-row table:style-name="ro3" table:visibility="filter">
          <table:table-cell office:value-type="float" office:value="286">
            <text:p>286</text:p>
          </table:table-cell>
          <table:table-cell office:value-type="string">
            <text:p>Niklas Hjalmarsson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49:.M249])" office:value-type="float" office:value="44">
            <text:p>44</text:p>
          </table:table-cell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Daniel Brier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0:.M250])" office:value-type="float" office:value="44">
            <text:p>44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Riley Sheaha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1:.M251])" office:value-type="float" office:value="44">
            <text:p>44</text:p>
          </table:table-cell>
        </table:table-row>
        <table:table-row table:style-name="ro3" table:visibility="filter">
          <table:table-cell office:value-type="float" office:value="231">
            <text:p>231</text:p>
          </table:table-cell>
          <table:table-cell office:value-type="string">
            <text:p>Jake Gardiner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-3">
            <text:p>-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2:.M252])" office:value-type="float" office:value="43">
            <text:p>43</text:p>
          </table:table-cell>
        </table:table-row>
        <table:table-row table:style-name="ro3" table:visibility="filter">
          <table:table-cell office:value-type="float" office:value="232">
            <text:p>232</text:p>
          </table:table-cell>
          <table:table-cell office:value-type="string">
            <text:p>Dion Phaneuf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253:.M253])" office:value-type="float" office:value="43">
            <text:p>4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axime Talbot</text:p>
          </table:table-cell>
          <table:table-cell office:value-type="string">
            <text:p>PHI, CO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4:.M254])" office:value-type="float" office:value="43">
            <text:p>43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Matt Beleskey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55:.M255])" office:value-type="float" office:value="43">
            <text:p>4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Brad Richardso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56:.M256])" office:value-type="float" office:value="43">
            <text:p>43</text:p>
          </table:table-cell>
        </table:table-row>
        <table:table-row table:style-name="ro1" table:visibility="filter">
          <table:table-cell office:value-type="float" office:value="185">
            <text:p>185</text:p>
          </table:table-cell>
          <table:table-cell office:value-type="string">
            <text:p>Brian Campbell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57:.M257])" office:value-type="float" office:value="42">
            <text:p>42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Sean Monaha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-20">
            <text:p>-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58:.M258])" office:value-type="float" office:value="42">
            <text:p>42</text:p>
          </table:table-cell>
        </table:table-row>
        <table:table-row table:style-name="ro1" table:visibility="filter">
          <table:table-cell office:value-type="float" office:value="216">
            <text:p>216</text:p>
          </table:table-cell>
          <table:table-cell office:value-type="string">
            <text:p>Jason Garrison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9:.M259])" office:value-type="float" office:value="42">
            <text:p>42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Zack Kassia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60:.M260])" office:value-type="float" office:value="42">
            <text:p>4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Justin Fontaine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61:.M261])" office:value-type="float" office:value="42">
            <text:p>4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Darren Helm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62:.M262])" office:value-type="float" office:value="42">
            <text:p>42</text:p>
          </table:table-cell>
        </table:table-row>
        <table:table-row table:style-name="ro1" table:visibility="filter">
          <table:table-cell office:value-type="float" office:value="398">
            <text:p>398</text:p>
          </table:table-cell>
          <table:table-cell office:value-type="string">
            <text:p>Justin Brau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63:.M263])" office:value-type="float" office:value="42">
            <text:p>4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Josh Bailey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64:.M264])" office:value-type="float" office:value="41">
            <text:p>41</text:p>
          </table:table-cell>
        </table:table-row>
        <table:table-row table:style-name="ro3" table:visibility="filter">
          <table:table-cell office:value-type="float" office:value="255">
            <text:p>255</text:p>
          </table:table-cell>
          <table:table-cell office:value-type="string">
            <text:p>Eric Gelinas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65:.M265])" office:value-type="float" office:value="41">
            <text:p>41</text:p>
          </table:table-cell>
        </table:table-row>
        <table:table-row table:style-name="ro1" table:visibility="filter">
          <table:table-cell office:value-type="float" office:value="265">
            <text:p>265</text:p>
          </table:table-cell>
          <table:table-cell office:value-type="string">
            <text:p>Andre Benoit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66:.M266])" office:value-type="float" office:value="41">
            <text:p>41</text:p>
          </table:table-cell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Dainius Zubrus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67:.M267])" office:value-type="float" office:value="41">
            <text:p>41</text:p>
          </table:table-cell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Jakob Silfverberg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68:.M268])" office:value-type="float" office:value="41">
            <text:p>41</text:p>
          </table:table-cell>
        </table:table-row>
        <table:table-row table:style-name="ro3" table:visibility="filter">
          <table:table-cell office:value-type="float" office:value="322">
            <text:p>322</text:p>
          </table:table-cell>
          <table:table-cell office:value-type="string">
            <text:p>Danny DeKeyser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269:.M269])" office:value-type="float" office:value="40">
            <text:p>40</text:p>
          </table:table-cell>
        </table:table-row>
        <table:table-row table:style-name="ro3" table:visibility="filter">
          <table:table-cell office:value-type="float" office:value="336">
            <text:p>336</text:p>
          </table:table-cell>
          <table:table-cell office:value-type="string">
            <text:p>Dan Hamhuis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formula="of:=SUM([.H270:.M270])" office:value-type="float" office:value="40">
            <text:p>40</text:p>
          </table:table-cell>
        </table:table-row>
        <table:table-row table:style-name="ro3" table:visibility="filter">
          <table:table-cell office:value-type="float" office:value="359">
            <text:p>359</text:p>
          </table:table-cell>
          <table:table-cell office:value-type="string">
            <text:p>Jordie Ben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71:.M271])" office:value-type="float" office:value="40">
            <text:p>40</text:p>
          </table:table-cell>
        </table:table-row>
        <table:table-row table:style-name="ro3" table:visibility="filter">
          <table:table-cell office:value-type="float" office:value="386">
            <text:p>386</text:p>
          </table:table-cell>
          <table:table-cell office:value-type="string">
            <text:p>Matt Bartkowski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table:formula="of:=SUM([.H272:.M272])" office:value-type="float" office:value="40">
            <text:p>40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Matt Staja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73:.M273])" office:value-type="float" office:value="39">
            <text:p>39</text:p>
          </table:table-cell>
        </table:table-row>
        <table:table-row table:style-name="ro1" table:visibility="filter">
          <table:table-cell office:value-type="float" office:value="234">
            <text:p>234</text:p>
          </table:table-cell>
          <table:table-cell office:value-type="string">
            <text:p>TJ Brodie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74:.M274])" office:value-type="float" office:value="39">
            <text:p>39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Charlie Coyle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75:.M275])" office:value-type="float" office:value="39">
            <text:p>39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Rich Peverley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76:.M276])" office:value-type="float" office:value="39">
            <text:p>3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Brandon Sutter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77:.M277])" office:value-type="float" office:value="39">
            <text:p>3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aul Byron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table:number-columns-repeated="2"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78:.M278])" office:value-type="float" office:value="39">
            <text:p>39</text:p>
          </table:table-cell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Rob Klinkhammer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79:.M279])" office:value-type="float" office:value="39">
            <text:p>39</text:p>
          </table:table-cell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Daniel Paille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80:.M280])" office:value-type="float" office:value="39">
            <text:p>39</text:p>
          </table:table-cell>
        </table:table-row>
        <table:table-row table:style-name="ro3" table:visibility="filter">
          <table:table-cell office:value-type="float" office:value="393">
            <text:p>393</text:p>
          </table:table-cell>
          <table:table-cell office:value-type="string">
            <text:p>Christopher Tanev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81:.M281])" office:value-type="float" office:value="39">
            <text:p>3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rcus Johansson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-21">
            <text:p>-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82:.M282])" office:value-type="float" office:value="38">
            <text:p>3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ay Whitney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283:.M283])" office:value-type="float" office:value="38">
            <text:p>38</text:p>
          </table:table-cell>
        </table:table-row>
        <table:table-row table:style-name="ro3" table:visibility="filter">
          <table:table-cell office:value-type="float" office:value="240">
            <text:p>240</text:p>
          </table:table-cell>
          <table:table-cell office:value-type="string">
            <text:p>Tobias Enstrom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84:.M284])" office:value-type="float" office:value="38">
            <text:p>3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ichael Grabner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SUM([.H285:.M285])" office:value-type="float" office:value="38">
            <text:p>38</text:p>
          </table:table-cell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Cory Conacher</text:p>
          </table:table-cell>
          <table:table-cell office:value-type="string">
            <text:p>OTT, BUF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86:.M286])" office:value-type="float" office:value="38">
            <text:p>3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Riley Nash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287:.M287])" office:value-type="float" office:value="38">
            <text:p>38</text:p>
          </table:table-cell>
        </table:table-row>
        <table:table-row table:style-name="ro3" table:visibility="filter">
          <table:table-cell office:value-type="float" office:value="311">
            <text:p>311</text:p>
          </table:table-cell>
          <table:table-cell office:value-type="string">
            <text:p>Jake Muzzin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88:.M288])" office:value-type="float" office:value="38">
            <text:p>38</text:p>
          </table:table-cell>
        </table:table-row>
        <table:table-row table:style-name="ro3" table:visibility="filter">
          <table:table-cell office:value-type="float" office:value="348">
            <text:p>348</text:p>
          </table:table-cell>
          <table:table-cell office:value-type="string">
            <text:p>Sami Vatane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289:.M289])" office:value-type="float" office:value="38">
            <text:p>38</text:p>
          </table:table-cell>
        </table:table-row>
        <table:table-row table:style-name="ro3">
          <table:table-cell office:value-type="float" office:value="428">
            <text:p>428</text:p>
          </table:table-cell>
          <table:table-cell office:value-type="string">
            <text:p>Erik Haula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90:.M290])" office:value-type="float" office:value="38">
            <text:p>38</text:p>
          </table:table-cell>
        </table:table-row>
        <table:table-row table:style-name="ro1" table:visibility="filter">
          <table:table-cell office:value-type="float" office:value="174">
            <text:p>174</text:p>
          </table:table-cell>
          <table:table-cell office:value-type="string">
            <text:p>Mike Gree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291:.M291])" office:value-type="float" office:value="37">
            <text:p>3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lex Chiasson</text:p>
          </table:table-cell>
          <table:table-cell office:value-type="string">
            <text:p>DAL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-21">
            <text:p>-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292:.M292])" office:value-type="float" office:value="37">
            <text:p>37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Mika Zibanejad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293:.M293])" office:value-type="float" office:value="37">
            <text:p>37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Alex Galchenyuk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-12">
            <text:p>-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294:.M294])" office:value-type="float" office:value="37">
            <text:p>37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Martin Erat</text:p>
          </table:table-cell>
          <table:table-cell office:value-type="string">
            <text:p>WSH, PHX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H295:.M295])" office:value-type="float" office:value="37">
            <text:p>37</text:p>
          </table:table-cell>
        </table:table-row>
        <table:table-row table:style-name="ro3" table:visibility="filter">
          <table:table-cell office:value-type="float" office:value="287">
            <text:p>287</text:p>
          </table:table-cell>
          <table:table-cell office:value-type="string">
            <text:p>Fedor Tyuti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296:.M296])" office:value-type="float" office:value="37">
            <text:p>37</text:p>
          </table:table-cell>
        </table:table-row>
        <table:table-row table:style-name="ro3" table:visibility="filter">
          <table:table-cell office:value-type="float" office:value="391">
            <text:p>391</text:p>
          </table:table-cell>
          <table:table-cell office:value-type="string">
            <text:p>Brenden Dillo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97:.M297])" office:value-type="float" office:value="37">
            <text:p>37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Milan Michalek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98:.M298])" office:value-type="float" office:value="36">
            <text:p>3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Drew Stafford</text:p>
          </table:table-cell>
          <table:table-cell office:value-type="string">
            <text:p>BUF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-19">
            <text:p>-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99:.M299])" office:value-type="float" office:value="36">
            <text:p>36</text:p>
          </table:table-cell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Devin Setoguchi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00:.M300])" office:value-type="float" office:value="36">
            <text:p>36</text:p>
          </table:table-cell>
        </table:table-row>
        <table:table-row table:style-name="ro3" table:visibility="filter">
          <table:table-cell office:value-type="float" office:value="309">
            <text:p>309</text:p>
          </table:table-cell>
          <table:table-cell office:value-type="string">
            <text:p>Dan Girardi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01:.M301])" office:value-type="float" office:value="36">
            <text:p>36</text:p>
          </table:table-cell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Michael Raff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02:.M302])" office:value-type="float" office:value="36">
            <text:p>36</text:p>
          </table:table-cell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Nikita Kucherov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03:.M303])" office:value-type="float" office:value="36">
            <text:p>36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Lee Stempniak</text:p>
          </table:table-cell>
          <table:table-cell office:value-type="string">
            <text:p>CGY, PIT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04:.M304])" office:value-type="float" office:value="35">
            <text:p>35</text:p>
          </table:table-cell>
        </table:table-row>
        <table:table-row table:style-name="ro1" table:visibility="filter">
          <table:table-cell office:value-type="float" office:value="218">
            <text:p>218</text:p>
          </table:table-cell>
          <table:table-cell office:value-type="string">
            <text:p>Jack Johnso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H305:.M305])" office:value-type="float" office:value="35">
            <text:p>3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rik Cole</text:p>
          </table:table-cell>
          <table:table-cell office:value-type="string">
            <text:p>DAL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-17">
            <text:p>-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306:.M306])" office:value-type="float" office:value="35">
            <text:p>35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Sean Bergenheim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07:.M307])" office:value-type="float" office:value="35">
            <text:p>35</text:p>
          </table:table-cell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Jonathan Huberdeau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08:.M308])" office:value-type="float" office:value="35">
            <text:p>3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tt Calvert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09:.M309])" office:value-type="float" office:value="35">
            <text:p>35</text:p>
          </table:table-cell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Kyle Brodziak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10:.M310])" office:value-type="float" office:value="35">
            <text:p>35</text:p>
          </table:table-cell>
        </table:table-row>
        <table:table-row table:style-name="ro3" table:visibility="filter">
          <table:table-cell office:value-type="float" office:value="334">
            <text:p>334</text:p>
          </table:table-cell>
          <table:table-cell office:value-type="string">
            <text:p>Andrej Meszaros</text:p>
          </table:table-cell>
          <table:table-cell office:value-type="string">
            <text:p>PHI, BOS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11:.M311])" office:value-type="float" office:value="35">
            <text:p>3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Brock Nelson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12:.M312])" office:value-type="float" office:value="34">
            <text:p>3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atrick Dwyer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13:.M313])" office:value-type="float" office:value="34">
            <text:p>3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Gregory Campbell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14:.M314])" office:value-type="float" office:value="34">
            <text:p>34</text:p>
          </table:table-cell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Shawn Horcoff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315:.M315])" office:value-type="float" office:value="34">
            <text:p>3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Nate Thompson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H316:.M316])" office:value-type="float" office:value="34">
            <text:p>34</text:p>
          </table:table-cell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Matt Nieto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17:.M317])" office:value-type="float" office:value="33">
            <text:p>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eksander Barkov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18:.M318])" office:value-type="float" office:value="33">
            <text:p>33</text:p>
          </table:table-cell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Steve Downie</text:p>
          </table:table-cell>
          <table:table-cell office:value-type="string">
            <text:p>COL, PHI</text:p>
          </table:table-cell>
          <table:table-cell office:value-type="string">
            <text:p>R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19:.M319])" office:value-type="float" office:value="33">
            <text:p>3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Vernon Fiddle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20:.M320])" office:value-type="float" office:value="33">
            <text:p>3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ascal Dupuis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321:.M321])" office:value-type="float" office:value="33">
            <text:p>33</text:p>
          </table:table-cell>
        </table:table-row>
        <table:table-row table:style-name="ro1" table:visibility="filter">
          <table:table-cell office:value-type="float" office:value="400">
            <text:p>400</text:p>
          </table:table-cell>
          <table:table-cell office:value-type="string">
            <text:p>Eric Brewer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22:.M322])" office:value-type="float" office:value="33">
            <text:p>33</text:p>
          </table:table-cell>
        </table:table-row>
        <table:table-row table:style-name="ro1" table:visibility="filter">
          <table:table-cell office:value-type="float" office:value="404">
            <text:p>404</text:p>
          </table:table-cell>
          <table:table-cell office:value-type="string">
            <text:p>Carl Gunnarsson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23:.M323])" office:value-type="float" office:value="33">
            <text:p>3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hawn Matthias</text:p>
          </table:table-cell>
          <table:table-cell office:value-type="string">
            <text:p>FLA, VAN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324:.M324])" office:value-type="float" office:value="32">
            <text:p>32</text:p>
          </table:table-cell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Zack Smith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325:.M325])" office:value-type="float" office:value="32">
            <text:p>32</text:p>
          </table:table-cell>
        </table:table-row>
        <table:table-row table:style-name="ro3" table:visibility="filter">
          <table:table-cell office:value-type="float" office:value="327">
            <text:p>327</text:p>
          </table:table-cell>
          <table:table-cell office:value-type="string">
            <text:p>Kris Letang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26:.M326])" office:value-type="float" office:value="32">
            <text:p>32</text:p>
          </table:table-cell>
        </table:table-row>
        <table:table-row table:style-name="ro1" table:visibility="filter">
          <table:table-cell office:value-type="float" office:value="349">
            <text:p>349</text:p>
          </table:table-cell>
          <table:table-cell office:value-type="string">
            <text:p>Ryan Murray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327:.M327])" office:value-type="float" office:value="32">
            <text:p>32</text:p>
          </table:table-cell>
        </table:table-row>
        <table:table-row table:style-name="ro1" table:visibility="filter">
          <table:table-cell office:value-type="float" office:value="401">
            <text:p>401</text:p>
          </table:table-cell>
          <table:table-cell office:value-type="string">
            <text:p>Sami Salo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formula="of:=SUM([.H328:.M328])" office:value-type="float" office:value="32">
            <text:p>32</text:p>
          </table:table-cell>
        </table:table-row>
        <table:table-row table:style-name="ro1" table:visibility="filter">
          <table:table-cell office:value-type="float" office:value="226">
            <text:p>226</text:p>
          </table:table-cell>
          <table:table-cell office:value-type="string">
            <text:p>Justin Faulk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29:.M329])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54">
            <text:p>254</text:p>
          </table:table-cell>
          <table:table-cell office:value-type="string">
            <text:p>Kris Russell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30:.M330])" office:value-type="float" office:value="31">
            <text:p>3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Gabriel Bourque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31:.M331])" office:value-type="float" office:value="31">
            <text:p>31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Andrei Loktionov</text:p>
          </table:table-cell>
          <table:table-cell office:value-type="string">
            <text:p>NJD, CAR</text:p>
          </table:table-cell>
          <table:table-cell office:value-type="string">
            <text:p>C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32:.M332])" office:value-type="float" office:value="31">
            <text:p>31</text:p>
          </table:table-cell>
        </table:table-row>
        <table:table-row table:style-name="ro1" table:visibility="filter">
          <table:table-cell office:value-type="float" office:value="337">
            <text:p>337</text:p>
          </table:table-cell>
          <table:table-cell office:value-type="string">
            <text:p>Thomas Hickey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H333:.M333])" office:value-type="float" office:value="31">
            <text:p>3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hris Kelly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334:.M334])" office:value-type="float" office:value="31">
            <text:p>3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erek MacKenzie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335:.M335])" office:value-type="float" office:value="31">
            <text:p>31</text:p>
          </table:table-cell>
        </table:table-row>
        <table:table-row table:style-name="ro3" table:visibility="filter">
          <table:table-cell office:value-type="float" office:value="390">
            <text:p>390</text:p>
          </table:table-cell>
          <table:table-cell office:value-type="string">
            <text:p>Jan Hejda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H336:.M336])" office:value-type="float" office:value="31">
            <text:p>31</text:p>
          </table:table-cell>
        </table:table-row>
        <table:table-row table:style-name="ro3" table:visibility="filter">
          <table:table-cell office:value-type="float" office:value="405">
            <text:p>405</text:p>
          </table:table-cell>
          <table:table-cell office:value-type="string">
            <text:p>Marco Scandella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37:.M337])" office:value-type="float" office:value="31">
            <text:p>31</text:p>
          </table:table-cell>
        </table:table-row>
        <table:table-row table:style-name="ro3" table:visibility="filter">
          <table:table-cell office:value-type="float" office:value="416">
            <text:p>416</text:p>
          </table:table-cell>
          <table:table-cell office:value-type="string">
            <text:p>Johnny Oduya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38:.M338])" office:value-type="float" office:value="31">
            <text:p>31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Lars Eller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-15">
            <text:p>-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39:.M339])" office:value-type="float" office:value="30">
            <text:p>30</text:p>
          </table:table-cell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Marcel Goc</text:p>
          </table:table-cell>
          <table:table-cell office:value-type="string">
            <text:p>FLA, PIT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0:.M340])" office:value-type="float" office:value="30">
            <text:p>3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Damien Brunn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1:.M341])" office:value-type="float" office:value="30">
            <text:p>30</text:p>
          </table:table-cell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Curtis Glencross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-11">
            <text:p>-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42:.M342])" office:value-type="float" office:value="30">
            <text:p>30</text:p>
          </table:table-cell>
        </table:table-row>
        <table:table-row table:style-name="ro3" table:visibility="filter">
          <table:table-cell office:value-type="float" office:value="319">
            <text:p>319</text:p>
          </table:table-cell>
          <table:table-cell office:value-type="string">
            <text:p>Marc Methot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3:.M343])" office:value-type="float" office:value="30">
            <text:p>3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avid Moss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4:.M344])" office:value-type="float" office:value="30">
            <text:p>30</text:p>
          </table:table-cell>
        </table:table-row>
        <table:table-row table:style-name="ro3" table:visibility="filter">
          <table:table-cell office:value-type="float" office:value="338">
            <text:p>338</text:p>
          </table:table-cell>
          <table:table-cell office:value-type="string">
            <text:p>Radko Gudas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45:.M345])" office:value-type="float" office:value="30">
            <text:p>30</text:p>
          </table:table-cell>
        </table:table-row>
        <table:table-row table:style-name="ro3" table:visibility="filter">
          <table:table-cell office:value-type="float" office:value="362">
            <text:p>362</text:p>
          </table:table-cell>
          <table:table-cell office:value-type="string">
            <text:p>Jonas Brodi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346:.M346])" office:value-type="float" office:value="30">
            <text:p>3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avid Jones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7:.M347])" office:value-type="float" office:value="30">
            <text:p>30</text:p>
          </table:table-cell>
        </table:table-row>
        <table:table-row table:style-name="ro3" table:visibility="filter">
          <table:table-cell office:value-type="float" office:value="436">
            <text:p>436</text:p>
          </table:table-cell>
          <table:table-cell office:value-type="string">
            <text:p>Barret Jackman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48:.M348])" office:value-type="float" office:value="30">
            <text:p>30</text:p>
          </table:table-cell>
        </table:table-row>
        <table:table-row table:style-name="ro1" table:visibility="filter">
          <table:table-cell office:value-type="float" office:value="525">
            <text:p>525</text:p>
          </table:table-cell>
          <table:table-cell office:value-type="string">
            <text:p>Bryan Alle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formula="of:=SUM([.H349:.M349])" office:value-type="float" office:value="30">
            <text:p>30</text:p>
          </table:table-cell>
        </table:table-row>
        <table:table-row table:style-name="ro1" table:visibility="filter">
          <table:table-cell office:value-type="float" office:value="267">
            <text:p>267</text:p>
          </table:table-cell>
          <table:table-cell office:value-type="string">
            <text:p>Tom Gilbert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50:.M350])" office:value-type="float" office:value="29">
            <text:p>29</text:p>
          </table:table-cell>
        </table:table-row>
        <table:table-row table:style-name="ro3" table:visibility="filter">
          <table:table-cell office:value-type="float" office:value="323">
            <text:p>323</text:p>
          </table:table-cell>
          <table:table-cell office:value-type="string">
            <text:p>Patrick Wiercioch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351:.M351])" office:value-type="float" office:value="29">
            <text:p>29</text:p>
          </table:table-cell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Nikolai Kulemin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352:.M352])" office:value-type="float" office:value="29">
            <text:p>29</text:p>
          </table:table-cell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Cal Clutterbuck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53:.M353])" office:value-type="float" office:value="29">
            <text:p>2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avid Booth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354:.M354])" office:value-type="float" office:value="29">
            <text:p>29</text:p>
          </table:table-cell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Ryan Strome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55:.M355])" office:value-type="float" office:value="29">
            <text:p>2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ene Bourque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56:.M356])" office:value-type="float" office:value="29">
            <text:p>29</text:p>
          </table:table-cell>
        </table:table-row>
        <table:table-row table:style-name="ro1" table:visibility="filter">
          <table:table-cell office:value-type="float" office:value="498">
            <text:p>498</text:p>
          </table:table-cell>
          <table:table-cell office:value-type="string">
            <text:p>Ian Cole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formula="of:=SUM([.H357:.M357])" office:value-type="float" office:value="29">
            <text:p>29</text:p>
          </table:table-cell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Dany Heatley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-18">
            <text:p>-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58:.M358])" office:value-type="float" office:value="28">
            <text:p>28</text:p>
          </table:table-cell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Lauri Korpikoski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59:.M359])" office:value-type="float" office:value="28">
            <text:p>28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Kyle Chipchura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360:.M360])" office:value-type="float" office:value="28">
            <text:p>2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Jesse Winchester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61:.M361])" office:value-type="float" office:value="28">
            <text:p>2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Brian Gibbons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62:.M362])" office:value-type="float" office:value="28">
            <text:p>28</text:p>
          </table:table-cell>
        </table:table-row>
        <table:table-row table:style-name="ro1" table:visibility="filter">
          <table:table-cell office:value-type="float" office:value="434">
            <text:p>434</text:p>
          </table:table-cell>
          <table:table-cell office:value-type="string">
            <text:p>John Moore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63:.M363])" office:value-type="float" office:value="28">
            <text:p>28</text:p>
          </table:table-cell>
        </table:table-row>
        <table:table-row table:style-name="ro3" table:visibility="filter">
          <table:table-cell office:value-type="float" office:value="439">
            <text:p>439</text:p>
          </table:table-cell>
          <table:table-cell office:value-type="string">
            <text:p>Nikita Nikiti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64:.M364])" office:value-type="float" office:value="28">
            <text:p>2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Anders Lee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365:.M365])" office:value-type="float" office:value="28">
            <text:p>28</text:p>
          </table:table-cell>
        </table:table-row>
        <table:table-row table:style-name="ro3" table:visibility="filter">
          <table:table-cell office:value-type="float" office:value="510">
            <text:p>510</text:p>
          </table:table-cell>
          <table:table-cell office:value-type="string">
            <text:p>Stephane Robidas</text:p>
          </table:table-cell>
          <table:table-cell office:value-type="string">
            <text:p>DAL, ANA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66:.M366])" office:value-type="float" office:value="28">
            <text:p>28</text:p>
          </table:table-cell>
        </table:table-row>
        <table:table-row table:style-name="ro3" table:visibility="filter">
          <table:table-cell office:value-type="float" office:value="599">
            <text:p>599</text:p>
          </table:table-cell>
          <table:table-cell office:value-type="string">
            <text:p>Kevan Miller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67:.M367])" office:value-type="float" office:value="28">
            <text:p>28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Ryane Clowe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68:.M368])" office:value-type="float" office:value="27">
            <text:p>27</text:p>
          </table:table-cell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Zemgus Girgensons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69:.M369])" office:value-type="float" office:value="27">
            <text:p>27</text:p>
          </table:table-cell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Jannik Hanse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70:.M370])" office:value-type="float" office:value="27">
            <text:p>2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James Sheppard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371:.M371])" office:value-type="float" office:value="27">
            <text:p>27</text:p>
          </table:table-cell>
        </table:table-row>
        <table:table-row table:style-name="ro1" table:visibility="filter">
          <table:table-cell office:value-type="float" office:value="368">
            <text:p>368</text:p>
          </table:table-cell>
          <table:table-cell office:value-type="string">
            <text:p>Matt Irwi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72:.M372])" office:value-type="float" office:value="27">
            <text:p>2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Jimmy Hayes</text:p>
          </table:table-cell>
          <table:table-cell office:value-type="string">
            <text:p>CHI, FLA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373:.M373])" office:value-type="float" office:value="27">
            <text:p>2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Brian Boyl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74:.M374])" office:value-type="float" office:value="27">
            <text:p>2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ominic Moor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75:.M375])" office:value-type="float" office:value="27">
            <text:p>27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Dale Weise</text:p>
          </table:table-cell>
          <table:table-cell office:value-type="string">
            <text:p>VAN, MTL</text:p>
          </table:table-cell>
          <table:table-cell office:value-type="string">
            <text:p>R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76:.M376])" office:value-type="float" office:value="27">
            <text:p>27</text:p>
          </table:table-cell>
        </table:table-row>
        <table:table-row table:style-name="ro1" table:visibility="filter">
          <table:table-cell office:value-type="float" office:value="482">
            <text:p>482</text:p>
          </table:table-cell>
          <table:table-cell office:value-type="string">
            <text:p>Willie Mitchell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formula="of:=SUM([.H377:.M377])" office:value-type="float" office:value="27">
            <text:p>27</text:p>
          </table:table-cell>
        </table:table-row>
        <table:table-row table:style-name="ro1" table:visibility="filter">
          <table:table-cell office:value-type="float" office:value="213">
            <text:p>213</text:p>
          </table:table-cell>
          <table:table-cell office:value-type="string">
            <text:p>Justin Schultz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4">
            <text:p>74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378:.M378])" office:value-type="float" office:value="26">
            <text:p>26</text:p>
          </table:table-cell>
        </table:table-row>
        <table:table-row table:style-name="ro1" table:visibility="filter">
          <table:table-cell office:value-type="float" office:value="462">
            <text:p>462</text:p>
          </table:table-cell>
          <table:table-cell office:value-type="string">
            <text:p>Mark Stuart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formula="of:=SUM([.H379:.M379])" office:value-type="float" office:value="26">
            <text:p>26</text:p>
          </table:table-cell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Emerson Etem</text:p>
          </table:table-cell>
          <table:table-cell office:value-type="string">
            <text:p>ANA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80:.M380])" office:value-type="float" office:value="26">
            <text:p>26</text:p>
          </table:table-cell>
        </table:table-row>
        <table:table-row table:style-name="ro3" table:visibility="filter">
          <table:table-cell office:value-type="float" office:value="493">
            <text:p>493</text:p>
          </table:table-cell>
          <table:table-cell office:value-type="string">
            <text:p>Michael Kostka</text:p>
          </table:table-cell>
          <table:table-cell office:value-type="string">
            <text:p>CHI, TBL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81:.M381])" office:value-type="float" office:value="26">
            <text:p>2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Alex Tanguay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82:.M382])" office:value-type="float" office:value="26">
            <text:p>26</text:p>
          </table:table-cell>
        </table:table-row>
        <table:table-row table:style-name="ro3" table:visibility="filter">
          <table:table-cell office:value-type="float" office:value="511">
            <text:p>511</text:p>
          </table:table-cell>
          <table:table-cell office:value-type="string">
            <text:p>Mark Barberio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83:.M383])" office:value-type="float" office:value="26">
            <text:p>26</text:p>
          </table:table-cell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Paul Gaustad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384:.M384])" office:value-type="float" office:value="25">
            <text:p>2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athan Horton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85:.M385])" office:value-type="float" office:value="25">
            <text:p>25</text:p>
          </table:table-cell>
        </table:table-row>
        <table:table-row table:style-name="ro3" table:visibility="filter">
          <table:table-cell office:value-type="float" office:value="383">
            <text:p>383</text:p>
          </table:table-cell>
          <table:table-cell office:value-type="string">
            <text:p>Travis Hamonic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386:.M386])" office:value-type="float" office:value="25">
            <text:p>25</text:p>
          </table:table-cell>
        </table:table-row>
        <table:table-row table:style-name="ro3">
          <table:table-cell office:value-type="float" office:value="425">
            <text:p>425</text:p>
          </table:table-cell>
          <table:table-cell office:value-type="string">
            <text:p>Tomas Jurco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387:.M387])" office:value-type="float" office:value="25">
            <text:p>25</text:p>
          </table:table-cell>
        </table:table-row>
        <table:table-row table:style-name="ro3" table:visibility="filter">
          <table:table-cell office:value-type="float" office:value="448">
            <text:p>448</text:p>
          </table:table-cell>
          <table:table-cell office:value-type="string">
            <text:p>Robyn Regehr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88:.M388])" office:value-type="float" office:value="25">
            <text:p>25</text:p>
          </table:table-cell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Dave Bolland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389:.M389])" office:value-type="float" office:value="25">
            <text:p>25</text:p>
          </table:table-cell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Erik Condra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390:.M390])" office:value-type="float" office:value="24">
            <text:p>24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Michal Handzu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91:.M391])" office:value-type="float" office:value="24">
            <text:p>24</text:p>
          </table:table-cell>
        </table:table-row>
        <table:table-row table:style-name="ro1" table:visibility="filter">
          <table:table-cell office:value-type="float" office:value="429">
            <text:p>429</text:p>
          </table:table-cell>
          <table:table-cell office:value-type="string">
            <text:p>David Savard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92:.M392])" office:value-type="float" office:value="24">
            <text:p>24</text:p>
          </table:table-cell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Joe Colborne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-17">
            <text:p>-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93:.M393])" office:value-type="float" office:value="23">
            <text:p>23</text:p>
          </table:table-cell>
        </table:table-row>
        <table:table-row table:style-name="ro3" table:visibility="filter">
          <table:table-cell office:value-type="float" office:value="312">
            <text:p>312</text:p>
          </table:table-cell>
          <table:table-cell office:value-type="string">
            <text:p>Kevin Bieksa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394:.M394])" office:value-type="float" office:value="23">
            <text:p>23</text:p>
          </table:table-cell>
        </table:table-row>
        <table:table-row table:style-name="ro1" table:visibility="filter">
          <table:table-cell office:value-type="float" office:value="365">
            <text:p>365</text:p>
          </table:table-cell>
          <table:table-cell office:value-type="string">
            <text:p>Brendan Smith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395:.M395])" office:value-type="float" office:value="23">
            <text:p>23</text:p>
          </table:table-cell>
        </table:table-row>
        <table:table-row table:style-name="ro3" table:visibility="filter">
          <table:table-cell office:value-type="float" office:value="427">
            <text:p>427</text:p>
          </table:table-cell>
          <table:table-cell office:value-type="string">
            <text:p>Jared Cowen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96:.M396])" office:value-type="float" office:value="23">
            <text:p>23</text:p>
          </table:table-cell>
        </table:table-row>
        <table:table-row table:style-name="ro3" table:visibility="filter">
          <table:table-cell office:value-type="float" office:value="463">
            <text:p>463</text:p>
          </table:table-cell>
          <table:table-cell office:value-type="string">
            <text:p>Anton Stralman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SUM([.H397:.M397])" office:value-type="float" office:value="23">
            <text:p>23</text:p>
          </table:table-cell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Elias Lindholm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398:.M398])" office:value-type="float" office:value="22">
            <text:p>22</text:p>
          </table:table-cell>
        </table:table-row>
        <table:table-row table:style-name="ro1" table:visibility="filter">
          <table:table-cell office:value-type="float" office:value="344">
            <text:p>344</text:p>
          </table:table-cell>
          <table:table-cell office:value-type="string">
            <text:p>Michael Stone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99:.M399])" office:value-type="float" office:value="22">
            <text:p>22</text:p>
          </table:table-cell>
        </table:table-row>
        <table:table-row table:style-name="ro1" table:visibility="filter">
          <table:table-cell office:value-type="float" office:value="421">
            <text:p>421</text:p>
          </table:table-cell>
          <table:table-cell office:value-type="string">
            <text:p>Ryan Stanton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H400:.M400])" office:value-type="float" office:value="22">
            <text:p>22</text:p>
          </table:table-cell>
        </table:table-row>
        <table:table-row table:style-name="ro3">
          <table:table-cell office:value-type="float" office:value="422">
            <text:p>422</text:p>
          </table:table-cell>
          <table:table-cell office:value-type="string">
            <text:p>Bryan Bickell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01:.M401])" office:value-type="float" office:value="22">
            <text:p>2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xim Lapierre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02:.M402])" office:value-type="float" office:value="22">
            <text:p>22</text:p>
          </table:table-cell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Manny Malhotra</text:p>
          </table:table-cell>
          <table:table-cell office:value-type="string">
            <text:p>CAR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403:.M403])" office:value-type="float" office:value="22">
            <text:p>2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dy McLeod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404:.M404])" office:value-type="float" office:value="22">
            <text:p>22</text:p>
          </table:table-cell>
        </table:table-row>
        <table:table-row table:style-name="ro1" table:visibility="filter">
          <table:table-cell office:value-type="float" office:value="496">
            <text:p>496</text:p>
          </table:table-cell>
          <table:table-cell office:value-type="string">
            <text:p>Brad Stuart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405:.M405])" office:value-type="float" office:value="22">
            <text:p>22</text:p>
          </table:table-cell>
        </table:table-row>
        <table:table-row table:style-name="ro3" table:visibility="filter">
          <table:table-cell office:value-type="float" office:value="501">
            <text:p>501</text:p>
          </table:table-cell>
          <table:table-cell office:value-type="string">
            <text:p>Eric Gryba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SUM([.H406:.M406])" office:value-type="float" office:value="22">
            <text:p>22</text:p>
          </table:table-cell>
        </table:table-row>
        <table:table-row table:style-name="ro3" table:visibility="filter">
          <table:table-cell office:value-type="float" office:value="524">
            <text:p>524</text:p>
          </table:table-cell>
          <table:table-cell office:value-type="string">
            <text:p>Dennis Seidenberg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formula="of:=SUM([.H407:.M407])" office:value-type="float" office:value="22">
            <text:p>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mas Fleischmann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08:.M408])" office:value-type="float" office:value="21">
            <text:p>21</text:p>
          </table:table-cell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Ryan Smyth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09:.M409])" office:value-type="float" office:value="21">
            <text:p>21</text:p>
          </table:table-cell>
        </table:table-row>
        <table:table-row table:style-name="ro1" table:visibility="filter">
          <table:table-cell office:value-type="float" office:value="435">
            <text:p>435</text:p>
          </table:table-cell>
          <table:table-cell office:value-type="string">
            <text:p>Jay Harrison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410:.M410])" office:value-type="float" office:value="21">
            <text:p>21</text:p>
          </table:table-cell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Brandon Bollig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11:.M411])" office:value-type="float" office:value="21">
            <text:p>21</text:p>
          </table:table-cell>
        </table:table-row>
        <table:table-row table:style-name="ro1" table:visibility="filter">
          <table:table-cell office:value-type="float" office:value="447">
            <text:p>447</text:p>
          </table:table-cell>
          <table:table-cell office:value-type="string">
            <text:p>Paul Ranger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412:.M412])" office:value-type="float" office:value="21">
            <text:p>21</text:p>
          </table:table-cell>
        </table:table-row>
        <table:table-row table:style-name="ro1" table:visibility="filter">
          <table:table-cell office:value-type="float" office:value="451">
            <text:p>451</text:p>
          </table:table-cell>
          <table:table-cell office:value-type="string">
            <text:p>Josh Gorges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413:.M413])" office:value-type="float" office:value="21">
            <text:p>21</text:p>
          </table:table-cell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Brandon Prust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414:.M414])" office:value-type="float" office:value="21">
            <text:p>21</text:p>
          </table:table-cell>
        </table:table-row>
        <table:table-row table:style-name="ro3">
          <table:table-cell office:value-type="float" office:value="465">
            <text:p>465</text:p>
          </table:table-cell>
          <table:table-cell office:value-type="string">
            <text:p>Colton Sceviou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15:.M415])" office:value-type="float" office:value="21">
            <text:p>2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Jeremy Morin</text:p>
          </table:table-cell>
          <table:table-cell office:value-type="string">
            <text:p>CHI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H416:.M416])" office:value-type="float" office:value="21">
            <text:p>21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Sam Gagner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-29">
            <text:p>-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17:.M417])" office:value-type="float" office:value="20">
            <text:p>20</text:p>
          </table:table-cell>
        </table:table-row>
        <table:table-row table:style-name="ro1" table:visibility="filter">
          <table:table-cell office:value-type="float" office:value="395">
            <text:p>395</text:p>
          </table:table-cell>
          <table:table-cell office:value-type="string">
            <text:p>Braydon Cobur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18:.M418])" office:value-type="float" office:value="20">
            <text:p>20</text:p>
          </table:table-cell>
        </table:table-row>
        <table:table-row table:style-name="ro1" table:visibility="filter">
          <table:table-cell office:value-type="float" office:value="396">
            <text:p>396</text:p>
          </table:table-cell>
          <table:table-cell office:value-type="string">
            <text:p>Derek Morris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419:.M419])" office:value-type="float" office:value="20">
            <text:p>20</text:p>
          </table:table-cell>
        </table:table-row>
        <table:table-row table:style-name="ro3" table:visibility="filter">
          <table:table-cell office:value-type="float" office:value="406">
            <text:p>406</text:p>
          </table:table-cell>
          <table:table-cell office:value-type="string">
            <text:p>Alexei Emeli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20:.M420])" office:value-type="float" office:value="20">
            <text:p>20</text:p>
          </table:table-cell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Brooks Laich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21:.M421])" office:value-type="float" office:value="20">
            <text:p>20</text:p>
          </table:table-cell>
        </table:table-row>
        <table:table-row table:style-name="ro3" table:visibility="filter">
          <table:table-cell office:value-type="float" office:value="458">
            <text:p>458</text:p>
          </table:table-cell>
          <table:table-cell office:value-type="string">
            <text:p>Roman Polak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422:.M422])" office:value-type="float" office:value="20">
            <text:p>2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revor Lewis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23:.M423])" office:value-type="float" office:value="20">
            <text:p>20</text:p>
          </table:table-cell>
        </table:table-row>
        <table:table-row table:style-name="ro3" table:visibility="filter">
          <table:table-cell office:value-type="float" office:value="521">
            <text:p>521</text:p>
          </table:table-cell>
          <table:table-cell office:value-type="string">
            <text:p>Steve Oleksy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24:.M424])" office:value-type="float" office:value="20">
            <text:p>20</text:p>
          </table:table-cell>
        </table:table-row>
        <table:table-row table:style-name="ro3" table:visibility="filter">
          <table:table-cell office:value-type="float" office:value="219">
            <text:p>219</text:p>
          </table:table-cell>
          <table:table-cell office:value-type="string">
            <text:p>Cody Franson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25:.M425])" office:value-type="float" office:value="19">
            <text:p>19</text:p>
          </table:table-cell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Tuomo Ruutu</text:p>
          </table:table-cell>
          <table:table-cell office:value-type="string">
            <text:p>CAR, NJD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-18">
            <text:p>-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26:.M426])" office:value-type="float" office:value="19">
            <text:p>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Blake Comeau</text:p>
          </table:table-cell>
          <table:table-cell office:value-type="string">
            <text:p>CBJ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427:.M427])" office:value-type="float" office:value="19">
            <text:p>19</text:p>
          </table:table-cell>
        </table:table-row>
        <table:table-row table:style-name="ro3">
          <table:table-cell office:value-type="float" office:value="517">
            <text:p>517</text:p>
          </table:table-cell>
          <table:table-cell office:value-type="string">
            <text:p>Troy Bodie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428:.M428])" office:value-type="float" office:value="19">
            <text:p>19</text:p>
          </table:table-cell>
        </table:table-row>
        <table:table-row table:style-name="ro3" table:visibility="filter">
          <table:table-cell office:value-type="float" office:value="518">
            <text:p>518</text:p>
          </table:table-cell>
          <table:table-cell office:value-type="string">
            <text:p>Zbynek Michalek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29:.M429])" office:value-type="float" office:value="19">
            <text:p>19</text:p>
          </table:table-cell>
        </table:table-row>
        <table:table-row table:style-name="ro3" table:visibility="filter">
          <table:table-cell office:value-type="float" office:value="520">
            <text:p>520</text:p>
          </table:table-cell>
          <table:table-cell office:value-type="string">
            <text:p>Erik Gustafsso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H430:.M430])" office:value-type="float" office:value="19">
            <text:p>19</text:p>
          </table:table-cell>
        </table:table-row>
        <table:table-row table:style-name="ro3" table:visibility="filter">
          <table:table-cell office:value-type="float" office:value="603">
            <text:p>603</text:p>
          </table:table-cell>
          <table:table-cell office:value-type="string">
            <text:p>Adam McQuaid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formula="of:=SUM([.H431:.M431])" office:value-type="float" office:value="19">
            <text:p>19</text:p>
          </table:table-cell>
        </table:table-row>
        <table:table-row table:style-name="ro3" table:visibility="filter">
          <table:table-cell office:value-type="float" office:value="217">
            <text:p>217</text:p>
          </table:table-cell>
          <table:table-cell office:value-type="string">
            <text:p>Christian Ehrhoff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-27">
            <text:p>-2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432:.M432])" office:value-type="float" office:value="18">
            <text:p>1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oyd Gordon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33:.M433])" office:value-type="float" office:value="18">
            <text:p>18</text:p>
          </table:table-cell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Mark Arcobello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434:.M434])" office:value-type="float" office:value="18">
            <text:p>18</text:p>
          </table:table-cell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Lance Bouma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435:.M435])" office:value-type="float" office:value="18">
            <text:p>18</text:p>
          </table:table-cell>
        </table:table-row>
        <table:table-row table:style-name="ro3">
          <table:table-cell office:value-type="float" office:value="472">
            <text:p>472</text:p>
          </table:table-cell>
          <table:table-cell office:value-type="string">
            <text:p>Tomas Kopecky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49">
            <text:p>49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436:.M436])" office:value-type="float" office:value="18">
            <text:p>1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eter Holland</text:p>
          </table:table-cell>
          <table:table-cell office:value-type="string">
            <text:p>ANA, TOR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37:.M437])" office:value-type="float" office:value="18">
            <text:p>18</text:p>
          </table:table-cell>
        </table:table-row>
        <table:table-row table:style-name="ro3" table:visibility="filter">
          <table:table-cell office:value-type="float" office:value="523">
            <text:p>523</text:p>
          </table:table-cell>
          <table:table-cell office:value-type="string">
            <text:p>Cory Sarich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H438:.M438])" office:value-type="float" office:value="18">
            <text:p>1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adek Dvorak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39:.M439])" office:value-type="float" office:value="18">
            <text:p>18</text:p>
          </table:table-cell>
        </table:table-row>
        <table:table-row table:style-name="ro3">
          <table:table-cell office:value-type="float" office:value="541">
            <text:p>541</text:p>
          </table:table-cell>
          <table:table-cell office:value-type="string">
            <text:p>Calle Jarnkrok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H440:.M440])" office:value-type="float" office:value="18">
            <text:p>1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ark Stone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41:.M441])" office:value-type="float" office:value="18">
            <text:p>18</text:p>
          </table:table-cell>
        </table:table-row>
        <table:table-row table:style-name="ro3" table:visibility="filter">
          <table:table-cell office:value-type="float" office:value="274">
            <text:p>274</text:p>
          </table:table-cell>
          <table:table-cell office:value-type="string">
            <text:p>Morgan Rielly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42:.M442])" office:value-type="float" office:value="17">
            <text:p>17</text:p>
          </table:table-cell>
        </table:table-row>
        <table:table-row table:style-name="ro3" table:visibility="filter">
          <table:table-cell office:value-type="float" office:value="369">
            <text:p>369</text:p>
          </table:table-cell>
          <table:table-cell office:value-type="string">
            <text:p>Jakub Kind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443:.M443])" office:value-type="float" office:value="17">
            <text:p>17</text:p>
          </table:table-cell>
        </table:table-row>
        <table:table-row table:style-name="ro1" table:visibility="filter">
          <table:table-cell office:value-type="float" office:value="437">
            <text:p>437</text:p>
          </table:table-cell>
          <table:table-cell office:value-type="string">
            <text:p>Paul Marti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44:.M444])" office:value-type="float" office:value="17">
            <text:p>17</text:p>
          </table:table-cell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Michael Bournival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45:.M445])" office:value-type="float" office:value="17">
            <text:p>17</text:p>
          </table:table-cell>
        </table:table-row>
        <table:table-row table:style-name="ro3" table:visibility="filter">
          <table:table-cell office:value-type="float" office:value="449">
            <text:p>449</text:p>
          </table:table-cell>
          <table:table-cell office:value-type="string">
            <text:p>Marc Staal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46:.M446])" office:value-type="float" office:value="17">
            <text:p>17</text:p>
          </table:table-cell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Patrick Bordeleau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47:.M447])" office:value-type="float" office:value="17">
            <text:p>17</text:p>
          </table:table-cell>
        </table:table-row>
        <table:table-row table:style-name="ro1" table:visibility="filter">
          <table:table-cell office:value-type="float" office:value="495">
            <text:p>495</text:p>
          </table:table-cell>
          <table:table-cell office:value-type="string">
            <text:p>Zach Bogosian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448:.M448])" office:value-type="float" office:value="17">
            <text:p>17</text:p>
          </table:table-cell>
        </table:table-row>
        <table:table-row table:style-name="ro3" table:visibility="filter">
          <table:table-cell office:value-type="float" office:value="499">
            <text:p>499</text:p>
          </table:table-cell>
          <table:table-cell office:value-type="string">
            <text:p>Lubomir Visnovsky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449:.M449])" office:value-type="float" office:value="17">
            <text:p>17</text:p>
          </table:table-cell>
        </table:table-row>
        <table:table-row table:style-name="ro3">
          <table:table-cell office:value-type="float" office:value="522">
            <text:p>522</text:p>
          </table:table-cell>
          <table:table-cell office:value-type="string">
            <text:p>Devante Smith-Pelly</text:p>
          </table:table-cell>
          <table:table-cell office:value-type="string">
            <text:p>ANA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SUM([.H450:.M450])" office:value-type="float" office:value="17">
            <text:p>17</text:p>
          </table:table-cell>
        </table:table-row>
        <table:table-row table:style-name="ro3">
          <table:table-cell office:value-type="float" office:value="528">
            <text:p>528</text:p>
          </table:table-cell>
          <table:table-cell office:value-type="string">
            <text:p>Jayson Megna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51:.M451])" office:value-type="float" office:value="17">
            <text:p>17</text:p>
          </table:table-cell>
        </table:table-row>
        <table:table-row table:style-name="ro3" table:visibility="filter">
          <table:table-cell office:value-type="float" office:value="539">
            <text:p>539</text:p>
          </table:table-cell>
          <table:table-cell office:value-type="string">
            <text:p>John-Michael Liles</text:p>
          </table:table-cell>
          <table:table-cell office:value-type="string">
            <text:p>TOR, CAR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52:.M452])" office:value-type="float" office:value="17">
            <text:p>1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hawn Thornton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53:.M453])" office:value-type="float" office:value="17">
            <text:p>1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Kyle Clifford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454:.M454])" office:value-type="float" office:value="17">
            <text:p>17</text:p>
          </table:table-cell>
        </table:table-row>
        <table:table-row table:style-name="ro3" table:visibility="filter">
          <table:table-cell office:value-type="float" office:value="471">
            <text:p>471</text:p>
          </table:table-cell>
          <table:table-cell office:value-type="string">
            <text:p>Luke Schen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SUM([.H455:.M455])" office:value-type="float" office:value="16">
            <text:p>16</text:p>
          </table:table-cell>
        </table:table-row>
        <table:table-row table:style-name="ro3" table:visibility="filter">
          <table:table-cell office:value-type="float" office:value="474">
            <text:p>474</text:p>
          </table:table-cell>
          <table:table-cell office:value-type="string">
            <text:p>Scott Hannan</text:p>
          </table:table-cell>
          <table:table-cell office:value-type="string">
            <text:p>SJS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456:.M456])" office:value-type="float" office:value="16">
            <text:p>16</text:p>
          </table:table-cell>
        </table:table-row>
        <table:table-row table:style-name="ro3">
          <table:table-cell office:value-type="float" office:value="479">
            <text:p>479</text:p>
          </table:table-cell>
          <table:table-cell office:value-type="string">
            <text:p>Travis Moen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457:.M457])" office:value-type="float" office:value="16">
            <text:p>16</text:p>
          </table:table-cell>
        </table:table-row>
        <table:table-row table:style-name="ro3">
          <table:table-cell office:value-type="float" office:value="503">
            <text:p>503</text:p>
          </table:table-cell>
          <table:table-cell office:value-type="string">
            <text:p>Corey Tropp</text:p>
          </table:table-cell>
          <table:table-cell office:value-type="string">
            <text:p>BUF, CBJ</text:p>
          </table:table-cell>
          <table:table-cell office:value-type="string">
            <text:p>R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458:.M458])"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Jordan Nolan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59:.M459])" office:value-type="float" office:value="16">
            <text:p>1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Paul Bissonnette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460:.M460])" office:value-type="float" office:value="16">
            <text:p>16</text:p>
          </table:table-cell>
        </table:table-row>
        <table:table-row table:style-name="ro3" table:visibility="filter">
          <table:table-cell office:value-type="float" office:value="560">
            <text:p>560</text:p>
          </table:table-cell>
          <table:table-cell office:value-type="string">
            <text:p>Michal Rozsival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H461:.M461])" office:value-type="float" office:value="16">
            <text:p>1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Joakim Andersso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62:.M462])" office:value-type="float" office:value="15">
            <text:p>15</text:p>
          </table:table-cell>
        </table:table-row>
        <table:table-row table:style-name="ro1" table:visibility="filter">
          <table:table-cell office:value-type="float" office:value="438">
            <text:p>438</text:p>
          </table:table-cell>
          <table:table-cell office:value-type="string">
            <text:p>Raphael Diaz</text:p>
          </table:table-cell>
          <table:table-cell office:value-type="string">
            <text:p>MTL, VAN, NYR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463:.M463])" office:value-type="float" office:value="15">
            <text:p>15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Joe Vitale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64:.M464])" office:value-type="float" office:value="15">
            <text:p>15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Tom Wilson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465:.M465])" office:value-type="float" office:value="15">
            <text:p>15</text:p>
          </table:table-cell>
        </table:table-row>
        <table:table-row table:style-name="ro3" table:visibility="filter">
          <table:table-cell office:value-type="float" office:value="556">
            <text:p>556</text:p>
          </table:table-cell>
          <table:table-cell office:value-type="string">
            <text:p>Nate Pross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466:.M466])" office:value-type="float" office:value="15">
            <text:p>15</text:p>
          </table:table-cell>
        </table:table-row>
        <table:table-row table:style-name="ro1" table:visibility="filter">
          <table:table-cell office:value-type="float" office:value="563">
            <text:p>563</text:p>
          </table:table-cell>
          <table:table-cell office:value-type="string">
            <text:p>Connor Murphy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67:.M467])" office:value-type="float" office:value="15">
            <text:p>1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Drew Shore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68:.M468])" office:value-type="float" office:value="15">
            <text:p>15</text:p>
          </table:table-cell>
        </table:table-row>
        <table:table-row table:style-name="ro3" table:visibility="filter">
          <table:table-cell office:value-type="float" office:value="624">
            <text:p>624</text:p>
          </table:table-cell>
          <table:table-cell office:value-type="string">
            <text:p>Mark Fistric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SUM([.H469:.M469])" office:value-type="float" office:value="15">
            <text:p>15</text:p>
          </table:table-cell>
        </table:table-row>
        <table:table-row table:style-name="ro1" table:visibility="filter">
          <table:table-cell office:value-type="float" office:value="266">
            <text:p>266</text:p>
          </table:table-cell>
          <table:table-cell office:value-type="string">
            <text:p>Andrew MacDonald</text:p>
          </table:table-cell>
          <table:table-cell office:value-type="string">
            <text:p>NYI, PHI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-22">
            <text:p>-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70:.M470])" office:value-type="float" office:value="14">
            <text:p>14</text:p>
          </table:table-cell>
        </table:table-row>
        <table:table-row table:style-name="ro3" table:visibility="filter">
          <table:table-cell office:value-type="float" office:value="339">
            <text:p>339</text:p>
          </table:table-cell>
          <table:table-cell office:value-type="string">
            <text:p>Sergei Gonchar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71:.M471])" office:value-type="float" office:value="14">
            <text:p>14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Eric Nystrom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72:.M472])" office:value-type="float" office:value="14">
            <text:p>14</text:p>
          </table:table-cell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Marcus Foligno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473:.M473])" office:value-type="float" office:value="14">
            <text:p>1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J.T. Brown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474:.M474])" office:value-type="float" office:value="14">
            <text:p>14</text:p>
          </table:table-cell>
        </table:table-row>
        <table:table-row table:style-name="ro3" table:visibility="filter">
          <table:table-cell office:value-type="float" office:value="385">
            <text:p>385</text:p>
          </table:table-cell>
          <table:table-cell office:value-type="string">
            <text:p>Karl Alzner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75:.M475])" office:value-type="float" office:value="14">
            <text:p>14</text:p>
          </table:table-cell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Todd Bertuzzi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7">
            <text:p>-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SUM([.H476:.M476])" office:value-type="float" office:value="14">
            <text:p>14</text:p>
          </table:table-cell>
        </table:table-row>
        <table:table-row table:style-name="ro3" table:visibility="filter">
          <table:table-cell office:value-type="float" office:value="418">
            <text:p>418</text:p>
          </table:table-cell>
          <table:table-cell office:value-type="string">
            <text:p>Calvin de Ha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77:.M477])" office:value-type="float" office:value="14">
            <text:p>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att Marti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H478:.M478])" office:value-type="float" office:value="14">
            <text:p>14</text:p>
          </table:table-cell>
        </table:table-row>
        <table:table-row table:style-name="ro1" table:visibility="filter">
          <table:table-cell office:value-type="float" office:value="464">
            <text:p>464</text:p>
          </table:table-cell>
          <table:table-cell office:value-type="string">
            <text:p>Mike Weaver</text:p>
          </table:table-cell>
          <table:table-cell office:value-type="string">
            <text:p>FLA, MTL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H479:.M479])" office:value-type="float" office:value="14">
            <text:p>14</text:p>
          </table:table-cell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Drayson Bowman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480:.M480])" office:value-type="float" office:value="14">
            <text:p>14</text:p>
          </table:table-cell>
        </table:table-row>
        <table:table-row table:style-name="ro3">
          <table:table-cell office:value-type="float" office:value="502">
            <text:p>502</text:p>
          </table:table-cell>
          <table:table-cell office:value-type="string">
            <text:p>Chris Thorburn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81:.M481])" office:value-type="float" office:value="14">
            <text:p>14</text:p>
          </table:table-cell>
        </table:table-row>
        <table:table-row table:style-name="ro1" table:visibility="filter">
          <table:table-cell office:value-type="float" office:value="505">
            <text:p>505</text:p>
          </table:table-cell>
          <table:table-cell office:value-type="string">
            <text:p>Jonathan Ericsson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482:.M482])" office:value-type="float" office:value="14">
            <text:p>14</text:p>
          </table:table-cell>
        </table:table-row>
        <table:table-row table:style-name="ro1" table:visibility="filter">
          <table:table-cell office:value-type="float" office:value="508">
            <text:p>508</text:p>
          </table:table-cell>
          <table:table-cell office:value-type="string">
            <text:p>Yannick Weber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83:.M483])" office:value-type="float" office:value="14">
            <text:p>1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Tanner Pearson</text:p>
          </table:table-cell>
          <table:table-cell office:value-type="string">
            <text:p>LAK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84:.M484])" office:value-type="float" office:value="14">
            <text:p>14</text:p>
          </table:table-cell>
        </table:table-row>
        <table:table-row table:style-name="ro3" table:visibility="filter">
          <table:table-cell office:value-type="float" office:value="591">
            <text:p>591</text:p>
          </table:table-cell>
          <table:table-cell office:value-type="string">
            <text:p>Keaton Ellerby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85:.M485])" office:value-type="float" office:value="14">
            <text:p>14</text:p>
          </table:table-cell>
        </table:table-row>
        <table:table-row table:style-name="ro1" table:visibility="filter">
          <table:table-cell office:value-type="float" office:value="592">
            <text:p>592</text:p>
          </table:table-cell>
          <table:table-cell office:value-type="string">
            <text:p>Matt Greene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486:.M486])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98">
            <text:p>298</text:p>
          </table:table-cell>
          <table:table-cell office:value-type="string">
            <text:p>Seth Jones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-23">
            <text:p>-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487:.M487])" office:value-type="float" office:value="13">
            <text:p>13</text:p>
          </table:table-cell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Viktor Stalberg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14">
            <text:p>-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88:.M488])" office:value-type="float" office:value="13">
            <text:p>1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ndrew Desjardins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89:.M489])" office:value-type="float" office:value="13">
            <text:p>13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Alexandre Burrows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49">
            <text:p>49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490:.M490])" office:value-type="float" office:value="13">
            <text:p>1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Ryan Malone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491:.M491])" office:value-type="float" office:value="13">
            <text:p>13</text:p>
          </table:table-cell>
        </table:table-row>
        <table:table-row table:style-name="ro1" table:visibility="filter">
          <table:table-cell office:value-type="float" office:value="457">
            <text:p>457</text:p>
          </table:table-cell>
          <table:table-cell office:value-type="string">
            <text:p>Kyle Quincey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92:.M492])" office:value-type="float" office:value="13">
            <text:p>13</text:p>
          </table:table-cell>
        </table:table-row>
        <table:table-row table:style-name="ro3" table:visibility="filter">
          <table:table-cell office:value-type="float" office:value="467">
            <text:p>467</text:p>
          </table:table-cell>
          <table:table-cell office:value-type="string">
            <text:p>Deryk Engelland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93:.M493])" office:value-type="float" office:value="13">
            <text:p>13</text:p>
          </table:table-cell>
        </table:table-row>
        <table:table-row table:style-name="ro3">
          <table:table-cell office:value-type="float" office:value="468">
            <text:p>468</text:p>
          </table:table-cell>
          <table:table-cell office:value-type="string">
            <text:p>Magnus Paajarvi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94:.M494])" office:value-type="float" office:value="13">
            <text:p>13</text:p>
          </table:table-cell>
        </table:table-row>
        <table:table-row table:style-name="ro1" table:visibility="filter">
          <table:table-cell office:value-type="float" office:value="497">
            <text:p>497</text:p>
          </table:table-cell>
          <table:table-cell office:value-type="string">
            <text:p>Dmitry Orlov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495:.M495])" office:value-type="float" office:value="13">
            <text:p>13</text:p>
          </table:table-cell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Jon Merrill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496:.M496])" office:value-type="float" office:value="13">
            <text:p>1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Ryan Carter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497:.M497])" office:value-type="float" office:value="13">
            <text:p>13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string">
            <text:p>Matt Halischuk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498:.M498])" office:value-type="float" office:value="13">
            <text:p>1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revor Smith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499:.M499])" office:value-type="float" office:value="13">
            <text:p>13</text:p>
          </table:table-cell>
        </table:table-row>
        <table:table-row table:style-name="ro3" table:visibility="filter">
          <table:table-cell office:value-type="float" office:value="543">
            <text:p>543</text:p>
          </table:table-cell>
          <table:table-cell office:value-type="string">
            <text:p>Nate Gueni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00:.M500])" office:value-type="float" office:value="13">
            <text:p>13</text:p>
          </table:table-cell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Jason Zucker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01:.M501])" office:value-type="float" office:value="13">
            <text:p>13</text:p>
          </table:table-cell>
        </table:table-row>
        <table:table-row table:style-name="ro3" table:visibility="filter">
          <table:table-cell office:value-type="float" office:value="350">
            <text:p>350</text:p>
          </table:table-cell>
          <table:table-cell office:value-type="string">
            <text:p>Dennis Widema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502:.M502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392">
            <text:p>392</text:p>
          </table:table-cell>
          <table:table-cell office:value-type="string">
            <text:p>Jamie McBain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H503:.M503])" office:value-type="float" office:value="12">
            <text:p>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Tyler Kennedy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04:.M504])" office:value-type="float" office:value="12">
            <text:p>12</text:p>
          </table:table-cell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Casey Cizikas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05:.M505])" office:value-type="float" office:value="12">
            <text:p>1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Drew Miller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06:.M506])" office:value-type="float" office:value="12">
            <text:p>1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hris Neil</text:p>
          </table:table-cell>
          <table:table-cell office:value-type="string">
            <text:p>OTT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507:.M507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461">
            <text:p>461</text:p>
          </table:table-cell>
          <table:table-cell office:value-type="string">
            <text:p>Brooks Orpik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08:.M508])" office:value-type="float" office:value="12">
            <text:p>12</text:p>
          </table:table-cell>
        </table:table-row>
        <table:table-row table:style-name="ro1" table:visibility="filter">
          <table:table-cell office:value-type="float" office:value="476">
            <text:p>476</text:p>
          </table:table-cell>
          <table:table-cell office:value-type="string">
            <text:p>Dylan Olsen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09:.M509])" office:value-type="float" office:value="12">
            <text:p>12</text:p>
          </table:table-cell>
        </table:table-row>
        <table:table-row table:style-name="ro1" table:visibility="filter">
          <table:table-cell office:value-type="float" office:value="477">
            <text:p>477</text:p>
          </table:table-cell>
          <table:table-cell office:value-type="string">
            <text:p>Philip Larse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10:.M510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490">
            <text:p>490</text:p>
          </table:table-cell>
          <table:table-cell office:value-type="string">
            <text:p>Mark Fayne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11:.M511])" office:value-type="float" office:value="12">
            <text:p>12</text:p>
          </table:table-cell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B.J. Crombeen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12:.M512])" office:value-type="float" office:value="12">
            <text:p>12</text:p>
          </table:table-cell>
        </table:table-row>
        <table:table-row table:style-name="ro3">
          <table:table-cell office:value-type="float" office:value="537">
            <text:p>537</text:p>
          </table:table-cell>
          <table:table-cell office:value-type="string">
            <text:p>Evgeny Kuznetsov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13:.M513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545">
            <text:p>545</text:p>
          </table:table-cell>
          <table:table-cell office:value-type="string">
            <text:p>David Schlemko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514:.M514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561">
            <text:p>561</text:p>
          </table:table-cell>
          <table:table-cell office:value-type="string">
            <text:p>Andrej Sustr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15:.M515])" office:value-type="float" office:value="12">
            <text:p>12</text:p>
          </table:table-cell>
        </table:table-row>
        <table:table-row table:style-name="ro3" table:visibility="filter">
          <table:table-cell office:value-type="float" office:value="574">
            <text:p>574</text:p>
          </table:table-cell>
          <table:table-cell office:value-type="string">
            <text:p>Sheldon Brookbank</text:p>
          </table:table-cell>
          <table:table-cell office:value-type="string">
            <text:p>CHI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16:.M516])" office:value-type="float" office:value="12">
            <text:p>12</text:p>
          </table:table-cell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Quinton Howden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17:.M517])" office:value-type="float" office:value="12">
            <text:p>12</text:p>
          </table:table-cell>
        </table:table-row>
        <table:table-row table:style-name="ro1" table:visibility="filter">
          <table:table-cell office:value-type="float" office:value="593">
            <text:p>593</text:p>
          </table:table-cell>
          <table:table-cell office:value-type="string">
            <text:p>Nate Schmidt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18:.M518])" office:value-type="float" office:value="12">
            <text:p>12</text:p>
          </table:table-cell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Raffi Torres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19:.M519])" office:value-type="float" office:value="12">
            <text:p>1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olin Greening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20:.M520])" office:value-type="float" office:value="11">
            <text:p>11</text:p>
          </table:table-cell>
        </table:table-row>
        <table:table-row table:style-name="ro3" table:visibility="filter">
          <table:table-cell office:value-type="float" office:value="417">
            <text:p>417</text:p>
          </table:table-cell>
          <table:table-cell office:value-type="string">
            <text:p>Michael Del Zotto</text:p>
          </table:table-cell>
          <table:table-cell office:value-type="string">
            <text:p>NYR, NSH</text:p>
          </table:table-cell>
          <table:table-cell office:value-type="string">
            <text:p>D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21:.M521])" office:value-type="float" office:value="11">
            <text:p>11</text:p>
          </table:table-cell>
        </table:table-row>
        <table:table-row table:style-name="ro3" table:visibility="filter">
          <table:table-cell office:value-type="float" office:value="433">
            <text:p>433</text:p>
          </table:table-cell>
          <table:table-cell office:value-type="string">
            <text:p>Ron Hainsey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22:.M522])" office:value-type="float" office:value="11">
            <text:p>1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Brian Flynn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23:.M523])" office:value-type="float" office:value="11">
            <text:p>1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yan Spooner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SUM([.H524:.M524])" office:value-type="float" office:value="11">
            <text:p>11</text:p>
          </table:table-cell>
        </table:table-row>
        <table:table-row table:style-name="ro3">
          <table:table-cell office:value-type="float" office:value="549">
            <text:p>549</text:p>
          </table:table-cell>
          <table:table-cell office:value-type="string">
            <text:p>Derek Dorsett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525:.M525])" office:value-type="float" office:value="11">
            <text:p>11</text:p>
          </table:table-cell>
        </table:table-row>
        <table:table-row table:style-name="ro3" table:visibility="filter">
          <table:table-cell office:value-type="float" office:value="564">
            <text:p>564</text:p>
          </table:table-cell>
          <table:table-cell office:value-type="string">
            <text:p>Anton Volchenkov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26:.M526])" office:value-type="float" office:value="11">
            <text:p>1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Reid Bouch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527:.M527])" office:value-type="float" office:value="11">
            <text:p>11</text:p>
          </table:table-cell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Jack Skille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28:.M528])" office:value-type="float" office:value="11">
            <text:p>11</text:p>
          </table:table-cell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TJ Galiardi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29:.M529])" office:value-type="float" office:value="10">
            <text:p>10</text:p>
          </table:table-cell>
        </table:table-row>
        <table:table-row table:style-name="ro1" table:visibility="filter">
          <table:table-cell office:value-type="float" office:value="420">
            <text:p>420</text:p>
          </table:table-cell>
          <table:table-cell office:value-type="string">
            <text:p>Matt Donov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30:.M530])" office:value-type="float" office:value="10">
            <text:p>1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Jeff Halpern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31:.M531])" office:value-type="float" office:value="10">
            <text:p>10</text:p>
          </table:table-cell>
        </table:table-row>
        <table:table-row table:style-name="ro3">
          <table:table-cell office:value-type="float" office:value="491">
            <text:p>491</text:p>
          </table:table-cell>
          <table:table-cell office:value-type="string">
            <text:p>Stephen Gionta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32:.M532])" office:value-type="float" office:value="10">
            <text:p>10</text:p>
          </table:table-cell>
        </table:table-row>
        <table:table-row table:style-name="ro3">
          <table:table-cell office:value-type="float" office:value="492">
            <text:p>492</text:p>
          </table:table-cell>
          <table:table-cell office:value-type="string">
            <text:p>Peter Regin</text:p>
          </table:table-cell>
          <table:table-cell office:value-type="string">
            <text:p>NYI, CHI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533:.M533])" office:value-type="float" office:value="10">
            <text:p>10</text:p>
          </table:table-cell>
        </table:table-row>
        <table:table-row table:style-name="ro3">
          <table:table-cell office:value-type="float" office:value="504">
            <text:p>504</text:p>
          </table:table-cell>
          <table:table-cell office:value-type="string">
            <text:p>Sven Baertschi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34:.M534])" office:value-type="float" office:value="10">
            <text:p>10</text:p>
          </table:table-cell>
        </table:table-row>
        <table:table-row table:style-name="ro3" table:visibility="filter">
          <table:table-cell office:value-type="float" office:value="536">
            <text:p>536</text:p>
          </table:table-cell>
          <table:table-cell office:value-type="string">
            <text:p>Cody Ceci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535:.M535])" office:value-type="float" office:value="10">
            <text:p>1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Tim Kennedy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H536:.M536])" office:value-type="float" office:value="10">
            <text:p>10</text:p>
          </table:table-cell>
        </table:table-row>
        <table:table-row table:style-name="ro3" table:visibility="filter">
          <table:table-cell office:value-type="float" office:value="605">
            <text:p>605</text:p>
          </table:table-cell>
          <table:table-cell office:value-type="string">
            <text:p>Adam Pardy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37:.M537])" office:value-type="float" office:value="10">
            <text:p>10</text:p>
          </table:table-cell>
        </table:table-row>
        <table:table-row table:style-name="ro3">
          <table:table-cell office:value-type="float" office:value="609">
            <text:p>609</text:p>
          </table:table-cell>
          <table:table-cell office:value-type="string">
            <text:p>Daniel Carcillo</text:p>
          </table:table-cell>
          <table:table-cell office:value-type="string">
            <text:p>LAK, NYR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538:.M538])" office:value-type="float" office:value="10">
            <text:p>1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tephane Da Costa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39:.M539])" office:value-type="float" office:value="10">
            <text:p>10</text:p>
          </table:table-cell>
        </table:table-row>
        <table:table-row table:style-name="ro3" table:visibility="filter">
          <table:table-cell office:value-type="float" office:value="450">
            <text:p>450</text:p>
          </table:table-cell>
          <table:table-cell office:value-type="string">
            <text:p>Nicklas Grossmann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540:.M540])" office:value-type="float" office:value="9">
            <text:p>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anner Glass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541:.M541])" office:value-type="float" office:value="9">
            <text:p>9</text:p>
          </table:table-cell>
        </table:table-row>
        <table:table-row table:style-name="ro3" table:visibility="filter">
          <table:table-cell office:value-type="float" office:value="480">
            <text:p>480</text:p>
          </table:table-cell>
          <table:table-cell office:value-type="string">
            <text:p>Grant Clitsome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542:.M542])" office:value-type="float" office:value="9">
            <text:p>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rrey Mitchell</text:p>
          </table:table-cell>
          <table:table-cell office:value-type="string">
            <text:p>MIN, BUF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43:.M543])" office:value-type="float" office:value="9">
            <text:p>9</text:p>
          </table:table-cell>
        </table:table-row>
        <table:table-row table:style-name="ro3" table:visibility="filter">
          <table:table-cell office:value-type="float" office:value="555">
            <text:p>555</text:p>
          </table:table-cell>
          <table:table-cell office:value-type="string">
            <text:p>Brett Bellemore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544:.M544])" office:value-type="float" office:value="9">
            <text:p>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yan Reaves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545:.M545])" office:value-type="float" office:value="9">
            <text:p>9</text:p>
          </table:table-cell>
        </table:table-row>
        <table:table-row table:style-name="ro3">
          <table:table-cell office:value-type="float" office:value="570">
            <text:p>570</text:p>
          </table:table-cell>
          <table:table-cell office:value-type="string">
            <text:p>Tom Pyatt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46:.M546])" office:value-type="float" office:value="9">
            <text:p>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Beau Bennett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47:.M547])" office:value-type="float" office:value="9">
            <text:p>9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Eric O'Dell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48:.M548])" office:value-type="float" office:value="9">
            <text:p>9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Nicklas Jensen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49:.M549])" office:value-type="float" office:value="9">
            <text:p>9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yan Jones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50:.M550])" office:value-type="float" office:value="9">
            <text:p>9</text:p>
          </table:table-cell>
        </table:table-row>
        <table:table-row table:style-name="ro3" table:visibility="filter">
          <table:table-cell office:value-type="float" office:value="627">
            <text:p>627</text:p>
          </table:table-cell>
          <table:table-cell office:value-type="string">
            <text:p>Simon Despres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51:.M551])" office:value-type="float" office:value="9">
            <text:p>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Cam Janssen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52:.M552])" office:value-type="float" office:value="9">
            <text:p>9</text:p>
          </table:table-cell>
        </table:table-row>
        <table:table-row table:style-name="ro3">
          <table:table-cell office:value-type="float" office:value="659">
            <text:p>659</text:p>
          </table:table-cell>
          <table:table-cell office:value-type="string">
            <text:p>Markus Granlun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53:.M553])" office:value-type="float" office:value="9">
            <text:p>9</text:p>
          </table:table-cell>
        </table:table-row>
        <table:table-row table:style-name="ro1" table:visibility="filter">
          <table:table-cell office:value-type="float" office:value="328">
            <text:p>328</text:p>
          </table:table-cell>
          <table:table-cell office:value-type="string">
            <text:p>Tyler Myers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-26">
            <text:p>-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H554:.M554])" office:value-type="float" office:value="8">
            <text:p>8</text:p>
          </table:table-cell>
        </table:table-row>
        <table:table-row table:style-name="ro3">
          <table:table-cell office:value-type="float" office:value="550">
            <text:p>550</text:p>
          </table:table-cell>
          <table:table-cell office:value-type="string">
            <text:p>Brian McGrattan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555:.M555])" office:value-type="float" office:value="8">
            <text:p>8</text:p>
          </table:table-cell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Kevin Westgarth</text:p>
          </table:table-cell>
          <table:table-cell office:value-type="string">
            <text:p>CAR, CGY</text:p>
          </table:table-cell>
          <table:table-cell office:value-type="string">
            <text:p>R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56:.M556])" office:value-type="float" office:value="8">
            <text:p>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Mike Hoffman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57:.M557])" office:value-type="float" office:value="8">
            <text:p>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Brandon McMillan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H558:.M558])" office:value-type="float" office:value="8">
            <text:p>8</text:p>
          </table:table-cell>
        </table:table-row>
        <table:table-row table:style-name="ro1" table:visibility="filter">
          <table:table-cell office:value-type="float" office:value="604">
            <text:p>604</text:p>
          </table:table-cell>
          <table:table-cell office:value-type="string">
            <text:p>Jordan Leopold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559:.M559])" office:value-type="float" office:value="8">
            <text:p>8</text:p>
          </table:table-cell>
        </table:table-row>
        <table:table-row table:style-name="ro3">
          <table:table-cell office:value-type="float" office:value="613">
            <text:p>613</text:p>
          </table:table-cell>
          <table:table-cell office:value-type="string">
            <text:p>Tye McGinn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560:.M560])" office:value-type="float" office:value="8">
            <text:p>8</text:p>
          </table:table-cell>
        </table:table-row>
        <table:table-row table:style-name="ro3">
          <table:table-cell office:value-type="float" office:value="658">
            <text:p>658</text:p>
          </table:table-cell>
          <table:table-cell office:value-type="string">
            <text:p>Casey Wellman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61:.M561])" office:value-type="float" office:value="8">
            <text:p>8</text:p>
          </table:table-cell>
        </table:table-row>
        <table:table-row table:style-name="ro1" table:visibility="filter">
          <table:table-cell office:value-type="float" office:value="716">
            <text:p>716</text:p>
          </table:table-cell>
          <table:table-cell office:value-type="string">
            <text:p>Nathan Beaulieu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SUM([.H562:.M562])" office:value-type="float" office:value="8">
            <text:p>8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Nail Yakupov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-33">
            <text:p>-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63:.M563])" office:value-type="float" office:value="7">
            <text:p>7</text:p>
          </table:table-cell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Richard Panik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564:.M564])" office:value-type="float" office:value="7">
            <text:p>7</text:p>
          </table:table-cell>
        </table:table-row>
        <table:table-row table:style-name="ro3">
          <table:table-cell office:value-type="float" office:value="469">
            <text:p>469</text:p>
          </table:table-cell>
          <table:table-cell office:value-type="string">
            <text:p>Matt D'Agostini</text:p>
          </table:table-cell>
          <table:table-cell office:value-type="string">
            <text:p>PIT, BUF</text:p>
          </table:table-cell>
          <table:table-cell office:value-type="string">
            <text:p>R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H565:.M565])" office:value-type="float" office:value="7">
            <text:p>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Jay McClement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66:.M566])" office:value-type="float" office:value="7">
            <text:p>7</text:p>
          </table:table-cell>
        </table:table-row>
        <table:table-row table:style-name="ro3" table:visibility="filter">
          <table:table-cell office:value-type="float" office:value="526">
            <text:p>526</text:p>
          </table:table-cell>
          <table:table-cell office:value-type="string">
            <text:p>Robert Bortuzzo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67:.M567])" office:value-type="float" office:value="7">
            <text:p>7</text:p>
          </table:table-cell>
        </table:table-row>
        <table:table-row table:style-name="ro1" table:visibility="filter">
          <table:table-cell office:value-type="float" office:value="600">
            <text:p>600</text:p>
          </table:table-cell>
          <table:table-cell office:value-type="string">
            <text:p>Victor Bartley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H568:.M568])" office:value-type="float" office:value="7">
            <text:p>7</text:p>
          </table:table-cell>
        </table:table-row>
        <table:table-row table:style-name="ro3" table:visibility="filter">
          <table:table-cell office:value-type="float" office:value="602">
            <text:p>602</text:p>
          </table:table-cell>
          <table:table-cell office:value-type="string">
            <text:p>Luca Sbisa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H569:.M569])" office:value-type="float" office:value="7">
            <text:p>7</text:p>
          </table:table-cell>
        </table:table-row>
        <table:table-row table:style-name="ro1" table:visibility="filter">
          <table:table-cell office:value-type="float" office:value="607">
            <text:p>607</text:p>
          </table:table-cell>
          <table:table-cell office:value-type="string">
            <text:p>Ryan Wilson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570:.M570])" office:value-type="float" office:value="7">
            <text:p>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Bracken Kearns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71:.M571])" office:value-type="float" office:value="7">
            <text:p>7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Will Acton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72:.M572])" office:value-type="float" office:value="7">
            <text:p>7</text:p>
          </table:table-cell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Zach Boychuk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573:.M573])" office:value-type="float" office:value="7">
            <text:p>7</text:p>
          </table:table-cell>
        </table:table-row>
        <table:table-row table:style-name="ro3" table:visibility="filter">
          <table:table-cell office:value-type="float" office:value="674">
            <text:p>674</text:p>
          </table:table-cell>
          <table:table-cell office:value-type="string">
            <text:p>Radek Martinek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74:.M574])" office:value-type="float" office:value="7">
            <text:p>7</text:p>
          </table:table-cell>
        </table:table-row>
        <table:table-row table:style-name="ro3">
          <table:table-cell office:value-type="float" office:value="680">
            <text:p>680</text:p>
          </table:table-cell>
          <table:table-cell office:value-type="string">
            <text:p>Chuck Kobasew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575:.M575])" office:value-type="float" office:value="7">
            <text:p>7</text:p>
          </table:table-cell>
        </table:table-row>
        <table:table-row table:style-name="ro1" table:visibility="filter">
          <table:table-cell office:value-type="float" office:value="688">
            <text:p>688</text:p>
          </table:table-cell>
          <table:table-cell office:value-type="string">
            <text:p>Alex Grant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576:.M576])" office:value-type="float" office:value="7">
            <text:p>7</text:p>
          </table:table-cell>
        </table:table-row>
        <table:table-row table:style-name="ro3" table:visibility="filter">
          <table:table-cell office:value-type="float" office:value="697">
            <text:p>697</text:p>
          </table:table-cell>
          <table:table-cell office:value-type="string">
            <text:p>Julien Brouillette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77:.M577])" office:value-type="float" office:value="7">
            <text:p>7</text:p>
          </table:table-cell>
        </table:table-row>
        <table:table-row table:style-name="ro1" table:visibility="filter">
          <table:table-cell office:value-type="float" office:value="478">
            <text:p>478</text:p>
          </table:table-cell>
          <table:table-cell office:value-type="string">
            <text:p>Ryan Murphy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78:.M578])" office:value-type="float" office:value="6">
            <text:p>6</text:p>
          </table:table-cell>
        </table:table-row>
        <table:table-row table:style-name="ro3" table:visibility="filter">
          <table:table-cell office:value-type="float" office:value="516">
            <text:p>516</text:p>
          </table:table-cell>
          <table:table-cell office:value-type="string">
            <text:p>Joe Corvo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579:.M579])" office:value-type="float" office:value="6">
            <text:p>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ierre-Marc Bouchard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80:.M580])" office:value-type="float" office:value="6">
            <text:p>6</text:p>
          </table:table-cell>
        </table:table-row>
        <table:table-row table:style-name="ro3">
          <table:table-cell office:value-type="float" office:value="575">
            <text:p>575</text:p>
          </table:table-cell>
          <table:table-cell office:value-type="string">
            <text:p>Matt Frattin</text:p>
          </table:table-cell>
          <table:table-cell office:value-type="string">
            <text:p>LAK, CBJ</text:p>
          </table:table-cell>
          <table:table-cell office:value-type="string">
            <text:p>R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81:.M581])" office:value-type="float" office:value="6">
            <text:p>6</text:p>
          </table:table-cell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Tim Jackman</text:p>
          </table:table-cell>
          <table:table-cell office:value-type="string">
            <text:p>CGY, ANA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82:.M582])" office:value-type="float" office:value="6">
            <text:p>6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Chris Conner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583:.M583])" office:value-type="float" office:value="6">
            <text:p>6</text:p>
          </table:table-cell>
        </table:table-row>
        <table:table-row table:style-name="ro3">
          <table:table-cell office:value-type="float" office:value="637">
            <text:p>637</text:p>
          </table:table-cell>
          <table:table-cell office:value-type="string">
            <text:p>Eric Boulto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H584:.M584])" office:value-type="float" office:value="6">
            <text:p>6</text:p>
          </table:table-cell>
        </table:table-row>
        <table:table-row table:style-name="ro3" table:visibility="filter">
          <table:table-cell office:value-type="float" office:value="663">
            <text:p>663</text:p>
          </table:table-cell>
          <table:table-cell office:value-type="string">
            <text:p>Paul Postma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585:.M585])" office:value-type="float" office:value="6">
            <text:p>6</text:p>
          </table:table-cell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Jacob Josefson</text:p>
          </table:table-cell>
          <table:table-cell office:value-type="string">
            <text:p>NJD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86:.M586])" office:value-type="float" office:value="6">
            <text:p>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Blair Jones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87:.M587])" office:value-type="float" office:value="6">
            <text:p>6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Andy Miel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588:.M588])" office:value-type="float" office:value="6">
            <text:p>6</text:p>
          </table:table-cell>
        </table:table-row>
        <table:table-row table:style-name="ro3" table:visibility="filter">
          <table:table-cell office:value-type="float" office:value="363">
            <text:p>363</text:p>
          </table:table-cell>
          <table:table-cell office:value-type="string">
            <text:p>Dmitry Kulikov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-26">
            <text:p>-2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89:.M589])" office:value-type="float" office:value="5">
            <text:p>5</text:p>
          </table:table-cell>
        </table:table-row>
        <table:table-row table:style-name="ro3" table:visibility="filter">
          <table:table-cell office:value-type="float" office:value="384">
            <text:p>384</text:p>
          </table:table-cell>
          <table:table-cell office:value-type="string">
            <text:p>Andrew Ference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590:.M590])" office:value-type="float" office:value="5">
            <text:p>5</text:p>
          </table:table-cell>
        </table:table-row>
        <table:table-row table:style-name="ro1" table:visibility="filter">
          <table:table-cell office:value-type="float" office:value="440">
            <text:p>440</text:p>
          </table:table-cell>
          <table:table-cell office:value-type="string">
            <text:p>Chris Phillips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91:.M591])" office:value-type="float" office:value="5">
            <text:p>5</text:p>
          </table:table-cell>
        </table:table-row>
        <table:table-row table:style-name="ro3" table:visibility="filter">
          <table:table-cell office:value-type="float" office:value="534">
            <text:p>534</text:p>
          </table:table-cell>
          <table:table-cell office:value-type="string">
            <text:p>Erik Gudbranson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65">
            <text:p>65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592:.M592])" office:value-type="float" office:value="5">
            <text:p>5</text:p>
          </table:table-cell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Vincent Trocheck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H593:.M593])" office:value-type="float" office:value="5">
            <text:p>5</text:p>
          </table:table-cell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Zac Dalpe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594:.M594])" office:value-type="float" office:value="5">
            <text:p>5</text:p>
          </table:table-cell>
        </table:table-row>
        <table:table-row table:style-name="ro1" table:visibility="filter">
          <table:table-cell office:value-type="float" office:value="589">
            <text:p>589</text:p>
          </table:table-cell>
          <table:table-cell office:value-type="string">
            <text:p>Francis Bouillon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595:.M595])" office:value-type="float" office:value="5">
            <text:p>5</text:p>
          </table:table-cell>
        </table:table-row>
        <table:table-row table:style-name="ro3" table:visibility="filter">
          <table:table-cell office:value-type="float" office:value="597">
            <text:p>597</text:p>
          </table:table-cell>
          <table:table-cell office:value-type="string">
            <text:p>Brian Lashoff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596:.M596])" office:value-type="float" office:value="5">
            <text:p>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Linden Vey</text:p>
          </table:table-cell>
          <table:table-cell office:value-type="string">
            <text:p>LAK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H597:.M597])" office:value-type="float" office:value="5">
            <text:p>5</text:p>
          </table:table-cell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Colton Sissons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H598:.M598])" office:value-type="float" office:value="5">
            <text:p>5</text:p>
          </table:table-cell>
        </table:table-row>
        <table:table-row table:style-name="ro3">
          <table:table-cell office:value-type="float" office:value="643">
            <text:p>643</text:p>
          </table:table-cell>
          <table:table-cell office:value-type="string">
            <text:p>Michael Latta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H599:.M599])" office:value-type="float" office:value="5">
            <text:p>5</text:p>
          </table:table-cell>
        </table:table-row>
        <table:table-row table:style-name="ro1" table:visibility="filter">
          <table:table-cell office:value-type="float" office:value="656">
            <text:p>656</text:p>
          </table:table-cell>
          <table:table-cell office:value-type="string">
            <text:p>Chris Summers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H600:.M600])" office:value-type="float" office:value="5">
            <text:p>5</text:p>
          </table:table-cell>
        </table:table-row>
        <table:table-row table:style-name="ro1" table:visibility="filter">
          <table:table-cell office:value-type="float" office:value="670">
            <text:p>670</text:p>
          </table:table-cell>
          <table:table-cell office:value-type="string">
            <text:p>Zach Redmond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01:.M601])" office:value-type="float" office:value="5">
            <text:p>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Darren Archibald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02:.M602])" office:value-type="float" office:value="5">
            <text:p>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Patrice Cormier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03:.M603])" office:value-type="float" office:value="5">
            <text:p>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lin McDonald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22">
            <text:p>-22</text:p>
          </table:table-cell>
          <table:table-cell table:number-columns-repeated="4" office:value-type="float" office:value="0">
            <text:p>0</text:p>
          </table:table-cell>
          <table:table-cell table:formula="of:=SUM([.H604:.M604])" office:value-type="float" office:value="4">
            <text:p>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avid Clarkson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05:.M605])" office:value-type="float" office:value="4">
            <text:p>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Jay Beagle</text:p>
          </table:table-cell>
          <table:table-cell office:value-type="string">
            <text:p>WSH</text:p>
          </table:table-cell>
          <table:table-cell office:value-type="string">
            <text:p>R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606:.M606])" office:value-type="float" office:value="4">
            <text:p>4</text:p>
          </table:table-cell>
        </table:table-row>
        <table:table-row table:style-name="ro1" table:visibility="filter">
          <table:table-cell office:value-type="float" office:value="538">
            <text:p>538</text:p>
          </table:table-cell>
          <table:table-cell office:value-type="string">
            <text:p>Kevin Klein</text:p>
          </table:table-cell>
          <table:table-cell office:value-type="string">
            <text:p>NSH, NYR</text:p>
          </table:table-cell>
          <table:table-cell office:value-type="string">
            <text:p>D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607:.M607])" office:value-type="float" office:value="4">
            <text:p>4</text:p>
          </table:table-cell>
        </table:table-row>
        <table:table-row table:style-name="ro1" table:visibility="filter">
          <table:table-cell office:value-type="float" office:value="540">
            <text:p>540</text:p>
          </table:table-cell>
          <table:table-cell office:value-type="string">
            <text:p>Keith Ballard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608:.M608])" office:value-type="float" office:value="4">
            <text:p>4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att Hendricks</text:p>
          </table:table-cell>
          <table:table-cell office:value-type="string">
            <text:p>NSH, EDM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09:.M609])" office:value-type="float" office:value="4">
            <text:p>4</text:p>
          </table:table-cell>
        </table:table-row>
        <table:table-row table:style-name="ro3">
          <table:table-cell office:value-type="float" office:value="569">
            <text:p>569</text:p>
          </table:table-cell>
          <table:table-cell office:value-type="string">
            <text:p>Rich Clune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10:.M610])" office:value-type="float" office:value="4">
            <text:p>4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att Ellis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611:.M611])" office:value-type="float" office:value="4">
            <text:p>4</text:p>
          </table:table-cell>
        </table:table-row>
        <table:table-row table:style-name="ro3" table:visibility="filter">
          <table:table-cell office:value-type="float" office:value="606">
            <text:p>606</text:p>
          </table:table-cell>
          <table:table-cell office:value-type="string">
            <text:p>Martin Marinci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12:.M612])" office:value-type="float" office:value="4">
            <text:p>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Brad Malon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613:.M613])" office:value-type="float" office:value="4">
            <text:p>4</text:p>
          </table:table-cell>
        </table:table-row>
        <table:table-row table:style-name="ro1" table:visibility="filter">
          <table:table-cell office:value-type="float" office:value="628">
            <text:p>628</text:p>
          </table:table-cell>
          <table:table-cell office:value-type="string">
            <text:p>Corey Potter</text:p>
          </table:table-cell>
          <table:table-cell office:value-type="string">
            <text:p>EDM, BOS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14:.M614])" office:value-type="float" office:value="4">
            <text:p>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tephen Weiss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615:.M615])" office:value-type="float" office:value="4">
            <text:p>4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Johan Larsson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H616:.M616])" office:value-type="float" office:value="4">
            <text:p>4</text:p>
          </table:table-cell>
        </table:table-row>
        <table:table-row table:style-name="ro1" table:visibility="filter">
          <table:table-cell office:value-type="float" office:value="651">
            <text:p>651</text:p>
          </table:table-cell>
          <table:table-cell office:value-type="string">
            <text:p>Jean-Philippe Cot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H617:.M617])" office:value-type="float" office:value="4">
            <text:p>4</text:p>
          </table:table-cell>
        </table:table-row>
        <table:table-row table:style-name="ro3">
          <table:table-cell office:value-type="float" office:value="653">
            <text:p>653</text:p>
          </table:table-cell>
          <table:table-cell office:value-type="string">
            <text:p>Stephane Veilleux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18:.M618])" office:value-type="float" office:value="4">
            <text:p>4</text:p>
          </table:table-cell>
        </table:table-row>
        <table:table-row table:style-name="ro1" table:visibility="filter">
          <table:table-cell office:value-type="float" office:value="661">
            <text:p>661</text:p>
          </table:table-cell>
          <table:table-cell office:value-type="string">
            <text:p>Adam Larsson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19:.M619])" office:value-type="float" office:value="4">
            <text:p>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Carter Ashton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20:.M620])" office:value-type="float" office:value="4">
            <text:p>4</text:p>
          </table:table-cell>
        </table:table-row>
        <table:table-row table:style-name="ro3">
          <table:table-cell office:value-type="float" office:value="676">
            <text:p>676</text:p>
          </table:table-cell>
          <table:table-cell office:value-type="string">
            <text:p>Tim Sestito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21:.M621])" office:value-type="float" office:value="4">
            <text:p>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Matt Fraser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H622:.M622])" office:value-type="float" office:value="4">
            <text:p>4</text:p>
          </table:table-cell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Harry Zolnierczyk</text:p>
          </table:table-cell>
          <table:table-cell office:value-type="string">
            <text:p>PIT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H623:.M623])" office:value-type="float" office:value="4">
            <text:p>4</text:p>
          </table:table-cell>
        </table:table-row>
        <table:table-row table:style-name="ro3" table:visibility="filter">
          <table:table-cell office:value-type="float" office:value="691">
            <text:p>691</text:p>
          </table:table-cell>
          <table:table-cell office:value-type="string">
            <text:p>Alexander Urbom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24:.M624])" office:value-type="float" office:value="4">
            <text:p>4</text:p>
          </table:table-cell>
        </table:table-row>
        <table:table-row table:style-name="ro3" table:visibility="filter">
          <table:table-cell office:value-type="float" office:value="702">
            <text:p>702</text:p>
          </table:table-cell>
          <table:table-cell office:value-type="string">
            <text:p>David Warsofsky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25:.M625])" office:value-type="float" office:value="4">
            <text:p>4</text:p>
          </table:table-cell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Justin Florek</text:p>
          </table:table-cell>
          <table:table-cell office:value-type="string">
            <text:p>BOS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26:.M626])" office:value-type="float" office:value="4">
            <text:p>4</text:p>
          </table:table-cell>
        </table:table-row>
        <table:table-row table:style-name="ro3">
          <table:table-cell office:value-type="float" office:value="747">
            <text:p>747</text:p>
          </table:table-cell>
          <table:table-cell office:value-type="string">
            <text:p>Carl Klingberg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27:.M627])" office:value-type="float" office:value="4">
            <text:p>4</text:p>
          </table:table-cell>
        </table:table-row>
        <table:table-row table:style-name="ro3">
          <table:table-cell office:value-type="float" office:value="748">
            <text:p>748</text:p>
          </table:table-cell>
          <table:table-cell office:value-type="string">
            <text:p>Matt Pelech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28:.M628])" office:value-type="float" office:value="4">
            <text:p>4</text:p>
          </table:table-cell>
        </table:table-row>
        <table:table-row table:style-name="ro3" table:visibility="filter">
          <table:table-cell office:value-type="float" office:value="772">
            <text:p>772</text:p>
          </table:table-cell>
          <table:table-cell office:value-type="string">
            <text:p>Alex Petrovic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629:.M629])" office:value-type="float" office:value="4">
            <text:p>4</text:p>
          </table:table-cell>
        </table:table-row>
        <table:table-row table:style-name="ro3" table:visibility="filter">
          <table:table-cell office:value-type="float" office:value="785">
            <text:p>785</text:p>
          </table:table-cell>
          <table:table-cell office:value-type="string">
            <text:p>Christian Folin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H630:.M630])" office:value-type="float" office:value="4">
            <text:p>4</text:p>
          </table:table-cell>
        </table:table-row>
        <table:table-row table:style-name="ro1" table:visibility="filter">
          <table:table-cell office:value-type="float" office:value="813">
            <text:p>813</text:p>
          </table:table-cell>
          <table:table-cell office:value-type="string">
            <text:p>Brandon Gormley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H631:.M631])" office:value-type="float" office:value="4">
            <text:p>4</text:p>
          </table:table-cell>
        </table:table-row>
        <table:table-row table:style-name="ro3" table:visibility="filter">
          <table:table-cell office:value-type="float" office:value="389">
            <text:p>389</text:p>
          </table:table-cell>
          <table:table-cell office:value-type="string">
            <text:p>Jeff Petry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632:.M632])" office:value-type="float" office:value="3">
            <text:p>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cott Gomez</text:p>
          </table:table-cell>
          <table:table-cell office:value-type="string">
            <text:p>FLA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11">
            <text:p>-11</text:p>
          </table:table-cell>
          <table:table-cell table:number-columns-repeated="4" office:value-type="float" office:value="0">
            <text:p>0</text:p>
          </table:table-cell>
          <table:table-cell table:formula="of:=SUM([.H633:.M633])" office:value-type="float" office:value="3">
            <text:p>3</text:p>
          </table:table-cell>
        </table:table-row>
        <table:table-row table:style-name="ro3" table:visibility="filter">
          <table:table-cell office:value-type="float" office:value="562">
            <text:p>562</text:p>
          </table:table-cell>
          <table:table-cell office:value-type="string">
            <text:p>Kevin Connauton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634:.M634])" office:value-type="float" office:value="3">
            <text:p>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Cody McCormick</text:p>
          </table:table-cell>
          <table:table-cell office:value-type="string">
            <text:p>BUF, MIN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635:.M635])" office:value-type="float" office:value="3">
            <text:p>3</text:p>
          </table:table-cell>
        </table:table-row>
        <table:table-row table:style-name="ro3">
          <table:table-cell office:value-type="float" office:value="584">
            <text:p>584</text:p>
          </table:table-cell>
          <table:table-cell office:value-type="string">
            <text:p>Eric Tangradi</text:p>
          </table:table-cell>
          <table:table-cell office:value-type="string">
            <text:p>WPG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636:.M636])" office:value-type="float" office:value="3">
            <text:p>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J.T. Miller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637:.M637])" office:value-type="float" office:value="3">
            <text:p>3</text:p>
          </table:table-cell>
        </table:table-row>
        <table:table-row table:style-name="ro1" table:visibility="filter">
          <table:table-cell office:value-type="float" office:value="638">
            <text:p>638</text:p>
          </table:table-cell>
          <table:table-cell office:value-type="string">
            <text:p>Bryce Salvador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38:.M638])" office:value-type="float" office:value="3">
            <text:p>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Jerry D'Amigo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39:.M639])" office:value-type="float" office:value="3">
            <text:p>3</text:p>
          </table:table-cell>
        </table:table-row>
        <table:table-row table:style-name="ro3" table:visibility="filter">
          <table:table-cell office:value-type="float" office:value="677">
            <text:p>677</text:p>
          </table:table-cell>
          <table:table-cell office:value-type="string">
            <text:p>Patrick Wey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H640:.M640])" office:value-type="float" office:value="3">
            <text:p>3</text:p>
          </table:table-cell>
        </table:table-row>
        <table:table-row table:style-name="ro3" table:visibility="filter">
          <table:table-cell office:value-type="float" office:value="687">
            <text:p>687</text:p>
          </table:table-cell>
          <table:table-cell office:value-type="string">
            <text:p>Taylor Fedun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41:.M641])" office:value-type="float" office:value="3">
            <text:p>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Chris Brown</text:p>
          </table:table-cell>
          <table:table-cell office:value-type="string">
            <text:p>PHX, WSH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H642:.M642])" office:value-type="float" office:value="3">
            <text:p>3</text:p>
          </table:table-cell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Josh Leivo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H643:.M643])" office:value-type="float" office:value="3">
            <text:p>3</text:p>
          </table:table-cell>
        </table:table-row>
        <table:table-row table:style-name="ro3">
          <table:table-cell office:value-type="float" office:value="705">
            <text:p>705</text:p>
          </table:table-cell>
          <table:table-cell office:value-type="string">
            <text:p>Simon Mos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H644:.M644])" office:value-type="float" office:value="3">
            <text:p>3</text:p>
          </table:table-cell>
        </table:table-row>
        <table:table-row table:style-name="ro3">
          <table:table-cell office:value-type="float" office:value="723">
            <text:p>723</text:p>
          </table:table-cell>
          <table:table-cell office:value-type="string">
            <text:p>Max Reinhar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45:.M645])" office:value-type="float" office:value="3">
            <text:p>3</text:p>
          </table:table-cell>
        </table:table-row>
        <table:table-row table:style-name="ro3" table:visibility="filter">
          <table:table-cell office:value-type="float" office:value="724">
            <text:p>724</text:p>
          </table:table-cell>
          <table:table-cell office:value-type="string">
            <text:p>Chris Bree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46:.M646])" office:value-type="float" office:value="3">
            <text:p>3</text:p>
          </table:table-cell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Lane MacDermid</text:p>
          </table:table-cell>
          <table:table-cell office:value-type="string">
            <text:p>DAL, CGY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47:.M647])" office:value-type="float" office:value="3">
            <text:p>3</text:p>
          </table:table-cell>
        </table:table-row>
        <table:table-row table:style-name="ro3">
          <table:table-cell office:value-type="float" office:value="743">
            <text:p>743</text:p>
          </table:table-cell>
          <table:table-cell office:value-type="string">
            <text:p>Kellan Lain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48:.M648])" office:value-type="float" office:value="3">
            <text:p>3</text:p>
          </table:table-cell>
        </table:table-row>
        <table:table-row table:style-name="ro3">
          <table:table-cell office:value-type="float" office:value="751">
            <text:p>751</text:p>
          </table:table-cell>
          <table:table-cell office:value-type="string">
            <text:p>Johnny Gaudreau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49:.M649])" office:value-type="float" office:value="3">
            <text:p>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Travis Morin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50:.M650])" office:value-type="float" office:value="3">
            <text:p>3</text:p>
          </table:table-cell>
        </table:table-row>
        <table:table-row table:style-name="ro3">
          <table:table-cell office:value-type="float" office:value="783">
            <text:p>783</text:p>
          </table:table-cell>
          <table:table-cell office:value-type="string">
            <text:p>Michael Zalewski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51:.M651])" office:value-type="float" office:value="3">
            <text:p>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teve Bernier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652:.M652])" office:value-type="float" office:value="2">
            <text:p>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Adam Hall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H653:.M653])" office:value-type="float" office:value="2">
            <text:p>2</text:p>
          </table:table-cell>
        </table:table-row>
        <table:table-row table:style-name="ro3" table:visibility="filter">
          <table:table-cell office:value-type="float" office:value="544">
            <text:p>544</text:p>
          </table:table-cell>
          <table:table-cell office:value-type="string">
            <text:p>Mattias Ekholm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654:.M654])" office:value-type="float" office:value="2">
            <text:p>2</text:p>
          </table:table-cell>
        </table:table-row>
        <table:table-row table:style-name="ro3">
          <table:table-cell office:value-type="float" office:value="548">
            <text:p>548</text:p>
          </table:table-cell>
          <table:table-cell office:value-type="string">
            <text:p>Daniel Cleary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55:.M655])" office:value-type="float" office:value="2">
            <text:p>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ordan Schroeder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656:.M656])" office:value-type="float" office:value="2">
            <text:p>2</text:p>
          </table:table-cell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Anthony Peluso</text:p>
          </table:table-cell>
          <table:table-cell office:value-type="string">
            <text:p>WPG</text:p>
          </table:table-cell>
          <table:table-cell office:value-type="string">
            <text:p>R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657:.M657])" office:value-type="float" office:value="2">
            <text:p>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Dustin Jeffrey</text:p>
          </table:table-cell>
          <table:table-cell office:value-type="string">
            <text:p>PIT, DAL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658:.M658])" office:value-type="float" office:value="2">
            <text:p>2</text:p>
          </table:table-cell>
        </table:table-row>
        <table:table-row table:style-name="ro3" table:visibility="filter">
          <table:table-cell office:value-type="float" office:value="640">
            <text:p>640</text:p>
          </table:table-cell>
          <table:table-cell office:value-type="string">
            <text:p>Rostislav Klesla</text:p>
          </table:table-cell>
          <table:table-cell office:value-type="string">
            <text:p>PHX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659:.M659])" office:value-type="float" office:value="2">
            <text:p>2</text:p>
          </table:table-cell>
        </table:table-row>
        <table:table-row table:style-name="ro3" table:visibility="filter">
          <table:table-cell office:value-type="float" office:value="646">
            <text:p>646</text:p>
          </table:table-cell>
          <table:table-cell office:value-type="string">
            <text:p>Peter Harrold</text:p>
          </table:table-cell>
          <table:table-cell office:value-type="string">
            <text:p>NJD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60:.M660])" office:value-type="float" office:value="2">
            <text:p>2</text:p>
          </table:table-cell>
        </table:table-row>
        <table:table-row table:style-name="ro3">
          <table:table-cell office:value-type="float" office:value="657">
            <text:p>657</text:p>
          </table:table-cell>
          <table:table-cell office:value-type="string">
            <text:p>Mikhail Grigorenko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661:.M661])" office:value-type="float" office:value="2">
            <text:p>2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Joakim Nordstrom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62:.M662])" office:value-type="float" office:value="2">
            <text:p>2</text:p>
          </table:table-cell>
        </table:table-row>
        <table:table-row table:style-name="ro3">
          <table:table-cell office:value-type="float" office:value="698">
            <text:p>698</text:p>
          </table:table-cell>
          <table:table-cell office:value-type="string">
            <text:p>Matt Kassian</text:p>
          </table:table-cell>
          <table:table-cell office:value-type="string">
            <text:p>OTT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63:.M663])" office:value-type="float" office:value="2">
            <text:p>2</text:p>
          </table:table-cell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Adam Cracknell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H664:.M664])" office:value-type="float" office:value="2">
            <text:p>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Luke Adam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H665:.M665])" office:value-type="float" office:value="2">
            <text:p>2</text:p>
          </table:table-cell>
        </table:table-row>
        <table:table-row table:style-name="ro1" table:visibility="filter">
          <table:table-cell office:value-type="float" office:value="750">
            <text:p>750</text:p>
          </table:table-cell>
          <table:table-cell office:value-type="string">
            <text:p>Stefan Elliott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H666:.M666])" office:value-type="float" office:value="2">
            <text:p>2</text:p>
          </table:table-cell>
        </table:table-row>
        <table:table-row table:style-name="ro1" table:visibility="filter">
          <table:table-cell office:value-type="float" office:value="766">
            <text:p>766</text:p>
          </table:table-cell>
          <table:table-cell office:value-type="string">
            <text:p>Brian Dumouli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67:.M667])" office:value-type="float" office:value="2">
            <text:p>2</text:p>
          </table:table-cell>
        </table:table-row>
        <table:table-row table:style-name="ro3">
          <table:table-cell office:value-type="float" office:value="773">
            <text:p>773</text:p>
          </table:table-cell>
          <table:table-cell office:value-type="string">
            <text:p>Mike Rupp</text:p>
          </table:table-cell>
          <table:table-cell office:value-type="string">
            <text:p>MIN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68:.M668])" office:value-type="float" office:value="2">
            <text:p>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Ben Eager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69:.M669])" office:value-type="float" office:value="2">
            <text:p>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ean Collins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0:.M670])" office:value-type="float" office:value="2">
            <text:p>2</text:p>
          </table:table-cell>
        </table:table-row>
        <table:table-row table:style-name="ro3">
          <table:table-cell office:value-type="float" office:value="778">
            <text:p>778</text:p>
          </table:table-cell>
          <table:table-cell office:value-type="string">
            <text:p>David Broll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1:.M671])" office:value-type="float" office:value="2">
            <text:p>2</text:p>
          </table:table-cell>
        </table:table-row>
        <table:table-row table:style-name="ro3">
          <table:table-cell office:value-type="float" office:value="781">
            <text:p>781</text:p>
          </table:table-cell>
          <table:table-cell office:value-type="string">
            <text:p>Cedric Paquette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2:.M672])" office:value-type="float" office:value="2">
            <text:p>2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Bobby Butler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3:.M673])" office:value-type="float" office:value="2">
            <text:p>2</text:p>
          </table:table-cell>
        </table:table-row>
        <table:table-row table:style-name="ro3" table:visibility="filter">
          <table:table-cell office:value-type="float" office:value="786">
            <text:p>786</text:p>
          </table:table-cell>
          <table:table-cell office:value-type="string">
            <text:p>Maxime Fortunus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4:.M674])" office:value-type="float" office:value="2">
            <text:p>2</text:p>
          </table:table-cell>
        </table:table-row>
        <table:table-row table:style-name="ro3">
          <table:table-cell office:value-type="float" office:value="787">
            <text:p>787</text:p>
          </table:table-cell>
          <table:table-cell office:value-type="string">
            <text:p>Jason Akeson</text:p>
          </table:table-cell>
          <table:table-cell office:value-type="string">
            <text:p>PHI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675:.M675])" office:value-type="float" office:value="2">
            <text:p>2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Paul Carey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76:.M676])" office:value-type="float" office:value="2">
            <text:p>2</text:p>
          </table:table-cell>
        </table:table-row>
        <table:table-row table:style-name="ro1" table:visibility="filter">
          <table:table-cell office:value-type="float" office:value="838">
            <text:p>838</text:p>
          </table:table-cell>
          <table:table-cell office:value-type="string">
            <text:p>Tim Erixon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77:.M677])" office:value-type="float" office:value="2">
            <text:p>2</text:p>
          </table:table-cell>
        </table:table-row>
        <table:table-row table:style-name="ro3" table:visibility="filter">
          <table:table-cell office:value-type="float" office:value="863">
            <text:p>863</text:p>
          </table:table-cell>
          <table:table-cell office:value-type="string">
            <text:p>Alexey Marchenko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H678:.M678])" office:value-type="float" office:value="2">
            <text:p>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teve Ott</text:p>
          </table:table-cell>
          <table:table-cell office:value-type="string">
            <text:p>BUF, STL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79:.M679])" office:value-type="float" office:value="1">
            <text:p>1</text:p>
          </table:table-cell>
        </table:table-row>
        <table:table-row table:style-name="ro3">
          <table:table-cell office:value-type="float" office:value="527">
            <text:p>527</text:p>
          </table:table-cell>
          <table:table-cell office:value-type="string">
            <text:p>Tom Sestito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680:.M680])" office:value-type="float" office:value="1">
            <text:p>1</text:p>
          </table:table-cell>
        </table:table-row>
        <table:table-row table:style-name="ro1" table:visibility="filter">
          <table:table-cell office:value-type="float" office:value="590">
            <text:p>590</text:p>
          </table:table-cell>
          <table:table-cell office:value-type="string">
            <text:p>Dalton Prout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49">
            <text:p>4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681:.M681])" office:value-type="float" office:value="1">
            <text:p>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yan Whit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82:.M682])"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atrick Eaves</text:p>
          </table:table-cell>
          <table:table-cell office:value-type="string">
            <text:p>DET, NSH</text:p>
          </table:table-cell>
          <table:table-cell office:value-type="string">
            <text:p>R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683:.M683])" office:value-type="float" office:value="1">
            <text:p>1</text:p>
          </table:table-cell>
        </table:table-row>
        <table:table-row table:style-name="ro3" table:visibility="filter">
          <table:table-cell office:value-type="float" office:value="641">
            <text:p>641</text:p>
          </table:table-cell>
          <table:table-cell office:value-type="string">
            <text:p>Carlo Colaiacovo</text:p>
          </table:table-cell>
          <table:table-cell office:value-type="string">
            <text:p>STL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684:.M684])" office:value-type="float" office:value="1">
            <text:p>1</text:p>
          </table:table-cell>
        </table:table-row>
        <table:table-row table:style-name="ro3">
          <table:table-cell office:value-type="float" office:value="650">
            <text:p>650</text:p>
          </table:table-cell>
          <table:table-cell office:value-type="string">
            <text:p>Rickard Rakell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685:.M685])" office:value-type="float" office:value="1">
            <text:p>1</text:p>
          </table:table-cell>
        </table:table-row>
        <table:table-row table:style-name="ro1" table:visibility="filter">
          <table:table-cell office:value-type="float" office:value="652">
            <text:p>652</text:p>
          </table:table-cell>
          <table:table-cell office:value-type="string">
            <text:p>Tyler Wotherspoo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686:.M686])" office:value-type="float" office:value="1">
            <text:p>1</text:p>
          </table:table-cell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Jordan Szwarz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687:.M687])" office:value-type="float" office:value="1">
            <text:p>1</text:p>
          </table:table-cell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Aaron Volpatti</text:p>
          </table:table-cell>
          <table:table-cell office:value-type="string">
            <text:p>WSH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688:.M688])" office:value-type="float" office:value="1">
            <text:p>1</text:p>
          </table:table-cell>
        </table:table-row>
        <table:table-row table:style-name="ro1" table:visibility="filter">
          <table:table-cell office:value-type="float" office:value="693">
            <text:p>693</text:p>
          </table:table-cell>
          <table:table-cell office:value-type="string">
            <text:p>Matt Gilroy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89:.M689])" office:value-type="float" office:value="1">
            <text:p>1</text:p>
          </table:table-cell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Kenny Agostino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690:.M690])" office:value-type="float" office:value="1">
            <text:p>1</text:p>
          </table:table-cell>
        </table:table-row>
        <table:table-row table:style-name="ro3">
          <table:table-cell office:value-type="float" office:value="722">
            <text:p>722</text:p>
          </table:table-cell>
          <table:table-cell office:value-type="string">
            <text:p>Rostislav Olesz</text:p>
          </table:table-cell>
          <table:table-cell office:value-type="string">
            <text:p>NJD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1:.M691])" office:value-type="float" office:value="1">
            <text:p>1</text:p>
          </table:table-cell>
        </table:table-row>
        <table:table-row table:style-name="ro3">
          <table:table-cell office:value-type="float" office:value="727">
            <text:p>727</text:p>
          </table:table-cell>
          <table:table-cell office:value-type="string">
            <text:p>Steven Pinizzotto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2:.M692])" office:value-type="float" office:value="1">
            <text:p>1</text:p>
          </table:table-cell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Mike Halmo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3:.M693])" office:value-type="float" office:value="1">
            <text:p>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Jeremy Welsh</text:p>
          </table:table-cell>
          <table:table-cell office:value-type="string">
            <text:p>VAN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4:.M694])" office:value-type="float" office:value="1">
            <text:p>1</text:p>
          </table:table-cell>
        </table:table-row>
        <table:table-row table:style-name="ro3">
          <table:table-cell office:value-type="float" office:value="742">
            <text:p>742</text:p>
          </table:table-cell>
          <table:table-cell office:value-type="string">
            <text:p>Corban Knigh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5:.M695])" office:value-type="float" office:value="1">
            <text:p>1</text:p>
          </table:table-cell>
        </table:table-row>
        <table:table-row table:style-name="ro3" table:visibility="filter">
          <table:table-cell office:value-type="float" office:value="745">
            <text:p>745</text:p>
          </table:table-cell>
          <table:table-cell office:value-type="string">
            <text:p>Adam Almquist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6:.M696])" office:value-type="float" office:value="1">
            <text:p>1</text:p>
          </table:table-cell>
        </table:table-row>
        <table:table-row table:style-name="ro3">
          <table:table-cell office:value-type="float" office:value="746">
            <text:p>746</text:p>
          </table:table-cell>
          <table:table-cell office:value-type="string">
            <text:p>Roman Horak</text:p>
          </table:table-cell>
          <table:table-cell office:value-type="string">
            <text:p>CGY, EDM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7:.M697])" office:value-type="float" office:value="1">
            <text:p>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Matt Carey</text:p>
          </table:table-cell>
          <table:table-cell office:value-type="string">
            <text:p>CHI</text:p>
          </table:table-cell>
          <table:table-cell office:value-type="string">
            <text:p>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698:.M698])" office:value-type="float" office:value="1">
            <text:p>1</text:p>
          </table:table-cell>
        </table:table-row>
        <table:table-row table:style-name="ro3">
          <table:table-cell office:value-type="float" office:value="759">
            <text:p>759</text:p>
          </table:table-cell>
          <table:table-cell office:value-type="string">
            <text:p>Michael Chaput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H699:.M699])" office:value-type="float" office:value="1">
            <text:p>1</text:p>
          </table:table-cell>
        </table:table-row>
        <table:table-row table:style-name="ro3" table:visibility="filter">
          <table:table-cell office:value-type="float" office:value="770">
            <text:p>770</text:p>
          </table:table-cell>
          <table:table-cell office:value-type="string">
            <text:p>Denis Grebeshkov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H700:.M700])" office:value-type="float" office:value="1">
            <text:p>1</text:p>
          </table:table-cell>
        </table:table-row>
        <table:table-row table:style-name="ro3">
          <table:table-cell office:value-type="float" office:value="771">
            <text:p>771</text:p>
          </table:table-cell>
          <table:table-cell office:value-type="string">
            <text:p>Johan Sundstrom</text:p>
          </table:table-cell>
          <table:table-cell office:value-type="string">
            <text:p>NYI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H701:.M701])" office:value-type="float" office:value="1">
            <text:p>1</text:p>
          </table:table-cell>
        </table:table-row>
        <table:table-row table:style-name="ro3" table:visibility="filter">
          <table:table-cell office:value-type="float" office:value="779">
            <text:p>779</text:p>
          </table:table-cell>
          <table:table-cell office:value-type="string">
            <text:p>Dmitry Korobov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H702:.M702])"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Kris Newbury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H703:.M703])" office:value-type="float" office:value="1">
            <text:p>1</text:p>
          </table:table-cell>
        </table:table-row>
        <table:table-row table:style-name="ro3" table:visibility="filter">
          <table:table-cell office:value-type="float" office:value="790">
            <text:p>790</text:p>
          </table:table-cell>
          <table:table-cell office:value-type="string">
            <text:p>Brayden McNabb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4:.M704])" office:value-type="float" office:value="1">
            <text:p>1</text:p>
          </table:table-cell>
        </table:table-row>
        <table:table-row table:style-name="ro3" table:visibility="filter">
          <table:table-cell office:value-type="float" office:value="793">
            <text:p>793</text:p>
          </table:table-cell>
          <table:table-cell office:value-type="string">
            <text:p>Cameron Gaunce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5:.M705])" office:value-type="float" office:value="1">
            <text:p>1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Louis Leblanc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6:.M706])" office:value-type="float" office:value="1">
            <text:p>1</text:p>
          </table:table-cell>
        </table:table-row>
        <table:table-row table:style-name="ro1" table:visibility="filter">
          <table:table-cell office:value-type="float" office:value="812">
            <text:p>812</text:p>
          </table:table-cell>
          <table:table-cell office:value-type="string">
            <text:p>Andrew Alberts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7:.M707])" office:value-type="float" office:value="1">
            <text:p>1</text:p>
          </table:table-cell>
        </table:table-row>
        <table:table-row table:style-name="ro3" table:visibility="filter">
          <table:table-cell office:value-type="float" office:value="844">
            <text:p>844</text:p>
          </table:table-cell>
          <table:table-cell office:value-type="string">
            <text:p>Joe Piskula</text:p>
          </table:table-cell>
          <table:table-cell office:value-type="string">
            <text:p>NS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8:.M708])" office:value-type="float" office:value="1">
            <text:p>1</text:p>
          </table:table-cell>
        </table:table-row>
        <table:table-row table:style-name="ro3" table:visibility="filter">
          <table:table-cell office:value-type="float" office:value="864">
            <text:p>864</text:p>
          </table:table-cell>
          <table:table-cell office:value-type="string">
            <text:p>Karl Stollery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H709:.M709])" office:value-type="float" office:value="1">
            <text:p>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raig Adams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4" office:value-type="float" office:value="0">
            <text:p>0</text:p>
          </table:table-cell>
          <table:table-cell table:formula="of:=SUM([.H710:.M710])" office:value-type="float" office:value="0">
            <text:p>0</text:p>
          </table:table-cell>
        </table:table-row>
        <table:table-row table:style-name="ro3" table:visibility="filter">
          <table:table-cell office:value-type="float" office:value="553">
            <text:p>553</text:p>
          </table:table-cell>
          <table:table-cell office:value-type="string">
            <text:p>Ladislav Smid</text:p>
          </table:table-cell>
          <table:table-cell office:value-type="string">
            <text:p>EDM, CGY</text:p>
          </table:table-cell>
          <table:table-cell office:value-type="string">
            <text:p>D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711:.M711])" office:value-type="float" office:value="0">
            <text:p>0</text:p>
          </table:table-cell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Luke Glendening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712:.M712])" office:value-type="float" office:value="0">
            <text:p>0</text:p>
          </table:table-cell>
        </table:table-row>
        <table:table-row table:style-name="ro1" table:visibility="filter">
          <table:table-cell office:value-type="float" office:value="622">
            <text:p>622</text:p>
          </table:table-cell>
          <table:table-cell office:value-type="string">
            <text:p>Clayton Stoner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713:.M713])" office:value-type="float" office:value="0">
            <text:p>0</text:p>
          </table:table-cell>
        </table:table-row>
        <table:table-row table:style-name="ro3" table:visibility="filter">
          <table:table-cell office:value-type="float" office:value="623">
            <text:p>623</text:p>
          </table:table-cell>
          <table:table-cell office:value-type="string">
            <text:p>Ed Jovanovski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714:.M714])" office:value-type="float" office:value="0">
            <text:p>0</text:p>
          </table:table-cell>
        </table:table-row>
        <table:table-row table:style-name="ro1" table:visibility="filter">
          <table:table-cell office:value-type="float" office:value="639">
            <text:p>639</text:p>
          </table:table-cell>
          <table:table-cell office:value-type="string">
            <text:p>John Erskine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715:.M715])" office:value-type="float" office:value="0">
            <text:p>0</text:p>
          </table:table-cell>
        </table:table-row>
        <table:table-row table:style-name="ro1" table:visibility="filter">
          <table:table-cell office:value-type="float" office:value="648">
            <text:p>648</text:p>
          </table:table-cell>
          <table:table-cell office:value-type="string">
            <text:p>Mike Komisarek</text:p>
          </table:table-cell>
          <table:table-cell office:value-type="string">
            <text:p>CAR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716:.M716])" office:value-type="float" office:value="0">
            <text:p>0</text:p>
          </table:table-cell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Mikael Samuelsso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717:.M717])" office:value-type="float" office:value="0">
            <text:p>0</text:p>
          </table:table-cell>
        </table:table-row>
        <table:table-row table:style-name="ro3" table:visibility="filter">
          <table:table-cell office:value-type="float" office:value="678">
            <text:p>678</text:p>
          </table:table-cell>
          <table:table-cell office:value-type="string">
            <text:p>Chad Billins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18:.M718])" office:value-type="float" office:value="0">
            <text:p>0</text:p>
          </table:table-cell>
        </table:table-row>
        <table:table-row table:style-name="ro3">
          <table:table-cell office:value-type="float" office:value="695">
            <text:p>695</text:p>
          </table:table-cell>
          <table:table-cell office:value-type="string">
            <text:p>Dmitrij Jaskin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19:.M719])"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Brett Sutter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720:.M720])" office:value-type="float" office:value="0">
            <text:p>0</text:p>
          </table:table-cell>
        </table:table-row>
        <table:table-row table:style-name="ro3">
          <table:table-cell office:value-type="float" office:value="701">
            <text:p>701</text:p>
          </table:table-cell>
          <table:table-cell office:value-type="string">
            <text:p>Philip Varone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21:.M721])" office:value-type="float" office:value="0">
            <text:p>0</text:p>
          </table:table-cell>
        </table:table-row>
        <table:table-row table:style-name="ro3" table:visibility="filter">
          <table:table-cell office:value-type="float" office:value="710">
            <text:p>710</text:p>
          </table:table-cell>
          <table:table-cell office:value-type="string">
            <text:p>Jarred Tinordi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2:.M722])" office:value-type="float" office:value="0">
            <text:p>0</text:p>
          </table:table-cell>
        </table:table-row>
        <table:table-row table:style-name="ro3" table:visibility="filter">
          <table:table-cell office:value-type="float" office:value="711">
            <text:p>711</text:p>
          </table:table-cell>
          <table:table-cell office:value-type="string">
            <text:p>Tyson Stracha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3:.M723])" office:value-type="float" office:value="0">
            <text:p>0</text:p>
          </table:table-cell>
        </table:table-row>
        <table:table-row table:style-name="ro3">
          <table:table-cell office:value-type="float" office:value="719">
            <text:p>719</text:p>
          </table:table-cell>
          <table:table-cell office:value-type="string">
            <text:p>Cory Emmerton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4:.M724])" office:value-type="float" office:value="0">
            <text:p>0</text:p>
          </table:table-cell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Ben Hanowski</text:p>
          </table:table-cell>
          <table:table-cell office:value-type="string">
            <text:p>CGY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5:.M725])" office:value-type="float" office:value="0">
            <text:p>0</text:p>
          </table:table-cell>
        </table:table-row>
        <table:table-row table:style-name="ro3" table:visibility="filter">
          <table:table-cell office:value-type="float" office:value="732">
            <text:p>732</text:p>
          </table:table-cell>
          <table:table-cell office:value-type="string">
            <text:p>Frank Corrado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6:.M726])" office:value-type="float" office:value="0">
            <text:p>0</text:p>
          </table:table-cell>
        </table:table-row>
        <table:table-row table:style-name="ro3" table:visibility="filter">
          <table:table-cell office:value-type="float" office:value="733">
            <text:p>733</text:p>
          </table:table-cell>
          <table:table-cell office:value-type="string">
            <text:p>Mark Borowiecki</text:p>
          </table:table-cell>
          <table:table-cell office:value-type="string">
            <text:p>OTT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7:.M727])" office:value-type="float" office:value="0">
            <text:p>0</text:p>
          </table:table-cell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Eriah Hayes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8:.M728])" office:value-type="float" office:value="0">
            <text:p>0</text:p>
          </table:table-cell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Tyler Pitlick</text:p>
          </table:table-cell>
          <table:table-cell office:value-type="string">
            <text:p>ED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29:.M729])" office:value-type="float" office:value="0">
            <text:p>0</text:p>
          </table:table-cell>
        </table:table-row>
        <table:table-row table:style-name="ro1" table:visibility="filter">
          <table:table-cell office:value-type="float" office:value="758">
            <text:p>758</text:p>
          </table:table-cell>
          <table:table-cell office:value-type="string">
            <text:p>Jonathon Blum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30:.M730])" office:value-type="float" office:value="0">
            <text:p>0</text:p>
          </table:table-cell>
        </table:table-row>
        <table:table-row table:style-name="ro3" table:visibility="filter">
          <table:table-cell office:value-type="float" office:value="780">
            <text:p>780</text:p>
          </table:table-cell>
          <table:table-cell office:value-type="string">
            <text:p>Nolan Yonkman</text:p>
          </table:table-cell>
          <table:table-cell office:value-type="string">
            <text:p>AN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31:.M731])" office:value-type="float" office:value="0">
            <text:p>0</text:p>
          </table:table-cell>
        </table:table-row>
        <table:table-row table:style-name="ro1" table:visibility="filter">
          <table:table-cell office:value-type="float" office:value="802">
            <text:p>802</text:p>
          </table:table-cell>
          <table:table-cell office:value-type="string">
            <text:p>Matt Taormina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formula="of:=SUM([.H732:.M732])" office:value-type="float" office:value="0">
            <text:p>0</text:p>
          </table:table-cell>
        </table:table-row>
        <table:table-row table:style-name="ro1" table:visibility="filter">
          <table:table-cell office:value-type="float" office:value="805">
            <text:p>805</text:p>
          </table:table-cell>
          <table:table-cell office:value-type="string">
            <text:p>Hal Gill</text:p>
          </table:table-cell>
          <table:table-cell office:value-type="string">
            <text:p>PH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table:formula="of:=SUM([.H733:.M733])" office:value-type="float" office:value="0">
            <text:p>0</text:p>
          </table:table-cell>
        </table:table-row>
        <table:table-row table:style-name="ro3">
          <table:table-cell office:value-type="float" office:value="814">
            <text:p>814</text:p>
          </table:table-cell>
          <table:table-cell office:value-type="string">
            <text:p>David Steckel</text:p>
          </table:table-cell>
          <table:table-cell office:value-type="string">
            <text:p>ANA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table:formula="of:=SUM([.H734:.M734])" office:value-type="float" office:value="0">
            <text:p>0</text:p>
          </table:table-cell>
        </table:table-row>
        <table:table-row table:style-name="ro3">
          <table:table-cell office:value-type="float" office:value="815">
            <text:p>815</text:p>
          </table:table-cell>
          <table:table-cell office:value-type="string">
            <text:p>Dana Tyrell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formula="of:=SUM([.H735:.M735])" office:value-type="float" office:value="0">
            <text:p>0</text:p>
          </table:table-cell>
        </table:table-row>
        <table:table-row table:style-name="ro1" table:visibility="filter">
          <table:table-cell office:value-type="float" office:value="816">
            <text:p>816</text:p>
          </table:table-cell>
          <table:table-cell office:value-type="string">
            <text:p>Xavier Ouellet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formula="of:=SUM([.H736:.M736])" office:value-type="float" office:value="0">
            <text:p>0</text:p>
          </table:table-cell>
        </table:table-row>
        <table:table-row table:style-name="ro3" table:visibility="filter">
          <table:table-cell office:value-type="float" office:value="819">
            <text:p>819</text:p>
          </table:table-cell>
          <table:table-cell office:value-type="string">
            <text:p>Cody Goloubef</text:p>
          </table:table-cell>
          <table:table-cell office:value-type="string">
            <text:p>CBJ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formula="of:=SUM([.H737:.M737])" office:value-type="float" office:value="0">
            <text:p>0</text:p>
          </table:table-cell>
        </table:table-row>
        <table:table-row table:style-name="ro3">
          <table:table-cell office:value-type="float" office:value="824">
            <text:p>824</text:p>
          </table:table-cell>
          <table:table-cell office:value-type="string">
            <text:p>Teuvo Teravainen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SUM([.H738:.M738])"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Patrick Holland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formula="of:=SUM([.H739:.M739])" office:value-type="float" office:value="0">
            <text:p>0</text:p>
          </table:table-cell>
        </table:table-row>
        <table:table-row table:style-name="ro1" table:visibility="filter">
          <table:table-cell office:value-type="float" office:value="828">
            <text:p>828</text:p>
          </table:table-cell>
          <table:table-cell office:value-type="string">
            <text:p>Andrew Campbell</text:p>
          </table:table-cell>
          <table:table-cell office:value-type="string">
            <text:p>LAK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SUM([.H740:.M740])"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Landon Ferraro</text:p>
          </table:table-cell>
          <table:table-cell office:value-type="string">
            <text:p>DET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formula="of:=SUM([.H741:.M741])" office:value-type="float" office:value="0">
            <text:p>0</text:p>
          </table:table-cell>
        </table:table-row>
        <table:table-row table:style-name="ro3" table:visibility="filter">
          <table:table-cell office:value-type="float" office:value="837">
            <text:p>837</text:p>
          </table:table-cell>
          <table:table-cell office:value-type="string">
            <text:p>Zach Trotman</text:p>
          </table:table-cell>
          <table:table-cell office:value-type="string">
            <text:p>BOS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42:.M742])"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Brett Gallant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formula="of:=SUM([.H743:.M743])"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Pascal Pelletier</text:p>
          </table:table-cell>
          <table:table-cell office:value-type="string">
            <text:p>VA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SUM([.H744:.M744])" office:value-type="float" office:value="0">
            <text:p>0</text:p>
          </table:table-cell>
        </table:table-row>
        <table:table-row table:style-name="ro3">
          <table:table-cell office:value-type="float" office:value="845">
            <text:p>845</text:p>
          </table:table-cell>
          <table:table-cell office:value-type="string">
            <text:p>Matt Lindblad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45:.M745])" office:value-type="float" office:value="0">
            <text:p>0</text:p>
          </table:table-cell>
        </table:table-row>
        <table:table-row table:style-name="ro3">
          <table:table-cell office:value-type="float" office:value="846">
            <text:p>846</text:p>
          </table:table-cell>
          <table:table-cell office:value-type="string">
            <text:p>Teemu Pulkkinen</text:p>
          </table:table-cell>
          <table:table-cell office:value-type="string">
            <text:p>DET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SUM([.H746:.M746])"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Craig Cunningham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47:.M747])" office:value-type="float" office:value="0">
            <text:p>0</text:p>
          </table:table-cell>
        </table:table-row>
        <table:table-row table:style-name="ro3" table:visibility="filter">
          <table:table-cell office:value-type="float" office:value="852">
            <text:p>852</text:p>
          </table:table-cell>
          <table:table-cell office:value-type="string">
            <text:p>Ryan Sproul</text:p>
          </table:table-cell>
          <table:table-cell office:value-type="string">
            <text:p>DET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48:.M748])" office:value-type="float" office:value="0">
            <text:p>0</text:p>
          </table:table-cell>
        </table:table-row>
        <table:table-row table:style-name="ro3" table:visibility="filter">
          <table:table-cell office:value-type="float" office:value="855">
            <text:p>855</text:p>
          </table:table-cell>
          <table:table-cell office:value-type="string">
            <text:p>Matt Hunwick</text:p>
          </table:table-cell>
          <table:table-cell office:value-type="string">
            <text:p>COL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49:.M749])" office:value-type="float" office:value="0">
            <text:p>0</text:p>
          </table:table-cell>
        </table:table-row>
        <table:table-row table:style-name="ro3">
          <table:table-cell office:value-type="float" office:value="857">
            <text:p>857</text:p>
          </table:table-cell>
          <table:table-cell office:value-type="string">
            <text:p>Alexander Khokhlachev</text:p>
          </table:table-cell>
          <table:table-cell office:value-type="string">
            <text:p>BO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0:.M750])"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Brandon Yip</text:p>
          </table:table-cell>
          <table:table-cell office:value-type="string">
            <text:p>PH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51:.M751])"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Gabriel Dumont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52:.M752])" office:value-type="float" office:value="0">
            <text:p>0</text:p>
          </table:table-cell>
        </table:table-row>
        <table:table-row table:style-name="ro3" table:visibility="filter">
          <table:table-cell office:value-type="float" office:value="866">
            <text:p>866</text:p>
          </table:table-cell>
          <table:table-cell office:value-type="string">
            <text:p>Petter Granberg</text:p>
          </table:table-cell>
          <table:table-cell office:value-type="string">
            <text:p>TO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3:.M753])" office:value-type="float" office:value="0">
            <text:p>0</text:p>
          </table:table-cell>
        </table:table-row>
        <table:table-row table:style-name="ro3">
          <table:table-cell office:value-type="float" office:value="868">
            <text:p>868</text:p>
          </table:table-cell>
          <table:table-cell office:value-type="string">
            <text:p>David Van Der Gulik</text:p>
          </table:table-cell>
          <table:table-cell office:value-type="string">
            <text:p>COL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54:.M754])" office:value-type="float" office:value="0">
            <text:p>0</text:p>
          </table:table-cell>
        </table:table-row>
        <table:table-row table:style-name="ro3">
          <table:table-cell office:value-type="float" office:value="871">
            <text:p>871</text:p>
          </table:table-cell>
          <table:table-cell office:value-type="string">
            <text:p>Cody Kunyk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5:.M755])"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Martin St Pierre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6:.M756])" office:value-type="float" office:value="0">
            <text:p>0</text:p>
          </table:table-cell>
        </table:table-row>
        <table:table-row table:style-name="ro3">
          <table:table-cell office:value-type="float" office:value="873">
            <text:p>873</text:p>
          </table:table-cell>
          <table:table-cell office:value-type="string">
            <text:p>Peter LeBlanc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7:.M757])"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Mitch Callahan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58:.M758])" office:value-type="float" office:value="0">
            <text:p>0</text:p>
          </table:table-cell>
        </table:table-row>
        <table:table-row table:style-name="ro3">
          <table:table-cell office:value-type="float" office:value="875">
            <text:p>875</text:p>
          </table:table-cell>
          <table:table-cell office:value-type="string">
            <text:p>Benn Ferriero</text:p>
          </table:table-cell>
          <table:table-cell office:value-type="string">
            <text:p>VA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H759:.M759])"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ark Van Guilder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0:.M760])"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Carson McMillan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1:.M761])"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Joe Whitney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2:.M762])" office:value-type="float" office:value="0">
            <text:p>0</text:p>
          </table:table-cell>
        </table:table-row>
        <table:table-row table:style-name="ro3">
          <table:table-cell office:value-type="float" office:value="883">
            <text:p>883</text:p>
          </table:table-cell>
          <table:table-cell office:value-type="string">
            <text:p>Pierre-Luc Letourneau-Leblond</text:p>
          </table:table-cell>
          <table:table-cell office:value-type="string">
            <text:p>PIT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3:.M763])" office:value-type="float" office:value="0">
            <text:p>0</text:p>
          </table:table-cell>
        </table:table-row>
        <table:table-row table:style-name="ro3">
          <table:table-cell office:value-type="float" office:value="884">
            <text:p>884</text:p>
          </table:table-cell>
          <table:table-cell office:value-type="string">
            <text:p>Greg McKegg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4:.M764])"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Cody Bass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5:.M765])" office:value-type="float" office:value="0">
            <text:p>0</text:p>
          </table:table-cell>
        </table:table-row>
        <table:table-row table:style-name="ro3">
          <table:table-cell office:value-type="float" office:value="886">
            <text:p>886</text:p>
          </table:table-cell>
          <table:table-cell office:value-type="string">
            <text:p>Joonas Nattinen</text:p>
          </table:table-cell>
          <table:table-cell office:value-type="string">
            <text:p>MTL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H766:.M766])" office:value-type="float" office:value="0">
            <text:p>0</text:p>
          </table:table-cell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Ville Leino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-16">
            <text:p>-16</text:p>
          </table:table-cell>
          <table:table-cell table:number-columns-repeated="4" office:value-type="float" office:value="0">
            <text:p>0</text:p>
          </table:table-cell>
          <table:table-cell table:formula="of:=SUM([.H767:.M767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579">
            <text:p>579</text:p>
          </table:table-cell>
          <table:table-cell office:value-type="string">
            <text:p>Mark Pysyk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768:.M768])" office:value-type="float" office:value="-1">
            <text:p>-1</text:p>
          </table:table-cell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Filip Forsberg</text:p>
          </table:table-cell>
          <table:table-cell office:value-type="string">
            <text:p>NSH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769:.M769])" office:value-type="float" office:value="-1">
            <text:p>-1</text:p>
          </table:table-cell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Jean-Gabriel Pageau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770:.M770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696">
            <text:p>696</text:p>
          </table:table-cell>
          <table:table-cell office:value-type="string">
            <text:p>Matt Dumba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H771:.M771])" office:value-type="float" office:value="-1">
            <text:p>-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James Wright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72:.M772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709">
            <text:p>709</text:p>
          </table:table-cell>
          <table:table-cell office:value-type="string">
            <text:p>Alexander Sulz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73:.M773])" office:value-type="float" office:value="-1">
            <text:p>-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Derek Grant</text:p>
          </table:table-cell>
          <table:table-cell office:value-type="string">
            <text:p>OTT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74:.M774])" office:value-type="float" office:value="-1">
            <text:p>-1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John Albert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775:.M775])" office:value-type="float" office:value="-1">
            <text:p>-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Ben Street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76:.M776])" office:value-type="float" office:value="-1">
            <text:p>-1</text:p>
          </table:table-cell>
        </table:table-row>
        <table:table-row table:style-name="ro3">
          <table:table-cell office:value-type="float" office:value="765">
            <text:p>765</text:p>
          </table:table-cell>
          <table:table-cell office:value-type="string">
            <text:p>Joey Crabb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777:.M777])" office:value-type="float" office:value="-1">
            <text:p>-1</text:p>
          </table:table-cell>
        </table:table-row>
        <table:table-row table:style-name="ro3">
          <table:table-cell office:value-type="float" office:value="796">
            <text:p>796</text:p>
          </table:table-cell>
          <table:table-cell office:value-type="string">
            <text:p>Mike Sislo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78:.M778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810">
            <text:p>810</text:p>
          </table:table-cell>
          <table:table-cell office:value-type="string">
            <text:p>Philip Samuelsson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79:.M779])" office:value-type="float" office:value="-1">
            <text:p>-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Bryce Van Brabant</text:p>
          </table:table-cell>
          <table:table-cell office:value-type="string">
            <text:p>CGY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0:.M780])" office:value-type="float" office:value="-1">
            <text:p>-1</text:p>
          </table:table-cell>
        </table:table-row>
        <table:table-row table:style-name="ro1" table:visibility="filter">
          <table:table-cell office:value-type="float" office:value="821">
            <text:p>821</text:p>
          </table:table-cell>
          <table:table-cell office:value-type="string">
            <text:p>Conor Allen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1:.M781])" office:value-type="float" office:value="-1">
            <text:p>-1</text:p>
          </table:table-cell>
        </table:table-row>
        <table:table-row table:style-name="ro3">
          <table:table-cell office:value-type="float" office:value="826">
            <text:p>826</text:p>
          </table:table-cell>
          <table:table-cell office:value-type="string">
            <text:p>Patrick Kaleta</text:p>
          </table:table-cell>
          <table:table-cell office:value-type="string">
            <text:p>BU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2:.M782])" office:value-type="float" office:value="-1">
            <text:p>-1</text:p>
          </table:table-cell>
        </table:table-row>
        <table:table-row table:style-name="ro3">
          <table:table-cell office:value-type="float" office:value="829">
            <text:p>829</text:p>
          </table:table-cell>
          <table:table-cell office:value-type="string">
            <text:p>Vladislav Namestnikov</text:p>
          </table:table-cell>
          <table:table-cell office:value-type="string">
            <text:p>TBL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3:.M783])" office:value-type="float" office:value="-1">
            <text:p>-1</text:p>
          </table:table-cell>
        </table:table-row>
        <table:table-row table:style-name="ro3">
          <table:table-cell office:value-type="float" office:value="833">
            <text:p>833</text:p>
          </table:table-cell>
          <table:table-cell office:value-type="string">
            <text:p>Gilbert Brule</text:p>
          </table:table-cell>
          <table:table-cell office:value-type="string">
            <text:p>PHX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4:.M784])" office:value-type="float" office:value="-1">
            <text:p>-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Garrett Wilson</text:p>
          </table:table-cell>
          <table:table-cell office:value-type="string">
            <text:p>FLA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5:.M785])" office:value-type="float" office:value="-1">
            <text:p>-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Brad Mills</text:p>
          </table:table-cell>
          <table:table-cell office:value-type="string">
            <text:p>CH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6:.M786])" office:value-type="float" office:value="-1">
            <text:p>-1</text:p>
          </table:table-cell>
        </table:table-row>
        <table:table-row table:style-name="ro3">
          <table:table-cell office:value-type="float" office:value="840">
            <text:p>840</text:p>
          </table:table-cell>
          <table:table-cell office:value-type="string">
            <text:p>Brandon Mashinter</text:p>
          </table:table-cell>
          <table:table-cell office:value-type="string">
            <text:p>NYR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7:.M787])" office:value-type="float" office:value="-1">
            <text:p>-1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Ryan Stoa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8:.M788])" office:value-type="float" office:value="-1">
            <text:p>-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Nicolas Deschamps</text:p>
          </table:table-cell>
          <table:table-cell office:value-type="string">
            <text:p>WSH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89:.M789])" office:value-type="float" office:value="-1">
            <text:p>-1</text:p>
          </table:table-cell>
        </table:table-row>
        <table:table-row table:style-name="ro3">
          <table:table-cell office:value-type="float" office:value="851">
            <text:p>851</text:p>
          </table:table-cell>
          <table:table-cell office:value-type="string">
            <text:p>Aaron Palushaj</text:p>
          </table:table-cell>
          <table:table-cell office:value-type="string">
            <text:p>CAR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0:.M790])" office:value-type="float" office:value="-1">
            <text:p>-1</text:p>
          </table:table-cell>
        </table:table-row>
        <table:table-row table:style-name="ro3">
          <table:table-cell office:value-type="float" office:value="853">
            <text:p>853</text:p>
          </table:table-cell>
          <table:table-cell office:value-type="string">
            <text:p>Adam Payerl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1:.M791])" office:value-type="float" office:value="-1">
            <text:p>-1</text:p>
          </table:table-cell>
        </table:table-row>
        <table:table-row table:style-name="ro1" table:visibility="filter">
          <table:table-cell office:value-type="float" office:value="856">
            <text:p>856</text:p>
          </table:table-cell>
          <table:table-cell office:value-type="string">
            <text:p>Jonathan Racine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2:.M792])" office:value-type="float" office:value="-1">
            <text:p>-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Christian Thomas</text:p>
          </table:table-cell>
          <table:table-cell office:value-type="string">
            <text:p>MTL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3:.M793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859">
            <text:p>859</text:p>
          </table:table-cell>
          <table:table-cell office:value-type="string">
            <text:p>Dylan McIlrath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4:.M794])" office:value-type="float" office:value="-1">
            <text:p>-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Bill Arnold</text:p>
          </table:table-cell>
          <table:table-cell office:value-type="string">
            <text:p>CGY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5:.M795])" office:value-type="float" office:value="-1">
            <text:p>-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Justin Johnson</text:p>
          </table:table-cell>
          <table:table-cell office:value-type="string">
            <text:p>NYI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6:.M796])" office:value-type="float" office:value="-1">
            <text:p>-1</text:p>
          </table:table-cell>
        </table:table-row>
        <table:table-row table:style-name="ro3">
          <table:table-cell office:value-type="float" office:value="867">
            <text:p>867</text:p>
          </table:table-cell>
          <table:table-cell office:value-type="string">
            <text:p>Jamie Devane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7:.M797])" office:value-type="float" office:value="-1">
            <text:p>-1</text:p>
          </table:table-cell>
        </table:table-row>
        <table:table-row table:style-name="ro3">
          <table:table-cell office:value-type="float" office:value="870">
            <text:p>870</text:p>
          </table:table-cell>
          <table:table-cell office:value-type="string">
            <text:p>Nick Drazenovic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8:.M798])" office:value-type="float" office:value="-1">
            <text:p>-1</text:p>
          </table:table-cell>
        </table:table-row>
        <table:table-row table:style-name="ro3" table:visibility="filter">
          <table:table-cell office:value-type="float" office:value="876">
            <text:p>876</text:p>
          </table:table-cell>
          <table:table-cell office:value-type="string">
            <text:p>Julian Melchiori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799:.M799])" office:value-type="float" office:value="-1">
            <text:p>-1</text:p>
          </table:table-cell>
        </table:table-row>
        <table:table-row table:style-name="ro3">
          <table:table-cell office:value-type="float" office:value="881">
            <text:p>881</text:p>
          </table:table-cell>
          <table:table-cell office:value-type="string">
            <text:p>Jake Dowell</text:p>
          </table:table-cell>
          <table:table-cell office:value-type="string">
            <text:p>MI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formula="of:=SUM([.H800:.M800])" office:value-type="float" office:value="-1">
            <text:p>-1</text:p>
          </table:table-cell>
        </table:table-row>
        <table:table-row table:style-name="ro1" table:visibility="filter">
          <table:table-cell office:value-type="float" office:value="535">
            <text:p>535</text:p>
          </table:table-cell>
          <table:table-cell office:value-type="string">
            <text:p>Brian Strait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14">
            <text:p>-14</text:p>
          </table:table-cell>
          <table:table-cell table:number-columns-repeated="4" office:value-type="float" office:value="0">
            <text:p>0</text:p>
          </table:table-cell>
          <table:table-cell table:formula="of:=SUM([.H801:.M801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601">
            <text:p>601</text:p>
          </table:table-cell>
          <table:table-cell office:value-type="string">
            <text:p>Connor Carrick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802:.M802])" office:value-type="float" office:value="-2">
            <text:p>-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Mike Brown</text:p>
          </table:table-cell>
          <table:table-cell office:value-type="string">
            <text:p>EDM, SJS</text:p>
          </table:table-cell>
          <table:table-cell office:value-type="string">
            <text:p>R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803:.M803])" office:value-type="float" office:value="-2">
            <text:p>-2</text:p>
          </table:table-cell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Luke Gazdic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04:.M804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667">
            <text:p>667</text:p>
          </table:table-cell>
          <table:table-cell office:value-type="string">
            <text:p>Oscar Klefbom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805:.M805])" office:value-type="float" office:value="-2">
            <text:p>-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Jim Slater</text:p>
          </table:table-cell>
          <table:table-cell office:value-type="string">
            <text:p>WPG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06:.M806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712">
            <text:p>712</text:p>
          </table:table-cell>
          <table:table-cell office:value-type="string">
            <text:p>Colby Robak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07:.M807])" office:value-type="float" office:value="-2">
            <text:p>-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olin Fraser</text:p>
          </table:table-cell>
          <table:table-cell office:value-type="string">
            <text:p>LAK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08:.M808])" office:value-type="float" office:value="-2">
            <text:p>-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hris Terry</text:p>
          </table:table-cell>
          <table:table-cell office:value-type="string">
            <text:p>CA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09:.M809])" office:value-type="float" office:value="-2">
            <text:p>-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Brett Connolly</text:p>
          </table:table-cell>
          <table:table-cell office:value-type="string">
            <text:p>TBL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10:.M810])" office:value-type="float" office:value="-2">
            <text:p>-2</text:p>
          </table:table-cell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John Persson</text:p>
          </table:table-cell>
          <table:table-cell office:value-type="string">
            <text:p>NYI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11:.M811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739">
            <text:p>739</text:p>
          </table:table-cell>
          <table:table-cell office:value-type="string">
            <text:p>Nikita Zadorov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12:.M812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752">
            <text:p>752</text:p>
          </table:table-cell>
          <table:table-cell office:value-type="string">
            <text:p>Chad Ruhwedel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3:.M813])" office:value-type="float" office:value="-2">
            <text:p>-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Chris Porter</text:p>
          </table:table-cell>
          <table:table-cell office:value-type="string">
            <text:p>STL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4:.M814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760">
            <text:p>760</text:p>
          </table:table-cell>
          <table:table-cell office:value-type="string">
            <text:p>Keith Aulie</text:p>
          </table:table-cell>
          <table:table-cell office:value-type="string">
            <text:p>TBL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5:.M815])" office:value-type="float" office:value="-2">
            <text:p>-2</text:p>
          </table:table-cell>
        </table:table-row>
        <table:table-row table:style-name="ro3">
          <table:table-cell office:value-type="float" office:value="762">
            <text:p>762</text:p>
          </table:table-cell>
          <table:table-cell office:value-type="string">
            <text:p>Chris VandeVelde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6:.M816])" office:value-type="float" office:value="-2">
            <text:p>-2</text:p>
          </table:table-cell>
        </table:table-row>
        <table:table-row table:style-name="ro1" table:visibility="filter">
          <table:table-cell office:value-type="float" office:value="767">
            <text:p>767</text:p>
          </table:table-cell>
          <table:table-cell office:value-type="string">
            <text:p>Jake McCabe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7:.M817])" office:value-type="float" office:value="-2">
            <text:p>-2</text:p>
          </table:table-cell>
        </table:table-row>
        <table:table-row table:style-name="ro3">
          <table:table-cell office:value-type="float" office:value="774">
            <text:p>774</text:p>
          </table:table-cell>
          <table:table-cell office:value-type="string">
            <text:p>Jordin Tootoo</text:p>
          </table:table-cell>
          <table:table-cell office:value-type="string">
            <text:p>DET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18:.M818])" office:value-type="float" office:value="-2">
            <text:p>-2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string">
            <text:p>Frazer McLaren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19:.M819])" office:value-type="float" office:value="-2">
            <text:p>-2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Taylor Beck</text:p>
          </table:table-cell>
          <table:table-cell office:value-type="string">
            <text:p>NSH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0:.M820])" office:value-type="float" office:value="-2">
            <text:p>-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Chris Mueller</text:p>
          </table:table-cell>
          <table:table-cell office:value-type="string">
            <text:p>DAL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1:.M821])" office:value-type="float" office:value="-2">
            <text:p>-2</text:p>
          </table:table-cell>
        </table:table-row>
        <table:table-row table:style-name="ro3">
          <table:table-cell office:value-type="float" office:value="818">
            <text:p>818</text:p>
          </table:table-cell>
          <table:table-cell office:value-type="string">
            <text:p>Brett Bulmer</text:p>
          </table:table-cell>
          <table:table-cell office:value-type="string">
            <text:p>MI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2:.M822])" office:value-type="float" office:value="-2">
            <text:p>-2</text:p>
          </table:table-cell>
        </table:table-row>
        <table:table-row table:style-name="ro3">
          <table:table-cell office:value-type="float" office:value="823">
            <text:p>823</text:p>
          </table:table-cell>
          <table:table-cell office:value-type="string">
            <text:p>Mike Blunden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3:.M823])" office:value-type="float" office:value="-2">
            <text:p>-2</text:p>
          </table:table-cell>
        </table:table-row>
        <table:table-row table:style-name="ro3" table:visibility="filter">
          <table:table-cell office:value-type="float" office:value="831">
            <text:p>831</text:p>
          </table:table-cell>
          <table:table-cell office:value-type="string">
            <text:p>Yann Sauve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4:.M824])" office:value-type="float" office:value="-2">
            <text:p>-2</text:p>
          </table:table-cell>
        </table:table-row>
        <table:table-row table:style-name="ro3">
          <table:table-cell office:value-type="float" office:value="834">
            <text:p>834</text:p>
          </table:table-cell>
          <table:table-cell office:value-type="string">
            <text:p>Lucas Lessio</text:p>
          </table:table-cell>
          <table:table-cell office:value-type="string">
            <text:p>PHX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5:.M825])" office:value-type="float" office:value="-2">
            <text:p>-2</text:p>
          </table:table-cell>
        </table:table-row>
        <table:table-row table:style-name="ro3">
          <table:table-cell office:value-type="float" office:value="847">
            <text:p>847</text:p>
          </table:table-cell>
          <table:table-cell office:value-type="string">
            <text:p>Ty Rattie</text:p>
          </table:table-cell>
          <table:table-cell office:value-type="string">
            <text:p>ST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6:.M826])" office:value-type="float" office:value="-2">
            <text:p>-2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Ryan Hamilton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7:.M827])" office:value-type="float" office:value="-2">
            <text:p>-2</text:p>
          </table:table-cell>
        </table:table-row>
        <table:table-row table:style-name="ro1" table:visibility="filter">
          <table:table-cell office:value-type="float" office:value="854">
            <text:p>854</text:p>
          </table:table-cell>
          <table:table-cell office:value-type="string">
            <text:p>Cameron Schilling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8:.M828])" office:value-type="float" office:value="-2">
            <text:p>-2</text:p>
          </table:table-cell>
        </table:table-row>
        <table:table-row table:style-name="ro3">
          <table:table-cell office:value-type="float" office:value="877">
            <text:p>877</text:p>
          </table:table-cell>
          <table:table-cell office:value-type="string">
            <text:p>Darroll Powe</text:p>
          </table:table-cell>
          <table:table-cell office:value-type="string">
            <text:p>NY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29:.M829])" office:value-type="float" office:value="-2">
            <text:p>-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pencer Abbott</text:p>
          </table:table-cell>
          <table:table-cell office:value-type="string">
            <text:p>TOR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table:formula="of:=SUM([.H830:.M830])" office:value-type="float" office:value="-2">
            <text:p>-2</text:p>
          </table:table-cell>
        </table:table-row>
        <table:table-row table:style-name="ro1" table:visibility="filter">
          <table:table-cell office:value-type="float" office:value="419">
            <text:p>419</text:p>
          </table:table-cell>
          <table:table-cell office:value-type="string">
            <text:p>Chris Butler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23">
            <text:p>-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H831:.M831])" office:value-type="float" office:value="-3">
            <text:p>-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arc-Andre Cliche</text:p>
          </table:table-cell>
          <table:table-cell office:value-type="string">
            <text:p>COL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table:number-columns-repeated="4" office:value-type="float" office:value="0">
            <text:p>0</text:p>
          </table:table-cell>
          <table:table-cell table:formula="of:=SUM([.H832:.M832])" office:value-type="float" office:value="-3">
            <text:p>-3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Jared Boll</text:p>
          </table:table-cell>
          <table:table-cell office:value-type="string">
            <text:p>CBJ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833:.M833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714">
            <text:p>714</text:p>
          </table:table-cell>
          <table:table-cell office:value-type="string">
            <text:p>Kevin Czuczman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34:.M834])" office:value-type="float" office:value="-3">
            <text:p>-3</text:p>
          </table:table-cell>
        </table:table-row>
        <table:table-row table:style-name="ro1" table:visibility="filter">
          <table:table-cell office:value-type="float" office:value="715">
            <text:p>715</text:p>
          </table:table-cell>
          <table:table-cell office:value-type="string">
            <text:p>Justin Falk</text:p>
          </table:table-cell>
          <table:table-cell office:value-type="string">
            <text:p>NYR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35:.M835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755">
            <text:p>755</text:p>
          </table:table-cell>
          <table:table-cell office:value-type="string">
            <text:p>Jack Hillen</text:p>
          </table:table-cell>
          <table:table-cell office:value-type="string">
            <text:p>WSH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36:.M836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756">
            <text:p>756</text:p>
          </table:table-cell>
          <table:table-cell office:value-type="string">
            <text:p>David Rundblad</text:p>
          </table:table-cell>
          <table:table-cell office:value-type="string">
            <text:p>PHX, CHI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37:.M837])" office:value-type="float" office:value="-3">
            <text:p>-3</text:p>
          </table:table-cell>
        </table:table-row>
        <table:table-row table:style-name="ro3">
          <table:table-cell office:value-type="float" office:value="769">
            <text:p>769</text:p>
          </table:table-cell>
          <table:table-cell office:value-type="string">
            <text:p>Andrew Ebbett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38:.M838])" office:value-type="float" office:value="-3">
            <text:p>-3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Colton Orr</text:p>
          </table:table-cell>
          <table:table-cell office:value-type="string">
            <text:p>TOR</text:p>
          </table:table-cell>
          <table:table-cell office:value-type="string">
            <text:p>R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39:.M839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794">
            <text:p>794</text:p>
          </table:table-cell>
          <table:table-cell office:value-type="string">
            <text:p>Jamie Oleksiak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0:.M840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799">
            <text:p>799</text:p>
          </table:table-cell>
          <table:table-cell office:value-type="string">
            <text:p>Patrik Nemeth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1:.M841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801">
            <text:p>801</text:p>
          </table:table-cell>
          <table:table-cell office:value-type="string">
            <text:p>Mike Mottau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2:.M842])" office:value-type="float" office:value="-3">
            <text:p>-3</text:p>
          </table:table-cell>
        </table:table-row>
        <table:table-row table:style-name="ro1" table:visibility="filter">
          <table:table-cell office:value-type="float" office:value="807">
            <text:p>807</text:p>
          </table:table-cell>
          <table:table-cell office:value-type="string">
            <text:p>Scott Mayfield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3:.M843])" office:value-type="float" office:value="-3">
            <text:p>-3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Ryan Craig</text:p>
          </table:table-cell>
          <table:table-cell office:value-type="string">
            <text:p>CBJ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4:.M844])" office:value-type="float" office:value="-3">
            <text:p>-3</text:p>
          </table:table-cell>
        </table:table-row>
        <table:table-row table:style-name="ro1" table:visibility="filter">
          <table:table-cell office:value-type="float" office:value="830">
            <text:p>830</text:p>
          </table:table-cell>
          <table:table-cell office:value-type="string">
            <text:p>Brad Hunt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5:.M845])" office:value-type="float" office:value="-3">
            <text:p>-3</text:p>
          </table:table-cell>
        </table:table-row>
        <table:table-row table:style-name="ro3">
          <table:table-cell office:value-type="float" office:value="843">
            <text:p>843</text:p>
          </table:table-cell>
          <table:table-cell office:value-type="string">
            <text:p>Keith Aucoin</text:p>
          </table:table-cell>
          <table:table-cell office:value-type="string">
            <text:p>ST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6:.M846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869">
            <text:p>869</text:p>
          </table:table-cell>
          <table:table-cell office:value-type="string">
            <text:p>Ben Chiarot</text:p>
          </table:table-cell>
          <table:table-cell office:value-type="string">
            <text:p>WP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formula="of:=SUM([.H847:.M847])" office:value-type="float" office:value="-3">
            <text:p>-3</text:p>
          </table:table-cell>
        </table:table-row>
        <table:table-row table:style-name="ro3" table:visibility="filter">
          <table:table-cell office:value-type="float" office:value="578">
            <text:p>578</text:p>
          </table:table-cell>
          <table:table-cell office:value-type="string">
            <text:p>Anton Belov</text:p>
          </table:table-cell>
          <table:table-cell office:value-type="string">
            <text:p>EDM</text:p>
          </table:table-cell>
          <table:table-cell office:value-type="string">
            <text:p>D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4" office:value-type="float" office:value="0">
            <text:p>0</text:p>
          </table:table-cell>
          <table:table-cell table:formula="of:=SUM([.H848:.M848])" office:value-type="float" office:value="-4">
            <text:p>-4</text:p>
          </table:table-cell>
        </table:table-row>
        <table:table-row table:style-name="ro3" table:visibility="filter">
          <table:table-cell office:value-type="float" office:value="645">
            <text:p>645</text:p>
          </table:table-cell>
          <table:table-cell office:value-type="string">
            <text:p>Rob Scuderi</text:p>
          </table:table-cell>
          <table:table-cell office:value-type="string">
            <text:p>PIT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49:.M849])" office:value-type="float" office:value="-4">
            <text:p>-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Jordan Car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50:.M850])" office:value-type="float" office:value="-4">
            <text:p>-4</text:p>
          </table:table-cell>
        </table:table-row>
        <table:table-row table:style-name="ro3">
          <table:table-cell office:value-type="float" office:value="683">
            <text:p>683</text:p>
          </table:table-cell>
          <table:table-cell office:value-type="string">
            <text:p>Jay Rosehill</text:p>
          </table:table-cell>
          <table:table-cell office:value-type="string">
            <text:p>PHI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51:.M851])" office:value-type="float" office:value="-4">
            <text:p>-4</text:p>
          </table:table-cell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Linus Omark</text:p>
          </table:table-cell>
          <table:table-cell office:value-type="string">
            <text:p>EDM, BUF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852:.M852])" office:value-type="float" office:value="-4">
            <text:p>-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Kevin Porter</text:p>
          </table:table-cell>
          <table:table-cell office:value-type="string">
            <text:p>BUF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53:.M853])" office:value-type="float" office:value="-4">
            <text:p>-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Zach Sill</text:p>
          </table:table-cell>
          <table:table-cell office:value-type="string">
            <text:p>PIT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54:.M854])" office:value-type="float" office:value="-4">
            <text:p>-4</text:p>
          </table:table-cell>
        </table:table-row>
        <table:table-row table:style-name="ro3">
          <table:table-cell office:value-type="float" office:value="792">
            <text:p>792</text:p>
          </table:table-cell>
          <table:table-cell office:value-type="string">
            <text:p>Adam Burish</text:p>
          </table:table-cell>
          <table:table-cell office:value-type="string">
            <text:p>SJS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55:.M855])" office:value-type="float" office:value="-4">
            <text:p>-4</text:p>
          </table:table-cell>
        </table:table-row>
        <table:table-row table:style-name="ro3">
          <table:table-cell office:value-type="float" office:value="804">
            <text:p>804</text:p>
          </table:table-cell>
          <table:table-cell office:value-type="string">
            <text:p>Pierre-Cedric Labrie</text:p>
          </table:table-cell>
          <table:table-cell office:value-type="string">
            <text:p>TBL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56:.M856])" office:value-type="float" office:value="-4">
            <text:p>-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ick Johnson</text:p>
          </table:table-cell>
          <table:table-cell office:value-type="string">
            <text:p>BOS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57:.M857])" office:value-type="float" office:value="-4">
            <text:p>-4</text:p>
          </table:table-cell>
        </table:table-row>
        <table:table-row table:style-name="ro3" table:visibility="filter">
          <table:table-cell office:value-type="float" office:value="822">
            <text:p>822</text:p>
          </table:table-cell>
          <table:table-cell office:value-type="string">
            <text:p>Mark Cundari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4" office:value-type="float" office:value="0">
            <text:p>0</text:p>
          </table:table-cell>
          <table:table-cell table:formula="of:=SUM([.H858:.M858])" office:value-type="float" office:value="-4">
            <text:p>-4</text:p>
          </table:table-cell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Zenon Konopka</text:p>
          </table:table-cell>
          <table:table-cell office:value-type="string">
            <text:p>MIN, BUF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9">
            <text:p>-9</text:p>
          </table:table-cell>
          <table:table-cell table:number-columns-repeated="4" office:value-type="float" office:value="0">
            <text:p>0</text:p>
          </table:table-cell>
          <table:table-cell table:formula="of:=SUM([.H859:.M859])" office:value-type="float" office:value="-5">
            <text:p>-5</text:p>
          </table:table-cell>
        </table:table-row>
        <table:table-row table:style-name="ro1" table:visibility="filter">
          <table:table-cell office:value-type="float" office:value="673">
            <text:p>673</text:p>
          </table:table-cell>
          <table:table-cell office:value-type="string">
            <text:p>Shane O'Brien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60:.M860])" office:value-type="float" office:value="-5">
            <text:p>-5</text:p>
          </table:table-cell>
        </table:table-row>
        <table:table-row table:style-name="ro1" table:visibility="filter">
          <table:table-cell office:value-type="float" office:value="754">
            <text:p>754</text:p>
          </table:table-cell>
          <table:table-cell office:value-type="string">
            <text:p>Aaron Rome</text:p>
          </table:table-cell>
          <table:table-cell office:value-type="string">
            <text:p>DAL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861:.M861])" office:value-type="float" office:value="-5">
            <text:p>-5</text:p>
          </table:table-cell>
        </table:table-row>
        <table:table-row table:style-name="ro3">
          <table:table-cell office:value-type="float" office:value="768">
            <text:p>768</text:p>
          </table:table-cell>
          <table:table-cell office:value-type="string">
            <text:p>George Parros</text:p>
          </table:table-cell>
          <table:table-cell office:value-type="string">
            <text:p>MTL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formula="of:=SUM([.H862:.M862])" office:value-type="float" office:value="-5">
            <text:p>-5</text:p>
          </table:table-cell>
        </table:table-row>
        <table:table-row table:style-name="ro3">
          <table:table-cell office:value-type="float" office:value="791">
            <text:p>791</text:p>
          </table:table-cell>
          <table:table-cell office:value-type="string">
            <text:p>Jerred Smithson</text:p>
          </table:table-cell>
          <table:table-cell office:value-type="string">
            <text:p>TOR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63:.M863])" office:value-type="float" office:value="-5">
            <text:p>-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Jesper Fast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64:.M864])" office:value-type="float" office:value="-5">
            <text:p>-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Freddie Hamilton</text:p>
          </table:table-cell>
          <table:table-cell office:value-type="string">
            <text:p>SJ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65:.M865])" office:value-type="float" office:value="-5">
            <text:p>-5</text:p>
          </table:table-cell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Arron Asham</text:p>
          </table:table-cell>
          <table:table-cell office:value-type="string">
            <text:p>NYR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formula="of:=SUM([.H866:.M866])" office:value-type="float" office:value="-5">
            <text:p>-5</text:p>
          </table:table-cell>
        </table:table-row>
        <table:table-row table:style-name="ro3" table:visibility="filter">
          <table:table-cell office:value-type="float" office:value="333">
            <text:p>333</text:p>
          </table:table-cell>
          <table:table-cell office:value-type="string">
            <text:p>Alexander Edler</text:p>
          </table:table-cell>
          <table:table-cell office:value-type="string">
            <text:p>VAN</text:p>
          </table:table-cell>
          <table:table-cell office:value-type="string">
            <text:p>D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H867:.M867])" office:value-type="float" office:value="-6">
            <text:p>-6</text:p>
          </table:table-cell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Jesse Joensuu</text:p>
          </table:table-cell>
          <table:table-cell office:value-type="string">
            <text:p>EDM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68:.M868])" office:value-type="float" office:value="-6">
            <text:p>-6</text:p>
          </table:table-cell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Zac Rinaldo</text:p>
          </table:table-cell>
          <table:table-cell office:value-type="string">
            <text:p>PHI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69:.M869])" office:value-type="float" office:value="-6">
            <text:p>-6</text:p>
          </table:table-cell>
        </table:table-row>
        <table:table-row table:style-name="ro3">
          <table:table-cell office:value-type="float" office:value="649">
            <text:p>649</text:p>
          </table:table-cell>
          <table:table-cell office:value-type="string">
            <text:p>Krys Barch</text:p>
          </table:table-cell>
          <table:table-cell office:value-type="string">
            <text:p>FLA</text:p>
          </table:table-cell>
          <table:table-cell office:value-type="string">
            <text:p>R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870:.M870])" office:value-type="float" office:value="-6">
            <text:p>-6</text:p>
          </table:table-cell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Mattias Tedenby</text:p>
          </table:table-cell>
          <table:table-cell office:value-type="string">
            <text:p>NJD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table:formula="of:=SUM([.H871:.M871])" office:value-type="float" office:value="-6">
            <text:p>-6</text:p>
          </table:table-cell>
        </table:table-row>
        <table:table-row table:style-name="ro3" table:visibility="filter">
          <table:table-cell office:value-type="float" office:value="672">
            <text:p>672</text:p>
          </table:table-cell>
          <table:table-cell office:value-type="string">
            <text:p>Matt Carkner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872:.M872])" office:value-type="float" office:value="-7">
            <text:p>-7</text:p>
          </table:table-cell>
        </table:table-row>
        <table:table-row table:style-name="ro1" table:visibility="filter">
          <table:table-cell office:value-type="float" office:value="797">
            <text:p>797</text:p>
          </table:table-cell>
          <table:table-cell office:value-type="string">
            <text:p>Ryan Whitney</text:p>
          </table:table-cell>
          <table:table-cell office:value-type="string">
            <text:p>FLA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table:formula="of:=SUM([.H873:.M873])" office:value-type="float" office:value="-7">
            <text:p>-7</text:p>
          </table:table-cell>
        </table:table-row>
        <table:table-row table:style-name="ro1" table:visibility="filter">
          <table:table-cell office:value-type="float" office:value="626">
            <text:p>626</text:p>
          </table:table-cell>
          <table:table-cell office:value-type="string">
            <text:p>Nick Schultz</text:p>
          </table:table-cell>
          <table:table-cell office:value-type="string">
            <text:p>EDM, CBJ</text:p>
          </table:table-cell>
          <table:table-cell office:value-type="string">
            <text:p>D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13">
            <text:p>-13</text:p>
          </table:table-cell>
          <table:table-cell table:number-columns-repeated="4" office:value-type="float" office:value="0">
            <text:p>0</text:p>
          </table:table-cell>
          <table:table-cell table:formula="of:=SUM([.H874:.M874])" office:value-type="float" office:value="-8">
            <text:p>-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John McCarthy</text:p>
          </table:table-cell>
          <table:table-cell office:value-type="string">
            <text:p>SJS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table:number-columns-repeated="4" office:value-type="float" office:value="0">
            <text:p>0</text:p>
          </table:table-cell>
          <table:table-cell table:formula="of:=SUM([.H875:.M875])" office:value-type="float" office:value="-8">
            <text:p>-8</text:p>
          </table:table-cell>
        </table:table-row>
        <table:table-row table:style-name="ro3">
          <table:table-cell office:value-type="float" office:value="730">
            <text:p>730</text:p>
          </table:table-cell>
          <table:table-cell office:value-type="string">
            <text:p>Nicolas Deslauriers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876:.M876])" office:value-type="float" office:value="-8">
            <text:p>-8</text:p>
          </table:table-cell>
        </table:table-row>
        <table:table-row table:style-name="ro3" table:visibility="filter">
          <table:table-cell office:value-type="float" office:value="632">
            <text:p>632</text:p>
          </table:table-cell>
          <table:table-cell office:value-type="string">
            <text:p>Rasmus Ristolainen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5">
            <text:p>-15</text:p>
          </table:table-cell>
          <table:table-cell table:number-columns-repeated="4" office:value-type="float" office:value="0">
            <text:p>0</text:p>
          </table:table-cell>
          <table:table-cell table:formula="of:=SUM([.H877:.M877])" office:value-type="float" office:value="-9">
            <text:p>-9</text:p>
          </table:table-cell>
        </table:table-row>
        <table:table-row table:style-name="ro1" table:visibility="filter">
          <table:table-cell office:value-type="float" office:value="664">
            <text:p>664</text:p>
          </table:table-cell>
          <table:table-cell office:value-type="string">
            <text:p>Aaron Ness</text:p>
          </table:table-cell>
          <table:table-cell office:value-type="string">
            <text:p>NYI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3">
            <text:p>-13</text:p>
          </table:table-cell>
          <table:table-cell table:number-columns-repeated="4" office:value-type="float" office:value="0">
            <text:p>0</text:p>
          </table:table-cell>
          <table:table-cell table:formula="of:=SUM([.H878:.M878])" office:value-type="float" office:value="-9">
            <text:p>-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Anton Lander</text:p>
          </table:table-cell>
          <table:table-cell office:value-type="string">
            <text:p>EDM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879:.M879])" office:value-type="float" office:value="-9">
            <text:p>-9</text:p>
          </table:table-cell>
        </table:table-row>
        <table:table-row table:style-name="ro1" table:visibility="filter">
          <table:table-cell office:value-type="float" office:value="764">
            <text:p>764</text:p>
          </table:table-cell>
          <table:table-cell office:value-type="string">
            <text:p>Derek Smith</text:p>
          </table:table-cell>
          <table:table-cell office:value-type="string">
            <text:p>CGY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formula="of:=SUM([.H880:.M880])" office:value-type="float" office:value="-9">
            <text:p>-9</text:p>
          </table:table-cell>
        </table:table-row>
        <table:table-row table:style-name="ro1" table:visibility="filter">
          <table:table-cell office:value-type="float" office:value="707">
            <text:p>707</text:p>
          </table:table-cell>
          <table:table-cell office:value-type="string">
            <text:p>Douglas Murray</text:p>
          </table:table-cell>
          <table:table-cell office:value-type="string">
            <text:p>MTL</text:p>
          </table:table-cell>
          <table:table-cell office:value-type="string">
            <text:p>D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2">
            <text:p>-12</text:p>
          </table:table-cell>
          <table:table-cell table:number-columns-repeated="4" office:value-type="float" office:value="0">
            <text:p>0</text:p>
          </table:table-cell>
          <table:table-cell table:formula="of:=SUM([.H881:.M881])" office:value-type="float" office:value="-10">
            <text:p>-1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John Scott</text:p>
          </table:table-cell>
          <table:table-cell office:value-type="string">
            <text:p>BUF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table:number-columns-repeated="4" office:value-type="float" office:value="0">
            <text:p>0</text:p>
          </table:table-cell>
          <table:table-cell table:formula="of:=SUM([.H882:.M882])" office:value-type="float" office:value="-10">
            <text:p>-10</text:p>
          </table:table-cell>
        </table:table-row>
        <table:table-row table:style-name="ro3" table:visibility="filter">
          <table:table-cell office:value-type="float" office:value="554">
            <text:p>554</text:p>
          </table:table-cell>
          <table:table-cell office:value-type="string">
            <text:p>Henrik Tallind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table:number-columns-repeated="4" office:value-type="float" office:value="0">
            <text:p>0</text:p>
          </table:table-cell>
          <table:table-cell table:formula="of:=SUM([.H883:.M883])" office:value-type="float" office:value="-11">
            <text:p>-11</text:p>
          </table:table-cell>
        </table:table-row>
        <table:table-row table:style-name="ro1" table:visibility="filter">
          <table:table-cell office:value-type="float" office:value="689">
            <text:p>689</text:p>
          </table:table-cell>
          <table:table-cell office:value-type="string">
            <text:p>Mark Fraser</text:p>
          </table:table-cell>
          <table:table-cell office:value-type="string">
            <text:p>TOR, EDM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table:number-columns-repeated="4" office:value-type="float" office:value="0">
            <text:p>0</text:p>
          </table:table-cell>
          <table:table-cell table:formula="of:=SUM([.H884:.M884])" office:value-type="float" office:value="-12">
            <text:p>-12</text:p>
          </table:table-cell>
        </table:table-row>
        <table:table-row table:style-name="ro3">
          <table:table-cell office:value-type="float" office:value="608">
            <text:p>608</text:p>
          </table:table-cell>
          <table:table-cell office:value-type="string">
            <text:p>Taylor Pyatt</text:p>
          </table:table-cell>
          <table:table-cell office:value-type="string">
            <text:p>NYR, PIT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885:.M885])" office:value-type="float" office:value="-13">
            <text:p>-13</text:p>
          </table:table-cell>
        </table:table-row>
        <table:table-row table:style-name="ro1" table:visibility="filter">
          <table:table-cell office:value-type="float" office:value="598">
            <text:p>598</text:p>
          </table:table-cell>
          <table:table-cell office:value-type="string">
            <text:p>Tim Gleason</text:p>
          </table:table-cell>
          <table:table-cell office:value-type="string">
            <text:p>CAR, TOR</text:p>
          </table:table-cell>
          <table:table-cell office:value-type="string">
            <text:p>D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21">
            <text:p>-21</text:p>
          </table:table-cell>
          <table:table-cell table:number-columns-repeated="4" office:value-type="float" office:value="0">
            <text:p>0</text:p>
          </table:table-cell>
          <table:table-cell table:formula="of:=SUM([.H886:.M886])" office:value-type="float" office:value="-14">
            <text:p>-14</text:p>
          </table:table-cell>
        </table:table-row>
        <table:table-row table:style-name="ro1" table:visibility="filter">
          <table:table-cell office:value-type="float" office:value="542">
            <text:p>542</text:p>
          </table:table-cell>
          <table:table-cell office:value-type="string">
            <text:p>Mike Weber</text:p>
          </table:table-cell>
          <table:table-cell office:value-type="string">
            <text:p>BUF</text:p>
          </table:table-cell>
          <table:table-cell office:value-type="string">
            <text:p>D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29">
            <text:p>-29</text:p>
          </table:table-cell>
          <table:table-cell table:number-columns-repeated="4" office:value-type="float" office:value="0">
            <text:p>0</text:p>
          </table:table-cell>
          <table:table-cell table:formula="of:=SUM([.H887:.M887])" office:value-type="float" office:value="-19">
            <text:p>-19</text:p>
          </table:table-cell>
        </table:table-row>
        <table:table-row table:style-name="ro1" table:number-rows-repeated="104768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oaler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4">
          <table:table-cell office:value-type="string">
            <text:p>rank</text:p>
          </table:table-cell>
          <table:table-cell office:value-type="string">
            <text:p>name</text:p>
          </table:table-cell>
          <table:table-cell office:value-type="string">
            <text:p>old_team</text:p>
          </table:table-cell>
          <table:table-cell office:value-type="string">
            <text:p>gp</text:p>
          </table:table-cell>
          <table:table-cell office:value-type="string">
            <text:p>gs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ot</text:p>
          </table:table-cell>
          <table:table-cell office:value-type="string">
            <text:p>so</text:p>
          </table:table-cell>
          <table:table-cell office:value-type="string">
            <text:p>our_wins</text:p>
          </table:table-cell>
          <table:table-cell office:value-type="string">
            <text:p>our_so</text:p>
          </table:table-cell>
          <table:table-cell office:value-type="string">
            <text:p>our_total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myon Varlamov</text:p>
          </table:table-cell>
          <table:table-cell office:value-type="string">
            <text:p>COL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c-Andre Fleury</text:p>
          </table:table-cell>
          <table:table-cell office:value-type="string">
            <text:p>PIT</text:p>
          </table:table-cell>
          <table:table-cell table:number-columns-repeated="2"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tti Niemi</text:p>
          </table:table-cell>
          <table:table-cell office:value-type="string">
            <text:p>SJS</text:p>
          </table:table-cell>
          <table:table-cell table:number-columns-repeated="2"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n Bishop</text:p>
          </table:table-cell>
          <table:table-cell office:value-type="string">
            <text:p>TBL</text:p>
          </table:table-cell>
          <table:table-cell table:number-columns-repeated="2"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uukka Rask</text:p>
          </table:table-cell>
          <table:table-cell office:value-type="string">
            <text:p>BOS</text:p>
          </table:table-cell>
          <table:table-cell table:number-columns-repeated="2"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ey Price</text:p>
          </table:table-cell>
          <table:table-cell office:value-type="string">
            <text:p>MTL</text:p>
          </table:table-cell>
          <table:table-cell table:number-columns-repeated="2"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nrik Lundqvist</text:p>
          </table:table-cell>
          <table:table-cell office:value-type="string">
            <text:p>NYR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ari Lehtonen</text:p>
          </table:table-cell>
          <table:table-cell office:value-type="string">
            <text:p>DAL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eve Mason</text:p>
          </table:table-cell>
          <table:table-cell office:value-type="string">
            <text:p>PHI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rey Crawford</text:p>
          </table:table-cell>
          <table:table-cell office:value-type="string">
            <text:p>CHI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ergei Bobrovsky</text:p>
          </table:table-cell>
          <table:table-cell office:value-type="string">
            <text:p>CBJ</text:p>
          </table:table-cell>
          <table:table-cell table:number-columns-repeated="2"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Jaroslav Halak</text:p>
          </table:table-cell>
          <table:table-cell office:value-type="string">
            <text:p>STL, WSH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nas Hiller</text:p>
          </table:table-cell>
          <table:table-cell office:value-type="string">
            <text:p>ANA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nathan Quick</text:p>
          </table:table-cell>
          <table:table-cell office:value-type="string">
            <text:p>LAK</text:p>
          </table:table-cell>
          <table:table-cell table:number-columns-repeated="2"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ke Smith</text:p>
          </table:table-cell>
          <table:table-cell office:value-type="string">
            <text:p>PHX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nathan Bernier</text:p>
          </table:table-cell>
          <table:table-cell office:value-type="string">
            <text:p>TOR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Roberto Luongo</text:p>
          </table:table-cell>
          <table:table-cell office:value-type="string">
            <text:p>VAN, FLA</text:p>
          </table:table-cell>
          <table:table-cell table:number-columns-repeated="2"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yan Miller</text:p>
          </table:table-cell>
          <table:table-cell office:value-type="string">
            <text:p>BUF, STL</text:p>
          </table:table-cell>
          <table:table-cell table:number-columns-repeated="2"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raig Anderson</text:p>
          </table:table-cell>
          <table:table-cell office:value-type="string">
            <text:p>OTT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Braden Holtby</text:p>
          </table:table-cell>
          <table:table-cell office:value-type="string">
            <text:p>WSH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Ondrej Pavelec</text:p>
          </table:table-cell>
          <table:table-cell office:value-type="string">
            <text:p>WPG</text:p>
          </table:table-cell>
          <table:table-cell table:number-columns-repeated="2"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immy Howard</text:p>
          </table:table-cell>
          <table:table-cell office:value-type="string">
            <text:p>DET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ederik Andersen</text:p>
          </table:table-cell>
          <table:table-cell office:value-type="string">
            <text:p>ANA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rter Hutton</text:p>
          </table:table-cell>
          <table:table-cell office:value-type="string">
            <text:p>NSH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Anton Khudobin</text:p>
          </table:table-cell>
          <table:table-cell office:value-type="string">
            <text:p>CAR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rtin Brodeur</text:p>
          </table:table-cell>
          <table:table-cell office:value-type="string">
            <text:p>NJD</text:p>
          </table:table-cell>
          <table:table-cell table:number-columns-repeated="2"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sh Harding</text:p>
          </table:table-cell>
          <table:table-cell office:value-type="string">
            <text:p>MIN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rian Elliott</text:p>
          </table:table-cell>
          <table:table-cell office:value-type="string">
            <text:p>STL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im Thomas</text:p>
          </table:table-cell>
          <table:table-cell office:value-type="string">
            <text:p>FLA, DAL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d Johnson</text:p>
          </table:table-cell>
          <table:table-cell office:value-type="string">
            <text:p>BO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</table:table>
      <table:table table:name="goalers_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>
            <text:p>rank</text:p>
          </table:table-cell>
          <table:table-cell office:value-type="string">
            <text:p>name</text:p>
          </table:table-cell>
          <table:table-cell office:value-type="string">
            <text:p>old_team</text:p>
          </table:table-cell>
          <table:table-cell office:value-type="string">
            <text:p>gp</text:p>
          </table:table-cell>
          <table:table-cell office:value-type="string">
            <text:p>gs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ot</text:p>
          </table:table-cell>
          <table:table-cell office:value-type="string">
            <text:p>so</text:p>
          </table:table-cell>
          <table:table-cell office:value-type="string">
            <text:p>our_wins</text:p>
          </table:table-cell>
          <table:table-cell office:value-type="string">
            <text:p>our_so</text:p>
          </table:table-cell>
          <table:table-cell office:value-type="string">
            <text:p>our_total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Tuukka Rask</text:p>
          </table:table-cell>
          <table:table-cell office:value-type="string">
            <text:p>BOS</text:p>
          </table:table-cell>
          <table:table-cell table:number-columns-repeated="2"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c-Andre Fleury</text:p>
          </table:table-cell>
          <table:table-cell office:value-type="string">
            <text:p>PIT</text:p>
          </table:table-cell>
          <table:table-cell table:number-columns-repeated="2"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n Bishop</text:p>
          </table:table-cell>
          <table:table-cell office:value-type="string">
            <text:p>TBL</text:p>
          </table:table-cell>
          <table:table-cell table:number-columns-repeated="2"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ey Price</text:p>
          </table:table-cell>
          <table:table-cell office:value-type="string">
            <text:p>MTL</text:p>
          </table:table-cell>
          <table:table-cell table:number-columns-repeated="2"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tti Niemi</text:p>
          </table:table-cell>
          <table:table-cell office:value-type="string">
            <text:p>SJS</text:p>
          </table:table-cell>
          <table:table-cell table:number-columns-repeated="2"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nrik Lundqvist</text:p>
          </table:table-cell>
          <table:table-cell office:value-type="string">
            <text:p>NYR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ri Lehtonen</text:p>
          </table:table-cell>
          <table:table-cell office:value-type="string">
            <text:p>DAL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emyon Varlamov</text:p>
          </table:table-cell>
          <table:table-cell office:value-type="string">
            <text:p>COL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ergei Bobrovsky</text:p>
          </table:table-cell>
          <table:table-cell office:value-type="string">
            <text:p>CBJ</text:p>
          </table:table-cell>
          <table:table-cell table:number-columns-repeated="2"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eve Mason</text:p>
          </table:table-cell>
          <table:table-cell office:value-type="string">
            <text:p>PHI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nathan Quick</text:p>
          </table:table-cell>
          <table:table-cell office:value-type="string">
            <text:p>LAK</text:p>
          </table:table-cell>
          <table:table-cell table:number-columns-repeated="2"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Jaroslav Halak</text:p>
          </table:table-cell>
          <table:table-cell office:value-type="string">
            <text:p>STL, WSH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nas Hiller</text:p>
          </table:table-cell>
          <table:table-cell office:value-type="string">
            <text:p>ANA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rey Crawford</text:p>
          </table:table-cell>
          <table:table-cell office:value-type="string">
            <text:p>CHI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oberto Luongo</text:p>
          </table:table-cell>
          <table:table-cell office:value-type="string">
            <text:p>VAN, FLA</text:p>
          </table:table-cell>
          <table:table-cell table:number-columns-repeated="2"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raig Anderson</text:p>
          </table:table-cell>
          <table:table-cell office:value-type="string">
            <text:p>OTT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ke Smith</text:p>
          </table:table-cell>
          <table:table-cell office:value-type="string">
            <text:p>PHX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Braden Holtby</text:p>
          </table:table-cell>
          <table:table-cell office:value-type="string">
            <text:p>WSH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rian Elliott</text:p>
          </table:table-cell>
          <table:table-cell office:value-type="string">
            <text:p>STL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nathan Bernier</text:p>
          </table:table-cell>
          <table:table-cell office:value-type="string">
            <text:p>TOR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yan Miller</text:p>
          </table:table-cell>
          <table:table-cell office:value-type="string">
            <text:p>BUF, STL</text:p>
          </table:table-cell>
          <table:table-cell table:number-columns-repeated="2"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rtin Brodeur</text:p>
          </table:table-cell>
          <table:table-cell office:value-type="string">
            <text:p>NJD</text:p>
          </table:table-cell>
          <table:table-cell table:number-columns-repeated="2"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immy Howard</text:p>
          </table:table-cell>
          <table:table-cell office:value-type="string">
            <text:p>DET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sh Harding</text:p>
          </table:table-cell>
          <table:table-cell office:value-type="string">
            <text:p>MIN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Ondrej Pavelec</text:p>
          </table:table-cell>
          <table:table-cell office:value-type="string">
            <text:p>WPG</text:p>
          </table:table-cell>
          <table:table-cell table:number-columns-repeated="2"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rter Hutton</text:p>
          </table:table-cell>
          <table:table-cell office:value-type="string">
            <text:p>NSH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d Johnson</text:p>
          </table:table-cell>
          <table:table-cell office:value-type="string">
            <text:p>BO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Anton Khudobin</text:p>
          </table:table-cell>
          <table:table-cell office:value-type="string">
            <text:p>CAR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ederik Andersen</text:p>
          </table:table-cell>
          <table:table-cell office:value-type="string">
            <text:p>ANA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im Thomas</text:p>
          </table:table-cell>
          <table:table-cell office:value-type="string">
            <text:p>FLA, DAL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</table:table>
      <table:named-expressions/>
      <table:database-ranges>
        <table:database-range table:name="__Anonymous_Sheet_DB__1" table:target-range-address="adapted.A1:adapted.N887" table:display-filter-buttons="true">
          <table:filter>
            <table:filter-and>
              <table:filter-condition table:field-number="3" table:value="L" table:operator="=">
                <table:filter-set-item table:value="L"/>
                <table:filter-set-item table:value="C"/>
                <table:filter-set-item table:value="R"/>
              </table:filter-condition>
            </table:filter-and>
          </table:filter>
          <table:sort>
            <table:sort-by table:field-number="13" table:order="descending" table:data-type="automatic"/>
          </table:sort>
        </table:database-range>
        <table:database-range table:name="__Anonymous_Sheet_DB__3" table:target-range-address="goalers_2.A1:goalers_2.L31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dc:date>2014-10-07T22:41:05</dc:date>
    <meta:editing-duration>PT23M3S</meta:editing-duration>
    <meta:editing-cycles>4</meta:editing-cycles>
    <meta:document-statistic meta:table-count="4" meta:cell-count="28241" meta:object-count="0"/>
  </office:meta>
</office:document-meta>
</file>